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06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p-4" table:style-name="ta1">
        <table:shapes>
          <draw:frame draw:z-index="0" draw:style-name="gr1" draw:text-style-name="P1" svg:width="6.2988in" svg:height="3.5429in" svg:x="7.0232in" svg:y="1.3016in">
            <draw:object draw:notify-on-update-of-ranges="'gp-4'.B6:'gp-4'.B6 'gp-4'.B7:'gp-4'.B56 'gp-4'.C6:'gp-4'.C6 'gp-4'.C7:'gp-4'.C56 'gp-4'.D6:'gp-4'.D6 'gp-4'.D7:'gp-4'.D56 'gp-4'.E6:'gp-4'.E6 'gp-4'.E7:'gp-4'.E56 'gp-4'.F6:'gp-4'.F6 'gp-4'.F7:'gp-4'.F56 'gp-4'.G6:'gp-4'.G6 'gp-4'.G7:'gp-4'.G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minimum</text:p>
          </table:table-cell>
          <table:table-cell table:formula="of:=MIN([.B7:.B106])" office:value-type="float" office:value="4.595773739" calcext:value-type="float">
            <text:p>4.595773739</text:p>
          </table:table-cell>
          <table:table-cell table:formula="of:=MIN([.C7:.C106])" office:value-type="float" office:value="16.282399984" calcext:value-type="float">
            <text:p>16.282399984</text:p>
          </table:table-cell>
          <table:table-cell table:formula="of:=MIN([.D7:.D106])" office:value-type="float" office:value="27.849450385" calcext:value-type="float">
            <text:p>27.849450385</text:p>
          </table:table-cell>
          <table:table-cell table:formula="of:=MIN([.E7:.E106])" office:value-type="float" office:value="39.337587062" calcext:value-type="float">
            <text:p>39.337587062</text:p>
          </table:table-cell>
          <table:table-cell table:formula="of:=MIN([.F7:.F106])" office:value-type="float" office:value="51.254068643" calcext:value-type="float">
            <text:p>51.254068643</text:p>
          </table:table-cell>
          <table:table-cell table:formula="of:=MIN([.G7:.G106])" office:value-type="float" office:value="62.908012196" calcext:value-type="float">
            <text:p>62.908012196</text:p>
          </table:table-cell>
          <table:table-cell/>
          <table:table-cell office:value-type="string" calcext:value-type="string">
            <text:p>CPU:</text:p>
          </table:table-cell>
          <table:table-cell office:value-type="string" calcext:value-type="string">
            <text:p>12th Gen Intel(R) Core(TM) i9-12900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table:formula="of:=MAX([.B7:.B106])" office:value-type="float" office:value="5.695223474" calcext:value-type="float">
            <text:p>5.695223474</text:p>
          </table:table-cell>
          <table:table-cell table:formula="of:=MAX([.C7:.C106])" office:value-type="float" office:value="18.313546526" calcext:value-type="float">
            <text:p>18.313546526</text:p>
          </table:table-cell>
          <table:table-cell table:formula="of:=MAX([.D7:.D106])" office:value-type="float" office:value="30.042482734" calcext:value-type="float">
            <text:p>30.042482734</text:p>
          </table:table-cell>
          <table:table-cell table:formula="of:=MAX([.E7:.E106])" office:value-type="float" office:value="43.218543034" calcext:value-type="float">
            <text:p>43.218543034</text:p>
          </table:table-cell>
          <table:table-cell table:formula="of:=MAX([.F7:.F106])" office:value-type="float" office:value="54.610096479" calcext:value-type="float">
            <text:p>54.610096479</text:p>
          </table:table-cell>
          <table:table-cell table:formula="of:=MAX([.G7:.G106])" office:value-type="float" office:value="67.930648736" calcext:value-type="float">
            <text:p>67.930648736</text:p>
          </table:table-cell>
          <table:table-cell/>
          <table:table-cell office:value-type="string" calcext:value-type="string">
            <text:p>cores: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7:.B106])" office:value-type="float" office:value="5.2842492405" calcext:value-type="float">
            <text:p>5.2842492405</text:p>
          </table:table-cell>
          <table:table-cell table:formula="of:=MEDIAN([.C7:.C106])" office:value-type="float" office:value="17.051757749" calcext:value-type="float">
            <text:p>17.051757749</text:p>
          </table:table-cell>
          <table:table-cell table:formula="of:=MEDIAN([.D7:.D106])" office:value-type="float" office:value="28.8810441005" calcext:value-type="float">
            <text:p>28.8810441005</text:p>
          </table:table-cell>
          <table:table-cell table:formula="of:=MEDIAN([.E7:.E106])" office:value-type="float" office:value="40.60192212" calcext:value-type="float">
            <text:p>40.60192212</text:p>
          </table:table-cell>
          <table:table-cell table:formula="of:=MEDIAN([.F7:.F106])" office:value-type="float" office:value="52.5255064995" calcext:value-type="float">
            <text:p>52.5255064995</text:p>
          </table:table-cell>
          <table:table-cell table:formula="of:=MEDIAN([.G7:.G106])" office:value-type="float" office:value="64.148319142" calcext:value-type="float">
            <text:p>64.148319142</text:p>
          </table:table-cell>
          <table:table-cell/>
          <table:table-cell office:value-type="string" calcext:value-type="string">
            <text:p>threads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7:.B106])" office:value-type="float" office:value="5.26265897368" calcext:value-type="float">
            <text:p>5.26265897368</text:p>
          </table:table-cell>
          <table:table-cell table:formula="of:=AVERAGE([.C7:.C106])" office:value-type="float" office:value="17.08836031653" calcext:value-type="float">
            <text:p>17.08836031653</text:p>
          </table:table-cell>
          <table:table-cell table:formula="of:=AVERAGE([.D7:.D106])" office:value-type="float" office:value="28.90006978621" calcext:value-type="float">
            <text:p>28.90006978621</text:p>
          </table:table-cell>
          <table:table-cell table:formula="of:=AVERAGE([.E7:.E106])" office:value-type="float" office:value="40.6926885329" calcext:value-type="float">
            <text:p>40.6926885329</text:p>
          </table:table-cell>
          <table:table-cell table:formula="of:=AVERAGE([.F7:.F106])" office:value-type="float" office:value="52.5277314062" calcext:value-type="float">
            <text:p>52.5277314062</text:p>
          </table:table-cell>
          <table:table-cell table:formula="of:=AVERAGE([.G7:.G106])" office:value-type="float" office:value="64.38382978537" calcext:value-type="float">
            <text:p>64.38382978537</text:p>
          </table:table-cell>
          <table:table-cell/>
          <table:table-cell office:value-type="string" calcext:value-type="string">
            <text:p>NUM_WORKER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tandardDeviation</text:p>
          </table:table-cell>
          <table:table-cell table:formula="of:=COM.MICROSOFT.STDEV.S([.B7:.B106])" office:value-type="float" office:value="0.184556318737437" calcext:value-type="float">
            <text:p>0.184556318737437</text:p>
          </table:table-cell>
          <table:table-cell table:formula="of:=COM.MICROSOFT.STDEV.S([.C7:.C106])" office:value-type="float" office:value="0.249348084822583" calcext:value-type="float">
            <text:p>0.249348084822583</text:p>
          </table:table-cell>
          <table:table-cell table:formula="of:=COM.MICROSOFT.STDEV.S([.D7:.D106])" office:value-type="float" office:value="0.317221635093382" calcext:value-type="float">
            <text:p>0.317221635093382</text:p>
          </table:table-cell>
          <table:table-cell table:formula="of:=COM.MICROSOFT.STDEV.S([.E7:.E106])" office:value-type="float" office:value="0.520815912700175" calcext:value-type="float">
            <text:p>0.520815912700175</text:p>
          </table:table-cell>
          <table:table-cell table:formula="of:=COM.MICROSOFT.STDEV.S([.F7:.F106])" office:value-type="float" office:value="0.510732182903897" calcext:value-type="float">
            <text:p>0.510732182903897</text:p>
          </table:table-cell>
          <table:table-cell table:formula="of:=COM.MICROSOFT.STDEV.S([.G7:.G106])" office:value-type="float" office:value="0.795885075862031" calcext:value-type="float">
            <text:p>0.795885075862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predecess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:</text:p>
          </table:table-cell>
          <table:table-cell office:value-type="float" office:value="4.630234139" calcext:value-type="float">
            <text:p>4.630234139</text:p>
          </table:table-cell>
          <table:table-cell office:value-type="float" office:value="18.313546526" calcext:value-type="float">
            <text:p>18.313546526</text:p>
          </table:table-cell>
          <table:table-cell office:value-type="float" office:value="29.235495717" calcext:value-type="float">
            <text:p>29.235495717</text:p>
          </table:table-cell>
          <table:table-cell office:value-type="float" office:value="41.034728801" calcext:value-type="float">
            <text:p>41.034728801</text:p>
          </table:table-cell>
          <table:table-cell office:value-type="float" office:value="53.47397386" calcext:value-type="float">
            <text:p>53.47397386</text:p>
          </table:table-cell>
          <table:table-cell office:value-type="float" office:value="63.537422404" calcext:value-type="float">
            <text:p>63.5374224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795919854" calcext:value-type="float">
            <text:p>4.795919854</text:p>
          </table:table-cell>
          <table:table-cell office:value-type="float" office:value="17.004666924" calcext:value-type="float">
            <text:p>17.004666924</text:p>
          </table:table-cell>
          <table:table-cell office:value-type="float" office:value="28.998469341" calcext:value-type="float">
            <text:p>28.998469341</text:p>
          </table:table-cell>
          <table:table-cell office:value-type="float" office:value="40.836925712" calcext:value-type="float">
            <text:p>40.836925712</text:p>
          </table:table-cell>
          <table:table-cell office:value-type="float" office:value="52.333500224" calcext:value-type="float">
            <text:p>52.333500224</text:p>
          </table:table-cell>
          <table:table-cell office:value-type="float" office:value="64.017895198" calcext:value-type="float">
            <text:p>64.0178951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686377072" calcext:value-type="float">
            <text:p>4.686377072</text:p>
          </table:table-cell>
          <table:table-cell office:value-type="float" office:value="17.235866937" calcext:value-type="float">
            <text:p>17.235866937</text:p>
          </table:table-cell>
          <table:table-cell office:value-type="float" office:value="27.849450385" calcext:value-type="float">
            <text:p>27.849450385</text:p>
          </table:table-cell>
          <table:table-cell office:value-type="float" office:value="40.781663965" calcext:value-type="float">
            <text:p>40.781663965</text:p>
          </table:table-cell>
          <table:table-cell office:value-type="float" office:value="52.188188025" calcext:value-type="float">
            <text:p>52.188188025</text:p>
          </table:table-cell>
          <table:table-cell office:value-type="float" office:value="64.054239982" calcext:value-type="float">
            <text:p>64.0542399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853093563" calcext:value-type="float">
            <text:p>4.853093563</text:p>
          </table:table-cell>
          <table:table-cell office:value-type="float" office:value="17.104855925" calcext:value-type="float">
            <text:p>17.104855925</text:p>
          </table:table-cell>
          <table:table-cell office:value-type="float" office:value="28.830839037" calcext:value-type="float">
            <text:p>28.830839037</text:p>
          </table:table-cell>
          <table:table-cell office:value-type="float" office:value="40.72001126" calcext:value-type="float">
            <text:p>40.72001126</text:p>
          </table:table-cell>
          <table:table-cell office:value-type="float" office:value="52.577269584" calcext:value-type="float">
            <text:p>52.577269584</text:p>
          </table:table-cell>
          <table:table-cell office:value-type="float" office:value="64.222512076" calcext:value-type="float">
            <text:p>64.222512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595773739" calcext:value-type="float">
            <text:p>4.595773739</text:p>
          </table:table-cell>
          <table:table-cell office:value-type="float" office:value="17.115356566" calcext:value-type="float">
            <text:p>17.115356566</text:p>
          </table:table-cell>
          <table:table-cell office:value-type="float" office:value="29.169092477" calcext:value-type="float">
            <text:p>29.169092477</text:p>
          </table:table-cell>
          <table:table-cell office:value-type="float" office:value="40.550713957" calcext:value-type="float">
            <text:p>40.550713957</text:p>
          </table:table-cell>
          <table:table-cell office:value-type="float" office:value="51.500307467" calcext:value-type="float">
            <text:p>51.500307467</text:p>
          </table:table-cell>
          <table:table-cell office:value-type="float" office:value="64.374258506" calcext:value-type="float">
            <text:p>64.3742585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698500035" calcext:value-type="float">
            <text:p>4.698500035</text:p>
          </table:table-cell>
          <table:table-cell office:value-type="float" office:value="16.970701218" calcext:value-type="float">
            <text:p>16.970701218</text:p>
          </table:table-cell>
          <table:table-cell office:value-type="float" office:value="29.196330927" calcext:value-type="float">
            <text:p>29.196330927</text:p>
          </table:table-cell>
          <table:table-cell office:value-type="float" office:value="40.576075011" calcext:value-type="float">
            <text:p>40.576075011</text:p>
          </table:table-cell>
          <table:table-cell office:value-type="float" office:value="52.464347184" calcext:value-type="float">
            <text:p>52.464347184</text:p>
          </table:table-cell>
          <table:table-cell office:value-type="float" office:value="65.103740708" calcext:value-type="float">
            <text:p>65.1037407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755081563" calcext:value-type="float">
            <text:p>4.755081563</text:p>
          </table:table-cell>
          <table:table-cell office:value-type="float" office:value="16.952685861" calcext:value-type="float">
            <text:p>16.952685861</text:p>
          </table:table-cell>
          <table:table-cell office:value-type="float" office:value="28.736372959" calcext:value-type="float">
            <text:p>28.736372959</text:p>
          </table:table-cell>
          <table:table-cell office:value-type="float" office:value="40.786294839" calcext:value-type="float">
            <text:p>40.786294839</text:p>
          </table:table-cell>
          <table:table-cell office:value-type="float" office:value="52.163301827" calcext:value-type="float">
            <text:p>52.163301827</text:p>
          </table:table-cell>
          <table:table-cell office:value-type="float" office:value="64.530411388" calcext:value-type="float">
            <text:p>64.5304113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003091548" calcext:value-type="float">
            <text:p>5.003091548</text:p>
          </table:table-cell>
          <table:table-cell office:value-type="float" office:value="16.996866212" calcext:value-type="float">
            <text:p>16.996866212</text:p>
          </table:table-cell>
          <table:table-cell office:value-type="float" office:value="28.679734846" calcext:value-type="float">
            <text:p>28.679734846</text:p>
          </table:table-cell>
          <table:table-cell office:value-type="float" office:value="40.615767116" calcext:value-type="float">
            <text:p>40.615767116</text:p>
          </table:table-cell>
          <table:table-cell office:value-type="float" office:value="52.350867886" calcext:value-type="float">
            <text:p>52.350867886</text:p>
          </table:table-cell>
          <table:table-cell office:value-type="float" office:value="64.430993295" calcext:value-type="float">
            <text:p>64.4309932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8800082" calcext:value-type="float">
            <text:p>5.18800082</text:p>
          </table:table-cell>
          <table:table-cell office:value-type="float" office:value="17.228054399" calcext:value-type="float">
            <text:p>17.228054399</text:p>
          </table:table-cell>
          <table:table-cell office:value-type="float" office:value="28.926981297" calcext:value-type="float">
            <text:p>28.926981297</text:p>
          </table:table-cell>
          <table:table-cell office:value-type="float" office:value="40.775891334" calcext:value-type="float">
            <text:p>40.775891334</text:p>
          </table:table-cell>
          <table:table-cell office:value-type="float" office:value="51.956900724" calcext:value-type="float">
            <text:p>51.956900724</text:p>
          </table:table-cell>
          <table:table-cell office:value-type="float" office:value="64.131251993" calcext:value-type="float">
            <text:p>64.1312519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98376409" calcext:value-type="float">
            <text:p>5.298376409</text:p>
          </table:table-cell>
          <table:table-cell office:value-type="float" office:value="16.972262809" calcext:value-type="float">
            <text:p>16.972262809</text:p>
          </table:table-cell>
          <table:table-cell office:value-type="float" office:value="28.985009515" calcext:value-type="float">
            <text:p>28.985009515</text:p>
          </table:table-cell>
          <table:table-cell office:value-type="float" office:value="40.382044247" calcext:value-type="float">
            <text:p>40.382044247</text:p>
          </table:table-cell>
          <table:table-cell office:value-type="float" office:value="52.441794798" calcext:value-type="float">
            <text:p>52.441794798</text:p>
          </table:table-cell>
          <table:table-cell office:value-type="float" office:value="64.054243972" calcext:value-type="float">
            <text:p>64.0542439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29093631" calcext:value-type="float">
            <text:p>5.329093631</text:p>
          </table:table-cell>
          <table:table-cell office:value-type="float" office:value="17.01596605" calcext:value-type="float">
            <text:p>17.01596605</text:p>
          </table:table-cell>
          <table:table-cell office:value-type="float" office:value="28.793403586" calcext:value-type="float">
            <text:p>28.793403586</text:p>
          </table:table-cell>
          <table:table-cell office:value-type="float" office:value="40.975973795" calcext:value-type="float">
            <text:p>40.975973795</text:p>
          </table:table-cell>
          <table:table-cell office:value-type="float" office:value="52.005629843" calcext:value-type="float">
            <text:p>52.005629843</text:p>
          </table:table-cell>
          <table:table-cell office:value-type="float" office:value="64.846013148" calcext:value-type="float">
            <text:p>64.8460131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4392684299999" calcext:value-type="float">
            <text:p>5.34392684299999</text:p>
          </table:table-cell>
          <table:table-cell office:value-type="float" office:value="17.244404392" calcext:value-type="float">
            <text:p>17.244404392</text:p>
          </table:table-cell>
          <table:table-cell office:value-type="float" office:value="28.946459699" calcext:value-type="float">
            <text:p>28.946459699</text:p>
          </table:table-cell>
          <table:table-cell office:value-type="float" office:value="40.630770767" calcext:value-type="float">
            <text:p>40.630770767</text:p>
          </table:table-cell>
          <table:table-cell office:value-type="float" office:value="52.572899482" calcext:value-type="float">
            <text:p>52.572899482</text:p>
          </table:table-cell>
          <table:table-cell office:value-type="float" office:value="64.121920104" calcext:value-type="float">
            <text:p>64.1219201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1580662800001" calcext:value-type="float">
            <text:p>5.21580662800001</text:p>
          </table:table-cell>
          <table:table-cell office:value-type="float" office:value="17.165445883" calcext:value-type="float">
            <text:p>17.165445883</text:p>
          </table:table-cell>
          <table:table-cell office:value-type="float" office:value="28.929043574" calcext:value-type="float">
            <text:p>28.929043574</text:p>
          </table:table-cell>
          <table:table-cell office:value-type="float" office:value="40.563795139" calcext:value-type="float">
            <text:p>40.563795139</text:p>
          </table:table-cell>
          <table:table-cell office:value-type="float" office:value="52.12284967" calcext:value-type="float">
            <text:p>52.12284967</text:p>
          </table:table-cell>
          <table:table-cell office:value-type="float" office:value="64.256347627" calcext:value-type="float">
            <text:p>64.2563476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3263995900001" calcext:value-type="float">
            <text:p>5.23263995900001</text:p>
          </table:table-cell>
          <table:table-cell office:value-type="float" office:value="16.927722865" calcext:value-type="float">
            <text:p>16.927722865</text:p>
          </table:table-cell>
          <table:table-cell office:value-type="float" office:value="29.106523605" calcext:value-type="float">
            <text:p>29.106523605</text:p>
          </table:table-cell>
          <table:table-cell office:value-type="float" office:value="40.416106401" calcext:value-type="float">
            <text:p>40.416106401</text:p>
          </table:table-cell>
          <table:table-cell office:value-type="float" office:value="51.298120632" calcext:value-type="float">
            <text:p>51.298120632</text:p>
          </table:table-cell>
          <table:table-cell office:value-type="float" office:value="66.431882763" calcext:value-type="float">
            <text:p>66.4318827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85734656" calcext:value-type="float">
            <text:p>5.285734656</text:p>
          </table:table-cell>
          <table:table-cell office:value-type="float" office:value="17.197571467" calcext:value-type="float">
            <text:p>17.197571467</text:p>
          </table:table-cell>
          <table:table-cell office:value-type="float" office:value="29.011250345" calcext:value-type="float">
            <text:p>29.011250345</text:p>
          </table:table-cell>
          <table:table-cell office:value-type="float" office:value="40.333419857" calcext:value-type="float">
            <text:p>40.333419857</text:p>
          </table:table-cell>
          <table:table-cell office:value-type="float" office:value="52.244858128" calcext:value-type="float">
            <text:p>52.244858128</text:p>
          </table:table-cell>
          <table:table-cell office:value-type="float" office:value="67.930648736" calcext:value-type="float">
            <text:p>67.9306487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17645815" calcext:value-type="float">
            <text:p>5.217645815</text:p>
          </table:table-cell>
          <table:table-cell office:value-type="float" office:value="17.056480019" calcext:value-type="float">
            <text:p>17.056480019</text:p>
          </table:table-cell>
          <table:table-cell office:value-type="float" office:value="29.242470465" calcext:value-type="float">
            <text:p>29.242470465</text:p>
          </table:table-cell>
          <table:table-cell office:value-type="float" office:value="40.432629943" calcext:value-type="float">
            <text:p>40.432629943</text:p>
          </table:table-cell>
          <table:table-cell office:value-type="float" office:value="52.215583098" calcext:value-type="float">
            <text:p>52.215583098</text:p>
          </table:table-cell>
          <table:table-cell office:value-type="float" office:value="67.417598482" calcext:value-type="float">
            <text:p>67.4175984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3430966300001" calcext:value-type="float">
            <text:p>5.33430966300001</text:p>
          </table:table-cell>
          <table:table-cell office:value-type="float" office:value="17.119920356" calcext:value-type="float">
            <text:p>17.119920356</text:p>
          </table:table-cell>
          <table:table-cell office:value-type="float" office:value="28.800705342" calcext:value-type="float">
            <text:p>28.800705342</text:p>
          </table:table-cell>
          <table:table-cell office:value-type="float" office:value="40.255251443" calcext:value-type="float">
            <text:p>40.255251443</text:p>
          </table:table-cell>
          <table:table-cell office:value-type="float" office:value="52.631450837" calcext:value-type="float">
            <text:p>52.631450837</text:p>
          </table:table-cell>
          <table:table-cell office:value-type="float" office:value="67.185005116" calcext:value-type="float">
            <text:p>67.1850051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04707079" calcext:value-type="float">
            <text:p>5.204707079</text:p>
          </table:table-cell>
          <table:table-cell office:value-type="float" office:value="16.97677379" calcext:value-type="float">
            <text:p>16.97677379</text:p>
          </table:table-cell>
          <table:table-cell office:value-type="float" office:value="28.665798872" calcext:value-type="float">
            <text:p>28.665798872</text:p>
          </table:table-cell>
          <table:table-cell office:value-type="float" office:value="40.391999336" calcext:value-type="float">
            <text:p>40.391999336</text:p>
          </table:table-cell>
          <table:table-cell office:value-type="float" office:value="52.684363255" calcext:value-type="float">
            <text:p>52.684363255</text:p>
          </table:table-cell>
          <table:table-cell office:value-type="float" office:value="66.17579886" calcext:value-type="float">
            <text:p>66.175798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5472111" calcext:value-type="float">
            <text:p>5.25472111</text:p>
          </table:table-cell>
          <table:table-cell office:value-type="float" office:value="17.332553147" calcext:value-type="float">
            <text:p>17.332553147</text:p>
          </table:table-cell>
          <table:table-cell office:value-type="float" office:value="28.691700297" calcext:value-type="float">
            <text:p>28.691700297</text:p>
          </table:table-cell>
          <table:table-cell office:value-type="float" office:value="40.560442296" calcext:value-type="float">
            <text:p>40.560442296</text:p>
          </table:table-cell>
          <table:table-cell office:value-type="float" office:value="52.527414307" calcext:value-type="float">
            <text:p>52.527414307</text:p>
          </table:table-cell>
          <table:table-cell office:value-type="float" office:value="64.011121231" calcext:value-type="float">
            <text:p>64.0111212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80736875" calcext:value-type="float">
            <text:p>5.280736875</text:p>
          </table:table-cell>
          <table:table-cell office:value-type="float" office:value="17.0172574079999" calcext:value-type="float">
            <text:p>17.0172574079999</text:p>
          </table:table-cell>
          <table:table-cell office:value-type="float" office:value="28.881609387" calcext:value-type="float">
            <text:p>28.881609387</text:p>
          </table:table-cell>
          <table:table-cell office:value-type="float" office:value="40.290648899" calcext:value-type="float">
            <text:p>40.290648899</text:p>
          </table:table-cell>
          <table:table-cell office:value-type="float" office:value="53.0429202560001" calcext:value-type="float">
            <text:p>53.0429202560001</text:p>
          </table:table-cell>
          <table:table-cell office:value-type="float" office:value="64.572309433" calcext:value-type="float">
            <text:p>64.5723094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19272667" calcext:value-type="float">
            <text:p>5.219272667</text:p>
          </table:table-cell>
          <table:table-cell office:value-type="float" office:value="17.097258854" calcext:value-type="float">
            <text:p>17.097258854</text:p>
          </table:table-cell>
          <table:table-cell office:value-type="float" office:value="28.757449758" calcext:value-type="float">
            <text:p>28.757449758</text:p>
          </table:table-cell>
          <table:table-cell office:value-type="float" office:value="41.155240228" calcext:value-type="float">
            <text:p>41.155240228</text:p>
          </table:table-cell>
          <table:table-cell office:value-type="float" office:value="52.373757898" calcext:value-type="float">
            <text:p>52.373757898</text:p>
          </table:table-cell>
          <table:table-cell office:value-type="float" office:value="65.30560571" calcext:value-type="float">
            <text:p>65.30560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6797596600001" calcext:value-type="float">
            <text:p>5.16797596600001</text:p>
          </table:table-cell>
          <table:table-cell office:value-type="float" office:value="17.174003434" calcext:value-type="float">
            <text:p>17.174003434</text:p>
          </table:table-cell>
          <table:table-cell office:value-type="float" office:value="28.459925186" calcext:value-type="float">
            <text:p>28.459925186</text:p>
          </table:table-cell>
          <table:table-cell office:value-type="float" office:value="40.840859126" calcext:value-type="float">
            <text:p>40.840859126</text:p>
          </table:table-cell>
          <table:table-cell office:value-type="float" office:value="52.394695278" calcext:value-type="float">
            <text:p>52.394695278</text:p>
          </table:table-cell>
          <table:table-cell office:value-type="float" office:value="63.932125938" calcext:value-type="float">
            <text:p>63.9321259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0370945299999" calcext:value-type="float">
            <text:p>5.30370945299999</text:p>
          </table:table-cell>
          <table:table-cell office:value-type="float" office:value="17.18396421" calcext:value-type="float">
            <text:p>17.18396421</text:p>
          </table:table-cell>
          <table:table-cell office:value-type="float" office:value="28.831390146" calcext:value-type="float">
            <text:p>28.831390146</text:p>
          </table:table-cell>
          <table:table-cell office:value-type="float" office:value="40.3962595" calcext:value-type="float">
            <text:p>40.3962595</text:p>
          </table:table-cell>
          <table:table-cell office:value-type="float" office:value="52.097967287" calcext:value-type="float">
            <text:p>52.097967287</text:p>
          </table:table-cell>
          <table:table-cell office:value-type="float" office:value="63.947392703" calcext:value-type="float">
            <text:p>63.9473927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43846147" calcext:value-type="float">
            <text:p>5.343846147</text:p>
          </table:table-cell>
          <table:table-cell office:value-type="float" office:value="17.233180894" calcext:value-type="float">
            <text:p>17.233180894</text:p>
          </table:table-cell>
          <table:table-cell office:value-type="float" office:value="28.832042984" calcext:value-type="float">
            <text:p>28.832042984</text:p>
          </table:table-cell>
          <table:table-cell office:value-type="float" office:value="40.38445613" calcext:value-type="float">
            <text:p>40.38445613</text:p>
          </table:table-cell>
          <table:table-cell office:value-type="float" office:value="52.524722558" calcext:value-type="float">
            <text:p>52.524722558</text:p>
          </table:table-cell>
          <table:table-cell office:value-type="float" office:value="63.846979314" calcext:value-type="float">
            <text:p>63.8469793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48570014" calcext:value-type="float">
            <text:p>5.448570014</text:p>
          </table:table-cell>
          <table:table-cell office:value-type="float" office:value="17.181740906" calcext:value-type="float">
            <text:p>17.181740906</text:p>
          </table:table-cell>
          <table:table-cell office:value-type="float" office:value="29.144050145" calcext:value-type="float">
            <text:p>29.144050145</text:p>
          </table:table-cell>
          <table:table-cell office:value-type="float" office:value="40.564890974" calcext:value-type="float">
            <text:p>40.564890974</text:p>
          </table:table-cell>
          <table:table-cell office:value-type="float" office:value="52.392919257" calcext:value-type="float">
            <text:p>52.392919257</text:p>
          </table:table-cell>
          <table:table-cell office:value-type="float" office:value="64.327933321" calcext:value-type="float">
            <text:p>64.3279333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46529576" calcext:value-type="float">
            <text:p>5.246529576</text:p>
          </table:table-cell>
          <table:table-cell office:value-type="float" office:value="17.127822601" calcext:value-type="float">
            <text:p>17.127822601</text:p>
          </table:table-cell>
          <table:table-cell office:value-type="float" office:value="28.970612449" calcext:value-type="float">
            <text:p>28.970612449</text:p>
          </table:table-cell>
          <table:table-cell office:value-type="float" office:value="40.239880063" calcext:value-type="float">
            <text:p>40.239880063</text:p>
          </table:table-cell>
          <table:table-cell office:value-type="float" office:value="52.669600273" calcext:value-type="float">
            <text:p>52.669600273</text:p>
          </table:table-cell>
          <table:table-cell office:value-type="float" office:value="64.785145327" calcext:value-type="float">
            <text:p>64.7851453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7403326599998" calcext:value-type="float">
            <text:p>5.27403326599998</text:p>
          </table:table-cell>
          <table:table-cell office:value-type="float" office:value="16.654424534" calcext:value-type="float">
            <text:p>16.654424534</text:p>
          </table:table-cell>
          <table:table-cell office:value-type="float" office:value="28.973066435" calcext:value-type="float">
            <text:p>28.973066435</text:p>
          </table:table-cell>
          <table:table-cell office:value-type="float" office:value="40.452221245" calcext:value-type="float">
            <text:p>40.452221245</text:p>
          </table:table-cell>
          <table:table-cell office:value-type="float" office:value="52.715318992" calcext:value-type="float">
            <text:p>52.715318992</text:p>
          </table:table-cell>
          <table:table-cell office:value-type="float" office:value="62.908012196" calcext:value-type="float">
            <text:p>62.9080121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1634278800001" calcext:value-type="float">
            <text:p>5.31634278800001</text:p>
          </table:table-cell>
          <table:table-cell office:value-type="float" office:value="17.556412357" calcext:value-type="float">
            <text:p>17.556412357</text:p>
          </table:table-cell>
          <table:table-cell office:value-type="float" office:value="28.927853147" calcext:value-type="float">
            <text:p>28.927853147</text:p>
          </table:table-cell>
          <table:table-cell office:value-type="float" office:value="40.151133569" calcext:value-type="float">
            <text:p>40.151133569</text:p>
          </table:table-cell>
          <table:table-cell office:value-type="float" office:value="52.835330933" calcext:value-type="float">
            <text:p>52.835330933</text:p>
          </table:table-cell>
          <table:table-cell office:value-type="float" office:value="63.865279667" calcext:value-type="float">
            <text:p>63.865279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45206102" calcext:value-type="float">
            <text:p>5.445206102</text:p>
          </table:table-cell>
          <table:table-cell office:value-type="float" office:value="16.88000448" calcext:value-type="float">
            <text:p>16.88000448</text:p>
          </table:table-cell>
          <table:table-cell office:value-type="float" office:value="28.828832618" calcext:value-type="float">
            <text:p>28.828832618</text:p>
          </table:table-cell>
          <table:table-cell office:value-type="float" office:value="40.623748974" calcext:value-type="float">
            <text:p>40.623748974</text:p>
          </table:table-cell>
          <table:table-cell office:value-type="float" office:value="52.778928817" calcext:value-type="float">
            <text:p>52.778928817</text:p>
          </table:table-cell>
          <table:table-cell office:value-type="float" office:value="63.688099254" calcext:value-type="float">
            <text:p>63.6880992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0853630900002" calcext:value-type="float">
            <text:p>5.40853630900002</text:p>
          </table:table-cell>
          <table:table-cell office:value-type="float" office:value="17.025970422" calcext:value-type="float">
            <text:p>17.025970422</text:p>
          </table:table-cell>
          <table:table-cell office:value-type="float" office:value="28.812737791" calcext:value-type="float">
            <text:p>28.812737791</text:p>
          </table:table-cell>
          <table:table-cell office:value-type="float" office:value="40.4769163" calcext:value-type="float">
            <text:p>40.4769163</text:p>
          </table:table-cell>
          <table:table-cell office:value-type="float" office:value="53.602734188" calcext:value-type="float">
            <text:p>53.602734188</text:p>
          </table:table-cell>
          <table:table-cell office:value-type="float" office:value="63.977784956" calcext:value-type="float">
            <text:p>63.9777849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6904361299999" calcext:value-type="float">
            <text:p>5.26904361299999</text:p>
          </table:table-cell>
          <table:table-cell office:value-type="float" office:value="16.768403548" calcext:value-type="float">
            <text:p>16.768403548</text:p>
          </table:table-cell>
          <table:table-cell office:value-type="float" office:value="30.042482734" calcext:value-type="float">
            <text:p>30.042482734</text:p>
          </table:table-cell>
          <table:table-cell office:value-type="float" office:value="41.686621113" calcext:value-type="float">
            <text:p>41.686621113</text:p>
          </table:table-cell>
          <table:table-cell office:value-type="float" office:value="53.538311667" calcext:value-type="float">
            <text:p>53.538311667</text:p>
          </table:table-cell>
          <table:table-cell office:value-type="float" office:value="64.774904954" calcext:value-type="float">
            <text:p>64.7749049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0840633999999" calcext:value-type="float">
            <text:p>5.20840633999999</text:p>
          </table:table-cell>
          <table:table-cell office:value-type="float" office:value="16.995295748" calcext:value-type="float">
            <text:p>16.995295748</text:p>
          </table:table-cell>
          <table:table-cell office:value-type="float" office:value="28.928563011" calcext:value-type="float">
            <text:p>28.928563011</text:p>
          </table:table-cell>
          <table:table-cell office:value-type="float" office:value="40.338649773" calcext:value-type="float">
            <text:p>40.338649773</text:p>
          </table:table-cell>
          <table:table-cell office:value-type="float" office:value="52.16428219" calcext:value-type="float">
            <text:p>52.16428219</text:p>
          </table:table-cell>
          <table:table-cell office:value-type="float" office:value="63.543960087" calcext:value-type="float">
            <text:p>63.5439600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1457198099999" calcext:value-type="float">
            <text:p>5.21457198099999</text:p>
          </table:table-cell>
          <table:table-cell office:value-type="float" office:value="16.976267784" calcext:value-type="float">
            <text:p>16.976267784</text:p>
          </table:table-cell>
          <table:table-cell office:value-type="float" office:value="28.704810647" calcext:value-type="float">
            <text:p>28.704810647</text:p>
          </table:table-cell>
          <table:table-cell office:value-type="float" office:value="40.628237069" calcext:value-type="float">
            <text:p>40.628237069</text:p>
          </table:table-cell>
          <table:table-cell office:value-type="float" office:value="51.485001913" calcext:value-type="float">
            <text:p>51.485001913</text:p>
          </table:table-cell>
          <table:table-cell office:value-type="float" office:value="63.479705578" calcext:value-type="float">
            <text:p>63.4797055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7307833600001" calcext:value-type="float">
            <text:p>5.27307833600001</text:p>
          </table:table-cell>
          <table:table-cell office:value-type="float" office:value="17.418336093" calcext:value-type="float">
            <text:p>17.418336093</text:p>
          </table:table-cell>
          <table:table-cell office:value-type="float" office:value="28.577208302" calcext:value-type="float">
            <text:p>28.577208302</text:p>
          </table:table-cell>
          <table:table-cell office:value-type="float" office:value="40.378016311" calcext:value-type="float">
            <text:p>40.378016311</text:p>
          </table:table-cell>
          <table:table-cell office:value-type="float" office:value="52.631746178" calcext:value-type="float">
            <text:p>52.631746178</text:p>
          </table:table-cell>
          <table:table-cell office:value-type="float" office:value="63.569040815" calcext:value-type="float">
            <text:p>63.5690408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7957288600001" calcext:value-type="float">
            <text:p>5.17957288600001</text:p>
          </table:table-cell>
          <table:table-cell office:value-type="float" office:value="16.821107055" calcext:value-type="float">
            <text:p>16.821107055</text:p>
          </table:table-cell>
          <table:table-cell office:value-type="float" office:value="28.750287706" calcext:value-type="float">
            <text:p>28.750287706</text:p>
          </table:table-cell>
          <table:table-cell office:value-type="float" office:value="40.168163436" calcext:value-type="float">
            <text:p>40.168163436</text:p>
          </table:table-cell>
          <table:table-cell office:value-type="float" office:value="52.785982733" calcext:value-type="float">
            <text:p>52.785982733</text:p>
          </table:table-cell>
          <table:table-cell office:value-type="float" office:value="64.124854532" calcext:value-type="float">
            <text:p>64.1248545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9315798700001" calcext:value-type="float">
            <text:p>5.29315798700001</text:p>
          </table:table-cell>
          <table:table-cell office:value-type="float" office:value="17.121459773" calcext:value-type="float">
            <text:p>17.121459773</text:p>
          </table:table-cell>
          <table:table-cell office:value-type="float" office:value="28.816428036" calcext:value-type="float">
            <text:p>28.816428036</text:p>
          </table:table-cell>
          <table:table-cell office:value-type="float" office:value="40.542796085" calcext:value-type="float">
            <text:p>40.542796085</text:p>
          </table:table-cell>
          <table:table-cell office:value-type="float" office:value="54.610096479" calcext:value-type="float">
            <text:p>54.610096479</text:p>
          </table:table-cell>
          <table:table-cell office:value-type="float" office:value="65.288866127" calcext:value-type="float">
            <text:p>65.2888661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4705077700003" calcext:value-type="float">
            <text:p>5.34705077700003</text:p>
          </table:table-cell>
          <table:table-cell office:value-type="float" office:value="17.262343519" calcext:value-type="float">
            <text:p>17.262343519</text:p>
          </table:table-cell>
          <table:table-cell office:value-type="float" office:value="28.547487709" calcext:value-type="float">
            <text:p>28.547487709</text:p>
          </table:table-cell>
          <table:table-cell office:value-type="float" office:value="40.543336355" calcext:value-type="float">
            <text:p>40.543336355</text:p>
          </table:table-cell>
          <table:table-cell office:value-type="float" office:value="52.999286875" calcext:value-type="float">
            <text:p>52.999286875</text:p>
          </table:table-cell>
          <table:table-cell office:value-type="float" office:value="64.627571721" calcext:value-type="float">
            <text:p>64.6275717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1884781599999" calcext:value-type="float">
            <text:p>5.41884781599999</text:p>
          </table:table-cell>
          <table:table-cell office:value-type="float" office:value="16.93588655" calcext:value-type="float">
            <text:p>16.93588655</text:p>
          </table:table-cell>
          <table:table-cell office:value-type="float" office:value="28.789496057" calcext:value-type="float">
            <text:p>28.789496057</text:p>
          </table:table-cell>
          <table:table-cell office:value-type="float" office:value="40.695106445" calcext:value-type="float">
            <text:p>40.695106445</text:p>
          </table:table-cell>
          <table:table-cell office:value-type="float" office:value="52.463500426" calcext:value-type="float">
            <text:p>52.463500426</text:p>
          </table:table-cell>
          <table:table-cell office:value-type="float" office:value="64.108039937" calcext:value-type="float">
            <text:p>64.1080399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7701807600001" calcext:value-type="float">
            <text:p>5.37701807600001</text:p>
          </table:table-cell>
          <table:table-cell office:value-type="float" office:value="16.88326689" calcext:value-type="float">
            <text:p>16.88326689</text:p>
          </table:table-cell>
          <table:table-cell office:value-type="float" office:value="28.916212725" calcext:value-type="float">
            <text:p>28.916212725</text:p>
          </table:table-cell>
          <table:table-cell office:value-type="float" office:value="41.353918463" calcext:value-type="float">
            <text:p>41.353918463</text:p>
          </table:table-cell>
          <table:table-cell office:value-type="float" office:value="53.057372157" calcext:value-type="float">
            <text:p>53.057372157</text:p>
          </table:table-cell>
          <table:table-cell office:value-type="float" office:value="64.14748944" calcext:value-type="float">
            <text:p>64.147489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1413847499999" calcext:value-type="float">
            <text:p>5.31413847499999</text:p>
          </table:table-cell>
          <table:table-cell office:value-type="float" office:value="16.98639635" calcext:value-type="float">
            <text:p>16.98639635</text:p>
          </table:table-cell>
          <table:table-cell office:value-type="float" office:value="29.109663219" calcext:value-type="float">
            <text:p>29.109663219</text:p>
          </table:table-cell>
          <table:table-cell office:value-type="float" office:value="40.368419949" calcext:value-type="float">
            <text:p>40.368419949</text:p>
          </table:table-cell>
          <table:table-cell office:value-type="float" office:value="52.949649741" calcext:value-type="float">
            <text:p>52.949649741</text:p>
          </table:table-cell>
          <table:table-cell office:value-type="float" office:value="64.528297864" calcext:value-type="float">
            <text:p>64.5282978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4151898999998" calcext:value-type="float">
            <text:p>5.24151898999998</text:p>
          </table:table-cell>
          <table:table-cell office:value-type="float" office:value="17.004740415" calcext:value-type="float">
            <text:p>17.004740415</text:p>
          </table:table-cell>
          <table:table-cell office:value-type="float" office:value="28.767389158" calcext:value-type="float">
            <text:p>28.767389158</text:p>
          </table:table-cell>
          <table:table-cell office:value-type="float" office:value="41.313719496" calcext:value-type="float">
            <text:p>41.313719496</text:p>
          </table:table-cell>
          <table:table-cell office:value-type="float" office:value="52.762971525" calcext:value-type="float">
            <text:p>52.762971525</text:p>
          </table:table-cell>
          <table:table-cell office:value-type="float" office:value="64.930939166" calcext:value-type="float">
            <text:p>64.9309391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0363265800002" calcext:value-type="float">
            <text:p>5.30363265800002</text:p>
          </table:table-cell>
          <table:table-cell office:value-type="float" office:value="16.998046844" calcext:value-type="float">
            <text:p>16.998046844</text:p>
          </table:table-cell>
          <table:table-cell office:value-type="float" office:value="29.110545704" calcext:value-type="float">
            <text:p>29.110545704</text:p>
          </table:table-cell>
          <table:table-cell office:value-type="float" office:value="40.502370667" calcext:value-type="float">
            <text:p>40.502370667</text:p>
          </table:table-cell>
          <table:table-cell office:value-type="float" office:value="52.320548072" calcext:value-type="float">
            <text:p>52.320548072</text:p>
          </table:table-cell>
          <table:table-cell office:value-type="float" office:value="64.230494803" calcext:value-type="float">
            <text:p>64.2304948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695223474" calcext:value-type="float">
            <text:p>5.695223474</text:p>
          </table:table-cell>
          <table:table-cell office:value-type="float" office:value="17.194788551" calcext:value-type="float">
            <text:p>17.194788551</text:p>
          </table:table-cell>
          <table:table-cell office:value-type="float" office:value="28.781222486" calcext:value-type="float">
            <text:p>28.781222486</text:p>
          </table:table-cell>
          <table:table-cell office:value-type="float" office:value="40.316193311" calcext:value-type="float">
            <text:p>40.316193311</text:p>
          </table:table-cell>
          <table:table-cell office:value-type="float" office:value="52.263960409" calcext:value-type="float">
            <text:p>52.263960409</text:p>
          </table:table-cell>
          <table:table-cell office:value-type="float" office:value="63.554323587" calcext:value-type="float">
            <text:p>63.5543235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5456344999999" calcext:value-type="float">
            <text:p>5.25456344999999</text:p>
          </table:table-cell>
          <table:table-cell office:value-type="float" office:value="17.079251124" calcext:value-type="float">
            <text:p>17.079251124</text:p>
          </table:table-cell>
          <table:table-cell office:value-type="float" office:value="29.071073798" calcext:value-type="float">
            <text:p>29.071073798</text:p>
          </table:table-cell>
          <table:table-cell office:value-type="float" office:value="40.385423689" calcext:value-type="float">
            <text:p>40.385423689</text:p>
          </table:table-cell>
          <table:table-cell office:value-type="float" office:value="52.087359399" calcext:value-type="float">
            <text:p>52.087359399</text:p>
          </table:table-cell>
          <table:table-cell office:value-type="float" office:value="64.527589663" calcext:value-type="float">
            <text:p>64.5275896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8704614000002" calcext:value-type="float">
            <text:p>5.38704614000002</text:p>
          </table:table-cell>
          <table:table-cell office:value-type="float" office:value="17.049233815" calcext:value-type="float">
            <text:p>17.049233815</text:p>
          </table:table-cell>
          <table:table-cell office:value-type="float" office:value="28.786038353" calcext:value-type="float">
            <text:p>28.786038353</text:p>
          </table:table-cell>
          <table:table-cell office:value-type="float" office:value="40.686362591" calcext:value-type="float">
            <text:p>40.686362591</text:p>
          </table:table-cell>
          <table:table-cell office:value-type="float" office:value="52.659038341" calcext:value-type="float">
            <text:p>52.659038341</text:p>
          </table:table-cell>
          <table:table-cell office:value-type="float" office:value="64.408371764" calcext:value-type="float">
            <text:p>64.4083717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70481019" calcext:value-type="float">
            <text:p>5.370481019</text:p>
          </table:table-cell>
          <table:table-cell office:value-type="float" office:value="17.003263298" calcext:value-type="float">
            <text:p>17.003263298</text:p>
          </table:table-cell>
          <table:table-cell office:value-type="float" office:value="29.767474714" calcext:value-type="float">
            <text:p>29.767474714</text:p>
          </table:table-cell>
          <table:table-cell office:value-type="float" office:value="40.940733235" calcext:value-type="float">
            <text:p>40.940733235</text:p>
          </table:table-cell>
          <table:table-cell office:value-type="float" office:value="52.394654242" calcext:value-type="float">
            <text:p>52.394654242</text:p>
          </table:table-cell>
          <table:table-cell office:value-type="float" office:value="64.948618618" calcext:value-type="float">
            <text:p>64.9486186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6803222700002" calcext:value-type="float">
            <text:p>5.46803222700002</text:p>
          </table:table-cell>
          <table:table-cell office:value-type="float" office:value="17.105037461" calcext:value-type="float">
            <text:p>17.105037461</text:p>
          </table:table-cell>
          <table:table-cell office:value-type="float" office:value="28.735196117" calcext:value-type="float">
            <text:p>28.735196117</text:p>
          </table:table-cell>
          <table:table-cell office:value-type="float" office:value="41.522275291" calcext:value-type="float">
            <text:p>41.522275291</text:p>
          </table:table-cell>
          <table:table-cell office:value-type="float" office:value="52.167318747" calcext:value-type="float">
            <text:p>52.167318747</text:p>
          </table:table-cell>
          <table:table-cell office:value-type="float" office:value="63.989654135" calcext:value-type="float">
            <text:p>63.9896541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5346845399999" calcext:value-type="float">
            <text:p>5.25346845399999</text:p>
          </table:table-cell>
          <table:table-cell office:value-type="float" office:value="17.403942774" calcext:value-type="float">
            <text:p>17.403942774</text:p>
          </table:table-cell>
          <table:table-cell office:value-type="float" office:value="28.66235312" calcext:value-type="float">
            <text:p>28.66235312</text:p>
          </table:table-cell>
          <table:table-cell office:value-type="float" office:value="42.664244789" calcext:value-type="float">
            <text:p>42.664244789</text:p>
          </table:table-cell>
          <table:table-cell office:value-type="float" office:value="52.5934861780001" calcext:value-type="float">
            <text:p>52.5934861780001</text:p>
          </table:table-cell>
          <table:table-cell office:value-type="float" office:value="63.947795316" calcext:value-type="float">
            <text:p>63.9477953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1744411700001" calcext:value-type="float">
            <text:p>5.31744411700001</text:p>
          </table:table-cell>
          <table:table-cell office:value-type="float" office:value="17.091454336" calcext:value-type="float">
            <text:p>17.091454336</text:p>
          </table:table-cell>
          <table:table-cell office:value-type="float" office:value="28.442985446" calcext:value-type="float">
            <text:p>28.442985446</text:p>
          </table:table-cell>
          <table:table-cell office:value-type="float" office:value="40.644243895" calcext:value-type="float">
            <text:p>40.644243895</text:p>
          </table:table-cell>
          <table:table-cell office:value-type="float" office:value="52.736746821" calcext:value-type="float">
            <text:p>52.736746821</text:p>
          </table:table-cell>
          <table:table-cell office:value-type="float" office:value="64.164274076" calcext:value-type="float">
            <text:p>64.164274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8739329800004" calcext:value-type="float">
            <text:p>5.28739329800004</text:p>
          </table:table-cell>
          <table:table-cell office:value-type="float" office:value="17.008452231" calcext:value-type="float">
            <text:p>17.008452231</text:p>
          </table:table-cell>
          <table:table-cell office:value-type="float" office:value="28.89743973" calcext:value-type="float">
            <text:p>28.89743973</text:p>
          </table:table-cell>
          <table:table-cell office:value-type="float" office:value="40.735708435" calcext:value-type="float">
            <text:p>40.735708435</text:p>
          </table:table-cell>
          <table:table-cell office:value-type="float" office:value="52.526290441" calcext:value-type="float">
            <text:p>52.526290441</text:p>
          </table:table-cell>
          <table:table-cell office:value-type="float" office:value="64.443345852" calcext:value-type="float">
            <text:p>64.4433458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48406443" calcext:value-type="float">
            <text:p>5.448406443</text:p>
          </table:table-cell>
          <table:table-cell office:value-type="float" office:value="18.087940285" calcext:value-type="float">
            <text:p>18.087940285</text:p>
          </table:table-cell>
          <table:table-cell office:value-type="float" office:value="28.842615558" calcext:value-type="float">
            <text:p>28.842615558</text:p>
          </table:table-cell>
          <table:table-cell office:value-type="float" office:value="41.971480307" calcext:value-type="float">
            <text:p>41.971480307</text:p>
          </table:table-cell>
          <table:table-cell office:value-type="float" office:value="52.171059718" calcext:value-type="float">
            <text:p>52.171059718</text:p>
          </table:table-cell>
          <table:table-cell office:value-type="float" office:value="64.132504408" calcext:value-type="float">
            <text:p>64.1325044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36011446" calcext:value-type="float">
            <text:p>5.236011446</text:p>
          </table:table-cell>
          <table:table-cell office:value-type="float" office:value="16.955167218" calcext:value-type="float">
            <text:p>16.955167218</text:p>
          </table:table-cell>
          <table:table-cell office:value-type="float" office:value="29.050463402" calcext:value-type="float">
            <text:p>29.050463402</text:p>
          </table:table-cell>
          <table:table-cell office:value-type="float" office:value="40.804854263" calcext:value-type="float">
            <text:p>40.804854263</text:p>
          </table:table-cell>
          <table:table-cell office:value-type="float" office:value="52.304991277" calcext:value-type="float">
            <text:p>52.304991277</text:p>
          </table:table-cell>
          <table:table-cell office:value-type="float" office:value="64.17763833" calcext:value-type="float">
            <text:p>64.177638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04199708" calcext:value-type="float">
            <text:p>5.404199708</text:p>
          </table:table-cell>
          <table:table-cell office:value-type="float" office:value="16.852501812" calcext:value-type="float">
            <text:p>16.852501812</text:p>
          </table:table-cell>
          <table:table-cell office:value-type="float" office:value="28.880139055" calcext:value-type="float">
            <text:p>28.880139055</text:p>
          </table:table-cell>
          <table:table-cell office:value-type="float" office:value="40.448429649" calcext:value-type="float">
            <text:p>40.448429649</text:p>
          </table:table-cell>
          <table:table-cell office:value-type="float" office:value="54.324490363" calcext:value-type="float">
            <text:p>54.324490363</text:p>
          </table:table-cell>
          <table:table-cell office:value-type="float" office:value="64.444277568" calcext:value-type="float">
            <text:p>64.4442775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98609457" calcext:value-type="float">
            <text:p>5.298609457</text:p>
          </table:table-cell>
          <table:table-cell office:value-type="float" office:value="17.021299746" calcext:value-type="float">
            <text:p>17.021299746</text:p>
          </table:table-cell>
          <table:table-cell office:value-type="float" office:value="29.008106713" calcext:value-type="float">
            <text:p>29.008106713</text:p>
          </table:table-cell>
          <table:table-cell office:value-type="float" office:value="40.314727464" calcext:value-type="float">
            <text:p>40.314727464</text:p>
          </table:table-cell>
          <table:table-cell office:value-type="float" office:value="52.618494931" calcext:value-type="float">
            <text:p>52.618494931</text:p>
          </table:table-cell>
          <table:table-cell office:value-type="float" office:value="63.948497818" calcext:value-type="float">
            <text:p>63.9484978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84716179" calcext:value-type="float">
            <text:p>5.184716179</text:p>
          </table:table-cell>
          <table:table-cell office:value-type="float" office:value="17.095815622" calcext:value-type="float">
            <text:p>17.095815622</text:p>
          </table:table-cell>
          <table:table-cell office:value-type="float" office:value="28.29455958" calcext:value-type="float">
            <text:p>28.29455958</text:p>
          </table:table-cell>
          <table:table-cell office:value-type="float" office:value="40.62035404" calcext:value-type="float">
            <text:p>40.62035404</text:p>
          </table:table-cell>
          <table:table-cell office:value-type="float" office:value="52.51170861" calcext:value-type="float">
            <text:p>52.51170861</text:p>
          </table:table-cell>
          <table:table-cell office:value-type="float" office:value="64.170571677" calcext:value-type="float">
            <text:p>64.1705716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27545064" calcext:value-type="float">
            <text:p>5.227545064</text:p>
          </table:table-cell>
          <table:table-cell office:value-type="float" office:value="16.82555783" calcext:value-type="float">
            <text:p>16.82555783</text:p>
          </table:table-cell>
          <table:table-cell office:value-type="float" office:value="29.135917614" calcext:value-type="float">
            <text:p>29.135917614</text:p>
          </table:table-cell>
          <table:table-cell office:value-type="float" office:value="40.289016585" calcext:value-type="float">
            <text:p>40.289016585</text:p>
          </table:table-cell>
          <table:table-cell office:value-type="float" office:value="52.163279525" calcext:value-type="float">
            <text:p>52.163279525</text:p>
          </table:table-cell>
          <table:table-cell office:value-type="float" office:value="65.293663656" calcext:value-type="float">
            <text:p>65.2936636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28099236" calcext:value-type="float">
            <text:p>5.228099236</text:p>
          </table:table-cell>
          <table:table-cell office:value-type="float" office:value="16.282399984" calcext:value-type="float">
            <text:p>16.282399984</text:p>
          </table:table-cell>
          <table:table-cell office:value-type="float" office:value="28.903852566" calcext:value-type="float">
            <text:p>28.903852566</text:p>
          </table:table-cell>
          <table:table-cell office:value-type="float" office:value="40.848705244" calcext:value-type="float">
            <text:p>40.848705244</text:p>
          </table:table-cell>
          <table:table-cell office:value-type="float" office:value="52.111190033" calcext:value-type="float">
            <text:p>52.111190033</text:p>
          </table:table-cell>
          <table:table-cell office:value-type="float" office:value="63.57581327" calcext:value-type="float">
            <text:p>63.575813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17112913" calcext:value-type="float">
            <text:p>5.417112913</text:p>
          </table:table-cell>
          <table:table-cell office:value-type="float" office:value="17.083105549" calcext:value-type="float">
            <text:p>17.083105549</text:p>
          </table:table-cell>
          <table:table-cell office:value-type="float" office:value="28.8129701879999" calcext:value-type="float">
            <text:p>28.8129701879999</text:p>
          </table:table-cell>
          <table:table-cell office:value-type="float" office:value="40.605027635" calcext:value-type="float">
            <text:p>40.605027635</text:p>
          </table:table-cell>
          <table:table-cell office:value-type="float" office:value="52.08363735" calcext:value-type="float">
            <text:p>52.08363735</text:p>
          </table:table-cell>
          <table:table-cell office:value-type="float" office:value="64.110512055" calcext:value-type="float">
            <text:p>64.1105120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82485622" calcext:value-type="float">
            <text:p>5.282485622</text:p>
          </table:table-cell>
          <table:table-cell office:value-type="float" office:value="17.050507265" calcext:value-type="float">
            <text:p>17.050507265</text:p>
          </table:table-cell>
          <table:table-cell office:value-type="float" office:value="28.956686686" calcext:value-type="float">
            <text:p>28.956686686</text:p>
          </table:table-cell>
          <table:table-cell office:value-type="float" office:value="40.640782786" calcext:value-type="float">
            <text:p>40.640782786</text:p>
          </table:table-cell>
          <table:table-cell office:value-type="float" office:value="52.96750248" calcext:value-type="float">
            <text:p>52.96750248</text:p>
          </table:table-cell>
          <table:table-cell office:value-type="float" office:value="64.137152997" calcext:value-type="float">
            <text:p>64.1371529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79560367" calcext:value-type="float">
            <text:p>5.379560367</text:p>
          </table:table-cell>
          <table:table-cell office:value-type="float" office:value="16.918489206" calcext:value-type="float">
            <text:p>16.918489206</text:p>
          </table:table-cell>
          <table:table-cell office:value-type="float" office:value="28.933704406" calcext:value-type="float">
            <text:p>28.933704406</text:p>
          </table:table-cell>
          <table:table-cell office:value-type="float" office:value="40.645060964" calcext:value-type="float">
            <text:p>40.645060964</text:p>
          </table:table-cell>
          <table:table-cell office:value-type="float" office:value="52.528052133" calcext:value-type="float">
            <text:p>52.528052133</text:p>
          </table:table-cell>
          <table:table-cell office:value-type="float" office:value="64.0828827" calcext:value-type="float">
            <text:p>64.08288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6259086300001" calcext:value-type="float">
            <text:p>5.26259086300001</text:p>
          </table:table-cell>
          <table:table-cell office:value-type="float" office:value="16.974883231" calcext:value-type="float">
            <text:p>16.974883231</text:p>
          </table:table-cell>
          <table:table-cell office:value-type="float" office:value="30.009284161" calcext:value-type="float">
            <text:p>30.009284161</text:p>
          </table:table-cell>
          <table:table-cell office:value-type="float" office:value="41.850227092" calcext:value-type="float">
            <text:p>41.850227092</text:p>
          </table:table-cell>
          <table:table-cell office:value-type="float" office:value="53.069026849" calcext:value-type="float">
            <text:p>53.069026849</text:p>
          </table:table-cell>
          <table:table-cell office:value-type="float" office:value="65.434851379" calcext:value-type="float">
            <text:p>65.4348513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50016862100001" calcext:value-type="float">
            <text:p>5.50016862100001</text:p>
          </table:table-cell>
          <table:table-cell office:value-type="float" office:value="16.784021311" calcext:value-type="float">
            <text:p>16.784021311</text:p>
          </table:table-cell>
          <table:table-cell office:value-type="float" office:value="28.774232668" calcext:value-type="float">
            <text:p>28.774232668</text:p>
          </table:table-cell>
          <table:table-cell office:value-type="float" office:value="40.348539399" calcext:value-type="float">
            <text:p>40.348539399</text:p>
          </table:table-cell>
          <table:table-cell office:value-type="float" office:value="53.185329381" calcext:value-type="float">
            <text:p>53.185329381</text:p>
          </table:table-cell>
          <table:table-cell office:value-type="float" office:value="64.025344564" calcext:value-type="float">
            <text:p>64.0253445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35754822" calcext:value-type="float">
            <text:p>5.335754822</text:p>
          </table:table-cell>
          <table:table-cell office:value-type="float" office:value="17.259167915" calcext:value-type="float">
            <text:p>17.259167915</text:p>
          </table:table-cell>
          <table:table-cell office:value-type="float" office:value="29.201612265" calcext:value-type="float">
            <text:p>29.201612265</text:p>
          </table:table-cell>
          <table:table-cell office:value-type="float" office:value="40.392000787" calcext:value-type="float">
            <text:p>40.392000787</text:p>
          </table:table-cell>
          <table:table-cell office:value-type="float" office:value="52.206823365" calcext:value-type="float">
            <text:p>52.206823365</text:p>
          </table:table-cell>
          <table:table-cell office:value-type="float" office:value="63.965504096" calcext:value-type="float">
            <text:p>63.9655040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1089445199999" calcext:value-type="float">
            <text:p>5.21089445199999</text:p>
          </table:table-cell>
          <table:table-cell office:value-type="float" office:value="17.782170753" calcext:value-type="float">
            <text:p>17.782170753</text:p>
          </table:table-cell>
          <table:table-cell office:value-type="float" office:value="29.157588865" calcext:value-type="float">
            <text:p>29.157588865</text:p>
          </table:table-cell>
          <table:table-cell office:value-type="float" office:value="40.598816605" calcext:value-type="float">
            <text:p>40.598816605</text:p>
          </table:table-cell>
          <table:table-cell office:value-type="float" office:value="52.704491697" calcext:value-type="float">
            <text:p>52.704491697</text:p>
          </table:table-cell>
          <table:table-cell office:value-type="float" office:value="64.241611285" calcext:value-type="float">
            <text:p>64.2416112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6787454500001" calcext:value-type="float">
            <text:p>5.26787454500001</text:p>
          </table:table-cell>
          <table:table-cell office:value-type="float" office:value="17.228108948" calcext:value-type="float">
            <text:p>17.228108948</text:p>
          </table:table-cell>
          <table:table-cell office:value-type="float" office:value="28.07724961" calcext:value-type="float">
            <text:p>28.07724961</text:p>
          </table:table-cell>
          <table:table-cell office:value-type="float" office:value="40.223109588" calcext:value-type="float">
            <text:p>40.223109588</text:p>
          </table:table-cell>
          <table:table-cell office:value-type="float" office:value="52.615526278" calcext:value-type="float">
            <text:p>52.615526278</text:p>
          </table:table-cell>
          <table:table-cell office:value-type="float" office:value="64.384003119" calcext:value-type="float">
            <text:p>64.3840031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67140865500001" calcext:value-type="float">
            <text:p>5.67140865500001</text:p>
          </table:table-cell>
          <table:table-cell office:value-type="float" office:value="17.119989417" calcext:value-type="float">
            <text:p>17.119989417</text:p>
          </table:table-cell>
          <table:table-cell office:value-type="float" office:value="28.76977369" calcext:value-type="float">
            <text:p>28.76977369</text:p>
          </table:table-cell>
          <table:table-cell office:value-type="float" office:value="40.436600757" calcext:value-type="float">
            <text:p>40.436600757</text:p>
          </table:table-cell>
          <table:table-cell office:value-type="float" office:value="52.389410208" calcext:value-type="float">
            <text:p>52.389410208</text:p>
          </table:table-cell>
          <table:table-cell office:value-type="float" office:value="65.438845387" calcext:value-type="float">
            <text:p>65.438845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4210698700001" calcext:value-type="float">
            <text:p>5.24210698700001</text:p>
          </table:table-cell>
          <table:table-cell office:value-type="float" office:value="16.920573649" calcext:value-type="float">
            <text:p>16.920573649</text:p>
          </table:table-cell>
          <table:table-cell office:value-type="float" office:value="28.898803445" calcext:value-type="float">
            <text:p>28.898803445</text:p>
          </table:table-cell>
          <table:table-cell office:value-type="float" office:value="40.493079139" calcext:value-type="float">
            <text:p>40.493079139</text:p>
          </table:table-cell>
          <table:table-cell office:value-type="float" office:value="52.651325152" calcext:value-type="float">
            <text:p>52.651325152</text:p>
          </table:table-cell>
          <table:table-cell office:value-type="float" office:value="63.953200634" calcext:value-type="float">
            <text:p>63.9532006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70028446" calcext:value-type="float">
            <text:p>5.270028446</text:p>
          </table:table-cell>
          <table:table-cell office:value-type="float" office:value="17.238091697" calcext:value-type="float">
            <text:p>17.238091697</text:p>
          </table:table-cell>
          <table:table-cell office:value-type="float" office:value="28.745453781" calcext:value-type="float">
            <text:p>28.745453781</text:p>
          </table:table-cell>
          <table:table-cell office:value-type="float" office:value="40.572881008" calcext:value-type="float">
            <text:p>40.572881008</text:p>
          </table:table-cell>
          <table:table-cell office:value-type="float" office:value="52.798642729" calcext:value-type="float">
            <text:p>52.798642729</text:p>
          </table:table-cell>
          <table:table-cell office:value-type="float" office:value="64.065772446" calcext:value-type="float">
            <text:p>64.0657724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69444936" calcext:value-type="float">
            <text:p>5.369444936</text:p>
          </table:table-cell>
          <table:table-cell office:value-type="float" office:value="16.999318583" calcext:value-type="float">
            <text:p>16.999318583</text:p>
          </table:table-cell>
          <table:table-cell office:value-type="float" office:value="28.998872785" calcext:value-type="float">
            <text:p>28.998872785</text:p>
          </table:table-cell>
          <table:table-cell office:value-type="float" office:value="41.243103778" calcext:value-type="float">
            <text:p>41.243103778</text:p>
          </table:table-cell>
          <table:table-cell office:value-type="float" office:value="53.053305612" calcext:value-type="float">
            <text:p>53.053305612</text:p>
          </table:table-cell>
          <table:table-cell office:value-type="float" office:value="63.930208728" calcext:value-type="float">
            <text:p>63.9302087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4283181800001" calcext:value-type="float">
            <text:p>5.24283181800001</text:p>
          </table:table-cell>
          <table:table-cell office:value-type="float" office:value="16.982071627" calcext:value-type="float">
            <text:p>16.982071627</text:p>
          </table:table-cell>
          <table:table-cell office:value-type="float" office:value="28.762789739" calcext:value-type="float">
            <text:p>28.762789739</text:p>
          </table:table-cell>
          <table:table-cell office:value-type="float" office:value="40.996784469" calcext:value-type="float">
            <text:p>40.996784469</text:p>
          </table:table-cell>
          <table:table-cell office:value-type="float" office:value="52.546636894" calcext:value-type="float">
            <text:p>52.546636894</text:p>
          </table:table-cell>
          <table:table-cell office:value-type="float" office:value="64.486664448" calcext:value-type="float">
            <text:p>64.4866644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27272684" calcext:value-type="float">
            <text:p>5.327272684</text:p>
          </table:table-cell>
          <table:table-cell office:value-type="float" office:value="17.087843804" calcext:value-type="float">
            <text:p>17.087843804</text:p>
          </table:table-cell>
          <table:table-cell office:value-type="float" office:value="28.791465317" calcext:value-type="float">
            <text:p>28.791465317</text:p>
          </table:table-cell>
          <table:table-cell office:value-type="float" office:value="40.232389308" calcext:value-type="float">
            <text:p>40.232389308</text:p>
          </table:table-cell>
          <table:table-cell office:value-type="float" office:value="53.148459792" calcext:value-type="float">
            <text:p>53.148459792</text:p>
          </table:table-cell>
          <table:table-cell office:value-type="float" office:value="65.712690448" calcext:value-type="float">
            <text:p>65.7126904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9871829400001" calcext:value-type="float">
            <text:p>5.29871829400001</text:p>
          </table:table-cell>
          <table:table-cell office:value-type="float" office:value="17.125258724" calcext:value-type="float">
            <text:p>17.125258724</text:p>
          </table:table-cell>
          <table:table-cell office:value-type="float" office:value="28.880478814" calcext:value-type="float">
            <text:p>28.880478814</text:p>
          </table:table-cell>
          <table:table-cell office:value-type="float" office:value="40.734188308" calcext:value-type="float">
            <text:p>40.734188308</text:p>
          </table:table-cell>
          <table:table-cell office:value-type="float" office:value="52.130836366" calcext:value-type="float">
            <text:p>52.130836366</text:p>
          </table:table-cell>
          <table:table-cell office:value-type="float" office:value="64.366488295" calcext:value-type="float">
            <text:p>64.3664882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5742602099999" calcext:value-type="float">
            <text:p>5.25742602099999</text:p>
          </table:table-cell>
          <table:table-cell office:value-type="float" office:value="17.057667354" calcext:value-type="float">
            <text:p>17.057667354</text:p>
          </table:table-cell>
          <table:table-cell office:value-type="float" office:value="29.005818671" calcext:value-type="float">
            <text:p>29.005818671</text:p>
          </table:table-cell>
          <table:table-cell office:value-type="float" office:value="40.39179341" calcext:value-type="float">
            <text:p>40.39179341</text:p>
          </table:table-cell>
          <table:table-cell office:value-type="float" office:value="52.270081079" calcext:value-type="float">
            <text:p>52.270081079</text:p>
          </table:table-cell>
          <table:table-cell office:value-type="float" office:value="63.96820871" calcext:value-type="float">
            <text:p>63.968208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82763825" calcext:value-type="float">
            <text:p>5.282763825</text:p>
          </table:table-cell>
          <table:table-cell office:value-type="float" office:value="17.383893098" calcext:value-type="float">
            <text:p>17.383893098</text:p>
          </table:table-cell>
          <table:table-cell office:value-type="float" office:value="29.238723063" calcext:value-type="float">
            <text:p>29.238723063</text:p>
          </table:table-cell>
          <table:table-cell office:value-type="float" office:value="40.487190841" calcext:value-type="float">
            <text:p>40.487190841</text:p>
          </table:table-cell>
          <table:table-cell office:value-type="float" office:value="52.364904159" calcext:value-type="float">
            <text:p>52.364904159</text:p>
          </table:table-cell>
          <table:table-cell office:value-type="float" office:value="64.150099855" calcext:value-type="float">
            <text:p>64.1500998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2728649299999" calcext:value-type="float">
            <text:p>5.32728649299999</text:p>
          </table:table-cell>
          <table:table-cell office:value-type="float" office:value="17.158103136" calcext:value-type="float">
            <text:p>17.158103136</text:p>
          </table:table-cell>
          <table:table-cell office:value-type="float" office:value="28.955519472" calcext:value-type="float">
            <text:p>28.955519472</text:p>
          </table:table-cell>
          <table:table-cell office:value-type="float" office:value="39.574392504" calcext:value-type="float">
            <text:p>39.574392504</text:p>
          </table:table-cell>
          <table:table-cell office:value-type="float" office:value="52.267789128" calcext:value-type="float">
            <text:p>52.267789128</text:p>
          </table:table-cell>
          <table:table-cell office:value-type="float" office:value="64.108519121" calcext:value-type="float">
            <text:p>64.1085191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01174615" calcext:value-type="float">
            <text:p>5.201174615</text:p>
          </table:table-cell>
          <table:table-cell office:value-type="float" office:value="17.749157012" calcext:value-type="float">
            <text:p>17.749157012</text:p>
          </table:table-cell>
          <table:table-cell office:value-type="float" office:value="28.910276174" calcext:value-type="float">
            <text:p>28.910276174</text:p>
          </table:table-cell>
          <table:table-cell office:value-type="float" office:value="40.462350425" calcext:value-type="float">
            <text:p>40.462350425</text:p>
          </table:table-cell>
          <table:table-cell office:value-type="float" office:value="52.766063606" calcext:value-type="float">
            <text:p>52.766063606</text:p>
          </table:table-cell>
          <table:table-cell office:value-type="float" office:value="64.503258595" calcext:value-type="float">
            <text:p>64.5032585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4263756500001" calcext:value-type="float">
            <text:p>5.24263756500001</text:p>
          </table:table-cell>
          <table:table-cell office:value-type="float" office:value="16.92730279" calcext:value-type="float">
            <text:p>16.92730279</text:p>
          </table:table-cell>
          <table:table-cell office:value-type="float" office:value="29.100809777" calcext:value-type="float">
            <text:p>29.100809777</text:p>
          </table:table-cell>
          <table:table-cell office:value-type="float" office:value="40.657327136" calcext:value-type="float">
            <text:p>40.657327136</text:p>
          </table:table-cell>
          <table:table-cell office:value-type="float" office:value="52.282339139" calcext:value-type="float">
            <text:p>52.282339139</text:p>
          </table:table-cell>
          <table:table-cell office:value-type="float" office:value="63.885417699" calcext:value-type="float">
            <text:p>63.8854176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1530053800001" calcext:value-type="float">
            <text:p>5.21530053800001</text:p>
          </table:table-cell>
          <table:table-cell office:value-type="float" office:value="16.968626283" calcext:value-type="float">
            <text:p>16.968626283</text:p>
          </table:table-cell>
          <table:table-cell office:value-type="float" office:value="28.433479716" calcext:value-type="float">
            <text:p>28.433479716</text:p>
          </table:table-cell>
          <table:table-cell office:value-type="float" office:value="40.8720825" calcext:value-type="float">
            <text:p>40.8720825</text:p>
          </table:table-cell>
          <table:table-cell office:value-type="float" office:value="52.665459574" calcext:value-type="float">
            <text:p>52.665459574</text:p>
          </table:table-cell>
          <table:table-cell office:value-type="float" office:value="64.011259446" calcext:value-type="float">
            <text:p>64.0112594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2715962600001" calcext:value-type="float">
            <text:p>5.42715962600001</text:p>
          </table:table-cell>
          <table:table-cell office:value-type="float" office:value="17.081118313" calcext:value-type="float">
            <text:p>17.081118313</text:p>
          </table:table-cell>
          <table:table-cell office:value-type="float" office:value="28.676577179" calcext:value-type="float">
            <text:p>28.676577179</text:p>
          </table:table-cell>
          <table:table-cell office:value-type="float" office:value="40.471372473" calcext:value-type="float">
            <text:p>40.471372473</text:p>
          </table:table-cell>
          <table:table-cell office:value-type="float" office:value="53.01671849" calcext:value-type="float">
            <text:p>53.01671849</text:p>
          </table:table-cell>
          <table:table-cell office:value-type="float" office:value="64.170132077" calcext:value-type="float">
            <text:p>64.1701320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3630138799999" calcext:value-type="float">
            <text:p>5.33630138799999</text:p>
          </table:table-cell>
          <table:table-cell office:value-type="float" office:value="17.059992413" calcext:value-type="float">
            <text:p>17.059992413</text:p>
          </table:table-cell>
          <table:table-cell office:value-type="float" office:value="28.694564085" calcext:value-type="float">
            <text:p>28.694564085</text:p>
          </table:table-cell>
          <table:table-cell office:value-type="float" office:value="40.120366619" calcext:value-type="float">
            <text:p>40.120366619</text:p>
          </table:table-cell>
          <table:table-cell office:value-type="float" office:value="52.943306063" calcext:value-type="float">
            <text:p>52.943306063</text:p>
          </table:table-cell>
          <table:table-cell office:value-type="float" office:value="63.976342469" calcext:value-type="float">
            <text:p>63.9763424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2556684299998" calcext:value-type="float">
            <text:p>5.32556684299998</text:p>
          </table:table-cell>
          <table:table-cell office:value-type="float" office:value="16.971763742" calcext:value-type="float">
            <text:p>16.971763742</text:p>
          </table:table-cell>
          <table:table-cell office:value-type="float" office:value="29.086339337" calcext:value-type="float">
            <text:p>29.086339337</text:p>
          </table:table-cell>
          <table:table-cell office:value-type="float" office:value="40.934905192" calcext:value-type="float">
            <text:p>40.934905192</text:p>
          </table:table-cell>
          <table:table-cell office:value-type="float" office:value="53.119056008" calcext:value-type="float">
            <text:p>53.119056008</text:p>
          </table:table-cell>
          <table:table-cell office:value-type="float" office:value="65.443514905" calcext:value-type="float">
            <text:p>65.4435149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38195259" calcext:value-type="float">
            <text:p>5.338195259</text:p>
          </table:table-cell>
          <table:table-cell office:value-type="float" office:value="16.927671178" calcext:value-type="float">
            <text:p>16.927671178</text:p>
          </table:table-cell>
          <table:table-cell office:value-type="float" office:value="28.47945169" calcext:value-type="float">
            <text:p>28.47945169</text:p>
          </table:table-cell>
          <table:table-cell office:value-type="float" office:value="40.389125537" calcext:value-type="float">
            <text:p>40.389125537</text:p>
          </table:table-cell>
          <table:table-cell office:value-type="float" office:value="51.90933191" calcext:value-type="float">
            <text:p>51.90933191</text:p>
          </table:table-cell>
          <table:table-cell office:value-type="float" office:value="63.713887131" calcext:value-type="float">
            <text:p>63.7138871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6727197800001" calcext:value-type="float">
            <text:p>5.26727197800001</text:p>
          </table:table-cell>
          <table:table-cell office:value-type="float" office:value="17.06684021" calcext:value-type="float">
            <text:p>17.06684021</text:p>
          </table:table-cell>
          <table:table-cell office:value-type="float" office:value="28.644811356" calcext:value-type="float">
            <text:p>28.644811356</text:p>
          </table:table-cell>
          <table:table-cell office:value-type="float" office:value="40.453290657" calcext:value-type="float">
            <text:p>40.453290657</text:p>
          </table:table-cell>
          <table:table-cell office:value-type="float" office:value="51.873228426" calcext:value-type="float">
            <text:p>51.873228426</text:p>
          </table:table-cell>
          <table:table-cell office:value-type="float" office:value="63.871077749" calcext:value-type="float">
            <text:p>63.8710777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53176858899998" calcext:value-type="float">
            <text:p>5.53176858899998</text:p>
          </table:table-cell>
          <table:table-cell office:value-type="float" office:value="16.928417101" calcext:value-type="float">
            <text:p>16.928417101</text:p>
          </table:table-cell>
          <table:table-cell office:value-type="float" office:value="29.222442839" calcext:value-type="float">
            <text:p>29.222442839</text:p>
          </table:table-cell>
          <table:table-cell office:value-type="float" office:value="41.37215134" calcext:value-type="float">
            <text:p>41.37215134</text:p>
          </table:table-cell>
          <table:table-cell office:value-type="float" office:value="52.10502308" calcext:value-type="float">
            <text:p>52.10502308</text:p>
          </table:table-cell>
          <table:table-cell office:value-type="float" office:value="63.825860933" calcext:value-type="float">
            <text:p>63.8258609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80562924" calcext:value-type="float">
            <text:p>5.180562924</text:p>
          </table:table-cell>
          <table:table-cell office:value-type="float" office:value="16.95712657" calcext:value-type="float">
            <text:p>16.95712657</text:p>
          </table:table-cell>
          <table:table-cell office:value-type="float" office:value="29.216065125" calcext:value-type="float">
            <text:p>29.216065125</text:p>
          </table:table-cell>
          <table:table-cell office:value-type="float" office:value="40.643362658" calcext:value-type="float">
            <text:p>40.643362658</text:p>
          </table:table-cell>
          <table:table-cell office:value-type="float" office:value="52.176569868" calcext:value-type="float">
            <text:p>52.176569868</text:p>
          </table:table-cell>
          <table:table-cell office:value-type="float" office:value="64.284145223" calcext:value-type="float">
            <text:p>64.2841452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32502458" calcext:value-type="float">
            <text:p>5.332502458</text:p>
          </table:table-cell>
          <table:table-cell office:value-type="float" office:value="16.906419194" calcext:value-type="float">
            <text:p>16.906419194</text:p>
          </table:table-cell>
          <table:table-cell office:value-type="float" office:value="29.13182386" calcext:value-type="float">
            <text:p>29.13182386</text:p>
          </table:table-cell>
          <table:table-cell office:value-type="float" office:value="40.94525265" calcext:value-type="float">
            <text:p>40.94525265</text:p>
          </table:table-cell>
          <table:table-cell office:value-type="float" office:value="52.396601233" calcext:value-type="float">
            <text:p>52.396601233</text:p>
          </table:table-cell>
          <table:table-cell office:value-type="float" office:value="64.77545758" calcext:value-type="float">
            <text:p>64.775457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9414567100001" calcext:value-type="float">
            <text:p>5.19414567100001</text:p>
          </table:table-cell>
          <table:table-cell office:value-type="float" office:value="17.053008233" calcext:value-type="float">
            <text:p>17.053008233</text:p>
          </table:table-cell>
          <table:table-cell office:value-type="float" office:value="28.951226397" calcext:value-type="float">
            <text:p>28.951226397</text:p>
          </table:table-cell>
          <table:table-cell office:value-type="float" office:value="40.767183556" calcext:value-type="float">
            <text:p>40.767183556</text:p>
          </table:table-cell>
          <table:table-cell office:value-type="float" office:value="51.254068643" calcext:value-type="float">
            <text:p>51.254068643</text:p>
          </table:table-cell>
          <table:table-cell office:value-type="float" office:value="64.568853025" calcext:value-type="float">
            <text:p>64.568853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3206960600001" calcext:value-type="float">
            <text:p>5.23206960600001</text:p>
          </table:table-cell>
          <table:table-cell office:value-type="float" office:value="16.973999634" calcext:value-type="float">
            <text:p>16.973999634</text:p>
          </table:table-cell>
          <table:table-cell office:value-type="float" office:value="28.87302713" calcext:value-type="float">
            <text:p>28.87302713</text:p>
          </table:table-cell>
          <table:table-cell office:value-type="float" office:value="40.913073226" calcext:value-type="float">
            <text:p>40.913073226</text:p>
          </table:table-cell>
          <table:table-cell office:value-type="float" office:value="52.628121691" calcext:value-type="float">
            <text:p>52.628121691</text:p>
          </table:table-cell>
          <table:table-cell office:value-type="float" office:value="64.055941233" calcext:value-type="float">
            <text:p>64.0559412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93216865800001" calcext:value-type="float">
            <text:p>4.93216865800001</text:p>
          </table:table-cell>
          <table:table-cell office:value-type="float" office:value="17.163605689" calcext:value-type="float">
            <text:p>17.163605689</text:p>
          </table:table-cell>
          <table:table-cell office:value-type="float" office:value="29.015974027" calcext:value-type="float">
            <text:p>29.015974027</text:p>
          </table:table-cell>
          <table:table-cell office:value-type="float" office:value="43.218543034" calcext:value-type="float">
            <text:p>43.218543034</text:p>
          </table:table-cell>
          <table:table-cell office:value-type="float" office:value="52.383421628" calcext:value-type="float">
            <text:p>52.383421628</text:p>
          </table:table-cell>
          <table:table-cell office:value-type="float" office:value="63.729614554" calcext:value-type="float">
            <text:p>63.7296145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62310092" calcext:value-type="float">
            <text:p>5.362310092</text:p>
          </table:table-cell>
          <table:table-cell office:value-type="float" office:value="16.956564632" calcext:value-type="float">
            <text:p>16.956564632</text:p>
          </table:table-cell>
          <table:table-cell office:value-type="float" office:value="28.963776959" calcext:value-type="float">
            <text:p>28.963776959</text:p>
          </table:table-cell>
          <table:table-cell office:value-type="float" office:value="41.069677779" calcext:value-type="float">
            <text:p>41.069677779</text:p>
          </table:table-cell>
          <table:table-cell office:value-type="float" office:value="52.642541322" calcext:value-type="float">
            <text:p>52.642541322</text:p>
          </table:table-cell>
          <table:table-cell office:value-type="float" office:value="63.872223191" calcext:value-type="float">
            <text:p>63.8722231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1010400399999" calcext:value-type="float">
            <text:p>5.31010400399999</text:p>
          </table:table-cell>
          <table:table-cell office:value-type="float" office:value="16.937209988" calcext:value-type="float">
            <text:p>16.937209988</text:p>
          </table:table-cell>
          <table:table-cell office:value-type="float" office:value="29.847063436" calcext:value-type="float">
            <text:p>29.847063436</text:p>
          </table:table-cell>
          <table:table-cell office:value-type="float" office:value="41.675278715" calcext:value-type="float">
            <text:p>41.675278715</text:p>
          </table:table-cell>
          <table:table-cell office:value-type="float" office:value="53.051196649" calcext:value-type="float">
            <text:p>53.051196649</text:p>
          </table:table-cell>
          <table:table-cell office:value-type="float" office:value="65.134628905" calcext:value-type="float">
            <text:p>65.1346289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7172102199998" calcext:value-type="float">
            <text:p>5.37172102199998</text:p>
          </table:table-cell>
          <table:table-cell office:value-type="float" office:value="17.116809311" calcext:value-type="float">
            <text:p>17.116809311</text:p>
          </table:table-cell>
          <table:table-cell office:value-type="float" office:value="28.570699028" calcext:value-type="float">
            <text:p>28.570699028</text:p>
          </table:table-cell>
          <table:table-cell office:value-type="float" office:value="41.123033357" calcext:value-type="float">
            <text:p>41.123033357</text:p>
          </table:table-cell>
          <table:table-cell office:value-type="float" office:value="52.665543173" calcext:value-type="float">
            <text:p>52.665543173</text:p>
          </table:table-cell>
          <table:table-cell office:value-type="float" office:value="64.141137918" calcext:value-type="float">
            <text:p>64.1411379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01272237" calcext:value-type="float">
            <text:p>5.301272237</text:p>
          </table:table-cell>
          <table:table-cell office:value-type="float" office:value="17.065979922" calcext:value-type="float">
            <text:p>17.065979922</text:p>
          </table:table-cell>
          <table:table-cell office:value-type="float" office:value="28.555279955" calcext:value-type="float">
            <text:p>28.555279955</text:p>
          </table:table-cell>
          <table:table-cell office:value-type="float" office:value="40.360635729" calcext:value-type="float">
            <text:p>40.360635729</text:p>
          </table:table-cell>
          <table:table-cell office:value-type="float" office:value="52.024859436" calcext:value-type="float">
            <text:p>52.024859436</text:p>
          </table:table-cell>
          <table:table-cell office:value-type="float" office:value="64.03255324" calcext:value-type="float">
            <text:p>64.032553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1591474899999" calcext:value-type="float">
            <text:p>5.31591474899999</text:p>
          </table:table-cell>
          <table:table-cell office:value-type="float" office:value="16.975604404" calcext:value-type="float">
            <text:p>16.975604404</text:p>
          </table:table-cell>
          <table:table-cell office:value-type="float" office:value="29.180169563" calcext:value-type="float">
            <text:p>29.180169563</text:p>
          </table:table-cell>
          <table:table-cell office:value-type="float" office:value="40.119495648" calcext:value-type="float">
            <text:p>40.119495648</text:p>
          </table:table-cell>
          <table:table-cell office:value-type="float" office:value="52.293791977" calcext:value-type="float">
            <text:p>52.293791977</text:p>
          </table:table-cell>
          <table:table-cell office:value-type="float" office:value="63.681451343" calcext:value-type="float">
            <text:p>63.6814513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70611867" calcext:value-type="float">
            <text:p>5.270611867</text:p>
          </table:table-cell>
          <table:table-cell office:value-type="float" office:value="17.080886179" calcext:value-type="float">
            <text:p>17.080886179</text:p>
          </table:table-cell>
          <table:table-cell office:value-type="float" office:value="28.771728219" calcext:value-type="float">
            <text:p>28.771728219</text:p>
          </table:table-cell>
          <table:table-cell office:value-type="float" office:value="40.593406493" calcext:value-type="float">
            <text:p>40.593406493</text:p>
          </table:table-cell>
          <table:table-cell office:value-type="float" office:value="51.902965645" calcext:value-type="float">
            <text:p>51.902965645</text:p>
          </table:table-cell>
          <table:table-cell office:value-type="float" office:value="63.624925941" calcext:value-type="float">
            <text:p>63.624925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36928025" calcext:value-type="float">
            <text:p>5.336928025</text:p>
          </table:table-cell>
          <table:table-cell office:value-type="float" office:value="17.036119095" calcext:value-type="float">
            <text:p>17.036119095</text:p>
          </table:table-cell>
          <table:table-cell office:value-type="float" office:value="28.608427079" calcext:value-type="float">
            <text:p>28.608427079</text:p>
          </table:table-cell>
          <table:table-cell office:value-type="float" office:value="39.337587062" calcext:value-type="float">
            <text:p>39.337587062</text:p>
          </table:table-cell>
          <table:table-cell office:value-type="float" office:value="52.768058425" calcext:value-type="float">
            <text:p>52.768058425</text:p>
          </table:table-cell>
          <table:table-cell office:value-type="float" office:value="65.027263324" calcext:value-type="float">
            <text:p>65.0272633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9045622599998" calcext:value-type="float">
            <text:p>5.49045622599998</text:p>
          </table:table-cell>
          <table:table-cell office:value-type="float" office:value="17.048869355" calcext:value-type="float">
            <text:p>17.048869355</text:p>
          </table:table-cell>
          <table:table-cell office:value-type="float" office:value="28.861212848" calcext:value-type="float">
            <text:p>28.861212848</text:p>
          </table:table-cell>
          <table:table-cell office:value-type="float" office:value="40.990995893" calcext:value-type="float">
            <text:p>40.990995893</text:p>
          </table:table-cell>
          <table:table-cell office:value-type="float" office:value="52.042072416" calcext:value-type="float">
            <text:p>52.042072416</text:p>
          </table:table-cell>
          <table:table-cell office:value-type="float" office:value="63.892435733" calcext:value-type="float">
            <text:p>63.8924357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4653074400002" calcext:value-type="float">
            <text:p>5.34653074400002</text:p>
          </table:table-cell>
          <table:table-cell office:value-type="float" office:value="17.029671703" calcext:value-type="float">
            <text:p>17.029671703</text:p>
          </table:table-cell>
          <table:table-cell office:value-type="float" office:value="28.742861776" calcext:value-type="float">
            <text:p>28.742861776</text:p>
          </table:table-cell>
          <table:table-cell office:value-type="float" office:value="40.7028897" calcext:value-type="float">
            <text:p>40.7028897</text:p>
          </table:table-cell>
          <table:table-cell office:value-type="float" office:value="52.94244629" calcext:value-type="float">
            <text:p>52.94244629</text:p>
          </table:table-cell>
          <table:table-cell office:value-type="float" office:value="64.224530608" calcext:value-type="float">
            <text:p>64.2245306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6694248600002" calcext:value-type="float">
            <text:p>5.26694248600002</text:p>
          </table:table-cell>
          <table:table-cell office:value-type="float" office:value="17.12080211" calcext:value-type="float">
            <text:p>17.12080211</text:p>
          </table:table-cell>
          <table:table-cell office:value-type="float" office:value="28.819970384" calcext:value-type="float">
            <text:p>28.819970384</text:p>
          </table:table-cell>
          <table:table-cell office:value-type="float" office:value="40.899136764" calcext:value-type="float">
            <text:p>40.899136764</text:p>
          </table:table-cell>
          <table:table-cell office:value-type="float" office:value="52.669084852" calcext:value-type="float">
            <text:p>52.669084852</text:p>
          </table:table-cell>
          <table:table-cell office:value-type="float" office:value="64.149148844" calcext:value-type="float">
            <text:p>64.1491488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1147889799997" calcext:value-type="float">
            <text:p>5.31147889799997</text:p>
          </table:table-cell>
          <table:table-cell office:value-type="float" office:value="17.287803223" calcext:value-type="float">
            <text:p>17.287803223</text:p>
          </table:table-cell>
          <table:table-cell office:value-type="float" office:value="29.143177464" calcext:value-type="float">
            <text:p>29.143177464</text:p>
          </table:table-cell>
          <table:table-cell office:value-type="float" office:value="40.801492592" calcext:value-type="float">
            <text:p>40.801492592</text:p>
          </table:table-cell>
          <table:table-cell office:value-type="float" office:value="52.684154865" calcext:value-type="float">
            <text:p>52.684154865</text:p>
          </table:table-cell>
          <table:table-cell office:value-type="float" office:value="64.154278434" calcext:value-type="float">
            <text:p>64.1542784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8.937766395" calcext:value-type="float">
            <text:p>28.9377663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8.879610693" calcext:value-type="float">
            <text:p>28.8796106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8.891375528" calcext:value-type="float">
            <text:p>28.8913755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9.216364941" calcext:value-type="float">
            <text:p>29.2163649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9.116998942" calcext:value-type="float">
            <text:p>29.116998942</text:p>
          </table:table-cell>
          <table:table-cell table:number-columns-repeated="6"/>
        </table:table-row>
      </table:table>
      <table:table table:name="benchft-worker-3" table:style-name="ta1">
        <table:shapes>
          <draw:frame draw:z-index="0" draw:style-name="gr1" draw:text-style-name="P1" svg:width="6.2988in" svg:height="3.5429in" svg:x="7.0232in" svg:y="1.3016in">
            <draw:object draw:notify-on-update-of-ranges="'benchft-worker-3'.B6:'benchft-worker-3'.B6 'benchft-worker-3'.B7:'benchft-worker-3'.B56 'benchft-worker-3'.C6:'benchft-worker-3'.C6 'benchft-worker-3'.C7:'benchft-worker-3'.C56 'benchft-worker-3'.D6:'benchft-worker-3'.D6 'benchft-worker-3'.D7:'benchft-worker-3'.D56 'benchft-worker-3'.E6:'benchft-worker-3'.E6 'benchft-worker-3'.E7:'benchft-worker-3'.E56 'benchft-worker-3'.F6:'benchft-worker-3'.F6 'benchft-worker-3'.F7:'benchft-worker-3'.F56 'benchft-worker-3'.G6:'benchft-worker-3'.G6 'benchft-worker-3'.G7:'benchft-worker-3'.G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minimum</text:p>
          </table:table-cell>
          <table:table-cell table:formula="of:=MIN([.B7:.B56])" office:value-type="float" office:value="7.80212332300001" calcext:value-type="float">
            <text:p>7.80212332300001</text:p>
          </table:table-cell>
          <table:table-cell table:formula="of:=MIN([.C7:.C56])" office:value-type="float" office:value="23.112444829" calcext:value-type="float">
            <text:p>23.112444829</text:p>
          </table:table-cell>
          <table:table-cell table:formula="of:=MIN([.D7:.D56])" office:value-type="float" office:value="38.184200586" calcext:value-type="float">
            <text:p>38.184200586</text:p>
          </table:table-cell>
          <table:table-cell table:formula="of:=MIN([.E7:.E56])" office:value-type="float" office:value="53.673080226" calcext:value-type="float">
            <text:p>53.673080226</text:p>
          </table:table-cell>
          <table:table-cell table:formula="of:=MIN([.F7:.F56])" office:value-type="float" office:value="69.146024406" calcext:value-type="float">
            <text:p>69.146024406</text:p>
          </table:table-cell>
          <table:table-cell table:formula="of:=MIN([.G7:.G56])" office:value-type="float" office:value="84.316125498" calcext:value-type="float">
            <text:p>84.316125498</text:p>
          </table:table-cell>
          <table:table-cell/>
          <table:table-cell office:value-type="string" calcext:value-type="string">
            <text:p>CPU:</text:p>
          </table:table-cell>
          <table:table-cell office:value-type="string" calcext:value-type="string">
            <text:p>AMD EPYC 9274F 24-Core Processor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table:formula="of:=MAX([.B7:.B56])" office:value-type="float" office:value="9.79777232999999" calcext:value-type="float">
            <text:p>9.79777232999999</text:p>
          </table:table-cell>
          <table:table-cell table:formula="of:=MAX([.C7:.C56])" office:value-type="float" office:value="27.757111617" calcext:value-type="float">
            <text:p>27.757111617</text:p>
          </table:table-cell>
          <table:table-cell table:formula="of:=MAX([.D7:.D56])" office:value-type="float" office:value="43.492966166" calcext:value-type="float">
            <text:p>43.492966166</text:p>
          </table:table-cell>
          <table:table-cell table:formula="of:=MAX([.E7:.E56])" office:value-type="float" office:value="59.808532833" calcext:value-type="float">
            <text:p>59.808532833</text:p>
          </table:table-cell>
          <table:table-cell table:formula="of:=MAX([.F7:.F56])" office:value-type="float" office:value="77.506202177" calcext:value-type="float">
            <text:p>77.506202177</text:p>
          </table:table-cell>
          <table:table-cell table:formula="of:=MAX([.G7:.G56])" office:value-type="float" office:value="92.688365541" calcext:value-type="float">
            <text:p>92.688365541</text:p>
          </table:table-cell>
          <table:table-cell/>
          <table:table-cell office:value-type="string" calcext:value-type="string">
            <text:p>cores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7:.B56])" office:value-type="float" office:value="8.19009704250001" calcext:value-type="float">
            <text:p>8.19009704250001</text:p>
          </table:table-cell>
          <table:table-cell table:formula="of:=MEDIAN([.C7:.C56])" office:value-type="float" office:value="23.5322282315" calcext:value-type="float">
            <text:p>23.5322282315</text:p>
          </table:table-cell>
          <table:table-cell table:formula="of:=MEDIAN([.D7:.D56])" office:value-type="float" office:value="38.8351027265001" calcext:value-type="float">
            <text:p>38.8351027265001</text:p>
          </table:table-cell>
          <table:table-cell table:formula="of:=MEDIAN([.E7:.E56])" office:value-type="float" office:value="54.3563965670001" calcext:value-type="float">
            <text:p>54.3563965670001</text:p>
          </table:table-cell>
          <table:table-cell table:formula="of:=MEDIAN([.F7:.F56])" office:value-type="float" office:value="70.9295101725" calcext:value-type="float">
            <text:p>70.9295101725</text:p>
          </table:table-cell>
          <table:table-cell table:formula="of:=MEDIAN([.G7:.G56])" office:value-type="float" office:value="85.627863874" calcext:value-type="float">
            <text:p>85.627863874</text:p>
          </table:table-cell>
          <table:table-cell/>
          <table:table-cell office:value-type="string" calcext:value-type="string">
            <text:p>threads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7:.B56])" office:value-type="float" office:value="8.4226464784" calcext:value-type="float">
            <text:p>8.4226464784</text:p>
          </table:table-cell>
          <table:table-cell table:formula="of:=AVERAGE([.C7:.C56])" office:value-type="float" office:value="23.83394402016" calcext:value-type="float">
            <text:p>23.83394402016</text:p>
          </table:table-cell>
          <table:table-cell table:formula="of:=AVERAGE([.D7:.D56])" office:value-type="float" office:value="39.40662893144" calcext:value-type="float">
            <text:p>39.40662893144</text:p>
          </table:table-cell>
          <table:table-cell table:formula="of:=AVERAGE([.E7:.E56])" office:value-type="float" office:value="55.1358736794" calcext:value-type="float">
            <text:p>55.1358736794</text:p>
          </table:table-cell>
          <table:table-cell table:formula="of:=AVERAGE([.F7:.F56])" office:value-type="float" office:value="71.81701178428" calcext:value-type="float">
            <text:p>71.81701178428</text:p>
          </table:table-cell>
          <table:table-cell table:formula="of:=AVERAGE([.G7:.G56])" office:value-type="float" office:value="87.1868236835" calcext:value-type="float">
            <text:p>87.1868236835</text:p>
          </table:table-cell>
          <table:table-cell/>
          <table:table-cell office:value-type="string" calcext:value-type="string">
            <text:p>NUM_WORKER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tandardDeviation</text:p>
          </table:table-cell>
          <table:table-cell table:formula="of:=COM.MICROSOFT.STDEV.S([.B7:.B56])" office:value-type="float" office:value="0.501279057515744" calcext:value-type="float">
            <text:p>0.501279057515744</text:p>
          </table:table-cell>
          <table:table-cell table:formula="of:=COM.MICROSOFT.STDEV.S([.C7:.C56])" office:value-type="float" office:value="0.84815687057829" calcext:value-type="float">
            <text:p>0.84815687057829</text:p>
          </table:table-cell>
          <table:table-cell table:formula="of:=COM.MICROSOFT.STDEV.S([.D7:.D56])" office:value-type="float" office:value="1.26001283282945" calcext:value-type="float">
            <text:p>1.26001283282945</text:p>
          </table:table-cell>
          <table:table-cell table:formula="of:=COM.MICROSOFT.STDEV.S([.E7:.E56])" office:value-type="float" office:value="1.61416322674266" calcext:value-type="float">
            <text:p>1.61416322674266</text:p>
          </table:table-cell>
          <table:table-cell table:formula="of:=COM.MICROSOFT.STDEV.S([.F7:.F56])" office:value-type="float" office:value="2.34630345911098" calcext:value-type="float">
            <text:p>2.34630345911098</text:p>
          </table:table-cell>
          <table:table-cell table:formula="of:=COM.MICROSOFT.STDEV.S([.G7:.G56])" office:value-type="float" office:value="2.62181842965779" calcext:value-type="float">
            <text:p>2.62181842965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predecess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:</text:p>
          </table:table-cell>
          <table:table-cell office:value-type="float" office:value="9.351649363" calcext:value-type="float">
            <text:p>9.351649363</text:p>
          </table:table-cell>
          <table:table-cell office:value-type="float" office:value="26.101714011" calcext:value-type="float">
            <text:p>26.101714011</text:p>
          </table:table-cell>
          <table:table-cell office:value-type="float" office:value="43.492966166" calcext:value-type="float">
            <text:p>43.492966166</text:p>
          </table:table-cell>
          <table:table-cell office:value-type="float" office:value="58.686141923" calcext:value-type="float">
            <text:p>58.686141923</text:p>
          </table:table-cell>
          <table:table-cell office:value-type="float" office:value="74.787438448" calcext:value-type="float">
            <text:p>74.787438448</text:p>
          </table:table-cell>
          <table:table-cell office:value-type="float" office:value="91.251144314" calcext:value-type="float">
            <text:p>91.2511443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313471422" calcext:value-type="float">
            <text:p>9.313471422</text:p>
          </table:table-cell>
          <table:table-cell office:value-type="float" office:value="23.871265993" calcext:value-type="float">
            <text:p>23.871265993</text:p>
          </table:table-cell>
          <table:table-cell office:value-type="float" office:value="40.522707022" calcext:value-type="float">
            <text:p>40.522707022</text:p>
          </table:table-cell>
          <table:table-cell office:value-type="float" office:value="57.28362035" calcext:value-type="float">
            <text:p>57.28362035</text:p>
          </table:table-cell>
          <table:table-cell office:value-type="float" office:value="73.381021949" calcext:value-type="float">
            <text:p>73.381021949</text:p>
          </table:table-cell>
          <table:table-cell office:value-type="float" office:value="90.105078263" calcext:value-type="float">
            <text:p>90.1050782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344618384" calcext:value-type="float">
            <text:p>9.344618384</text:p>
          </table:table-cell>
          <table:table-cell office:value-type="float" office:value="25.650540386" calcext:value-type="float">
            <text:p>25.650540386</text:p>
          </table:table-cell>
          <table:table-cell office:value-type="float" office:value="41.163425655" calcext:value-type="float">
            <text:p>41.163425655</text:p>
          </table:table-cell>
          <table:table-cell office:value-type="float" office:value="56.58963428" calcext:value-type="float">
            <text:p>56.58963428</text:p>
          </table:table-cell>
          <table:table-cell office:value-type="float" office:value="71.450779446" calcext:value-type="float">
            <text:p>71.450779446</text:p>
          </table:table-cell>
          <table:table-cell office:value-type="float" office:value="85.749901826" calcext:value-type="float">
            <text:p>85.7499018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786641711" calcext:value-type="float">
            <text:p>8.786641711</text:p>
          </table:table-cell>
          <table:table-cell office:value-type="float" office:value="24.523214479" calcext:value-type="float">
            <text:p>24.523214479</text:p>
          </table:table-cell>
          <table:table-cell office:value-type="float" office:value="40.601817413" calcext:value-type="float">
            <text:p>40.601817413</text:p>
          </table:table-cell>
          <table:table-cell office:value-type="float" office:value="54.54742973" calcext:value-type="float">
            <text:p>54.54742973</text:p>
          </table:table-cell>
          <table:table-cell office:value-type="float" office:value="69.724783021" calcext:value-type="float">
            <text:p>69.724783021</text:p>
          </table:table-cell>
          <table:table-cell office:value-type="float" office:value="85.014500326" calcext:value-type="float">
            <text:p>85.0145003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037159567" calcext:value-type="float">
            <text:p>9.037159567</text:p>
          </table:table-cell>
          <table:table-cell office:value-type="float" office:value="24.581555398" calcext:value-type="float">
            <text:p>24.581555398</text:p>
          </table:table-cell>
          <table:table-cell office:value-type="float" office:value="39.144706734" calcext:value-type="float">
            <text:p>39.144706734</text:p>
          </table:table-cell>
          <table:table-cell office:value-type="float" office:value="54.408055498" calcext:value-type="float">
            <text:p>54.408055498</text:p>
          </table:table-cell>
          <table:table-cell office:value-type="float" office:value="69.761761556" calcext:value-type="float">
            <text:p>69.761761556</text:p>
          </table:table-cell>
          <table:table-cell office:value-type="float" office:value="84.316125498" calcext:value-type="float">
            <text:p>84.3161254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466131172" calcext:value-type="float">
            <text:p>8.466131172</text:p>
          </table:table-cell>
          <table:table-cell office:value-type="float" office:value="24.553025438" calcext:value-type="float">
            <text:p>24.553025438</text:p>
          </table:table-cell>
          <table:table-cell office:value-type="float" office:value="38.98735502" calcext:value-type="float">
            <text:p>38.98735502</text:p>
          </table:table-cell>
          <table:table-cell office:value-type="float" office:value="55.98858935" calcext:value-type="float">
            <text:p>55.98858935</text:p>
          </table:table-cell>
          <table:table-cell office:value-type="float" office:value="75.714193566" calcext:value-type="float">
            <text:p>75.714193566</text:p>
          </table:table-cell>
          <table:table-cell office:value-type="float" office:value="90.848841353" calcext:value-type="float">
            <text:p>90.8488413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573329583" calcext:value-type="float">
            <text:p>8.573329583</text:p>
          </table:table-cell>
          <table:table-cell office:value-type="float" office:value="23.652291086" calcext:value-type="float">
            <text:p>23.652291086</text:p>
          </table:table-cell>
          <table:table-cell office:value-type="float" office:value="38.521728561" calcext:value-type="float">
            <text:p>38.521728561</text:p>
          </table:table-cell>
          <table:table-cell office:value-type="float" office:value="54.217212543" calcext:value-type="float">
            <text:p>54.217212543</text:p>
          </table:table-cell>
          <table:table-cell office:value-type="float" office:value="73.22334473" calcext:value-type="float">
            <text:p>73.22334473</text:p>
          </table:table-cell>
          <table:table-cell office:value-type="float" office:value="88.571026105" calcext:value-type="float">
            <text:p>88.5710261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79777232999999" calcext:value-type="float">
            <text:p>9.79777232999999</text:p>
          </table:table-cell>
          <table:table-cell office:value-type="float" office:value="23.799472532" calcext:value-type="float">
            <text:p>23.799472532</text:p>
          </table:table-cell>
          <table:table-cell office:value-type="float" office:value="38.565751157" calcext:value-type="float">
            <text:p>38.565751157</text:p>
          </table:table-cell>
          <table:table-cell office:value-type="float" office:value="53.812632586" calcext:value-type="float">
            <text:p>53.812632586</text:p>
          </table:table-cell>
          <table:table-cell office:value-type="float" office:value="70.659217501" calcext:value-type="float">
            <text:p>70.659217501</text:p>
          </table:table-cell>
          <table:table-cell office:value-type="float" office:value="85.57273903" calcext:value-type="float">
            <text:p>85.572739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338832725" calcext:value-type="float">
            <text:p>9.338832725</text:p>
          </table:table-cell>
          <table:table-cell office:value-type="float" office:value="23.339277124" calcext:value-type="float">
            <text:p>23.339277124</text:p>
          </table:table-cell>
          <table:table-cell office:value-type="float" office:value="38.690749681" calcext:value-type="float">
            <text:p>38.690749681</text:p>
          </table:table-cell>
          <table:table-cell office:value-type="float" office:value="53.916347901" calcext:value-type="float">
            <text:p>53.916347901</text:p>
          </table:table-cell>
          <table:table-cell office:value-type="float" office:value="70.251558045" calcext:value-type="float">
            <text:p>70.251558045</text:p>
          </table:table-cell>
          <table:table-cell office:value-type="float" office:value="85.279586936" calcext:value-type="float">
            <text:p>85.2795869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716688943" calcext:value-type="float">
            <text:p>9.716688943</text:p>
          </table:table-cell>
          <table:table-cell office:value-type="float" office:value="23.686985846" calcext:value-type="float">
            <text:p>23.686985846</text:p>
          </table:table-cell>
          <table:table-cell office:value-type="float" office:value="38.983158584" calcext:value-type="float">
            <text:p>38.983158584</text:p>
          </table:table-cell>
          <table:table-cell office:value-type="float" office:value="53.673080226" calcext:value-type="float">
            <text:p>53.673080226</text:p>
          </table:table-cell>
          <table:table-cell office:value-type="float" office:value="69.146024406" calcext:value-type="float">
            <text:p>69.146024406</text:p>
          </table:table-cell>
          <table:table-cell office:value-type="float" office:value="84.984525776" calcext:value-type="float">
            <text:p>84.9845257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83767267299999" calcext:value-type="float">
            <text:p>8.83767267299999</text:p>
          </table:table-cell>
          <table:table-cell office:value-type="float" office:value="23.265676419" calcext:value-type="float">
            <text:p>23.265676419</text:p>
          </table:table-cell>
          <table:table-cell office:value-type="float" office:value="38.40993191" calcext:value-type="float">
            <text:p>38.40993191</text:p>
          </table:table-cell>
          <table:table-cell office:value-type="float" office:value="58.12437837" calcext:value-type="float">
            <text:p>58.12437837</text:p>
          </table:table-cell>
          <table:table-cell office:value-type="float" office:value="75.477650158" calcext:value-type="float">
            <text:p>75.477650158</text:p>
          </table:table-cell>
          <table:table-cell office:value-type="float" office:value="91.004989655" calcext:value-type="float">
            <text:p>91.0049896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06171614400001" calcext:value-type="float">
            <text:p>9.06171614400001</text:p>
          </table:table-cell>
          <table:table-cell office:value-type="float" office:value="23.283674729" calcext:value-type="float">
            <text:p>23.283674729</text:p>
          </table:table-cell>
          <table:table-cell office:value-type="float" office:value="38.930936294" calcext:value-type="float">
            <text:p>38.930936294</text:p>
          </table:table-cell>
          <table:table-cell office:value-type="float" office:value="56.893174959" calcext:value-type="float">
            <text:p>56.893174959</text:p>
          </table:table-cell>
          <table:table-cell office:value-type="float" office:value="73.633246315" calcext:value-type="float">
            <text:p>73.633246315</text:p>
          </table:table-cell>
          <table:table-cell office:value-type="float" office:value="89.19029277" calcext:value-type="float">
            <text:p>89.190292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109854274" calcext:value-type="float">
            <text:p>9.109854274</text:p>
          </table:table-cell>
          <table:table-cell office:value-type="float" office:value="23.34060989" calcext:value-type="float">
            <text:p>23.34060989</text:p>
          </table:table-cell>
          <table:table-cell office:value-type="float" office:value="38.45634007" calcext:value-type="float">
            <text:p>38.45634007</text:p>
          </table:table-cell>
          <table:table-cell office:value-type="float" office:value="56.301346389" calcext:value-type="float">
            <text:p>56.301346389</text:p>
          </table:table-cell>
          <table:table-cell office:value-type="float" office:value="70.434452726" calcext:value-type="float">
            <text:p>70.434452726</text:p>
          </table:table-cell>
          <table:table-cell office:value-type="float" office:value="86.714843867" calcext:value-type="float">
            <text:p>86.7148438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59621363400001" calcext:value-type="float">
            <text:p>8.59621363400001</text:p>
          </table:table-cell>
          <table:table-cell office:value-type="float" office:value="23.15232118" calcext:value-type="float">
            <text:p>23.15232118</text:p>
          </table:table-cell>
          <table:table-cell office:value-type="float" office:value="38.803455406" calcext:value-type="float">
            <text:p>38.803455406</text:p>
          </table:table-cell>
          <table:table-cell office:value-type="float" office:value="55.880877236" calcext:value-type="float">
            <text:p>55.880877236</text:p>
          </table:table-cell>
          <table:table-cell office:value-type="float" office:value="69.707714402" calcext:value-type="float">
            <text:p>69.707714402</text:p>
          </table:table-cell>
          <table:table-cell office:value-type="float" office:value="85.099061236" calcext:value-type="float">
            <text:p>85.0990612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72243846599999" calcext:value-type="float">
            <text:p>8.72243846599999</text:p>
          </table:table-cell>
          <table:table-cell office:value-type="float" office:value="23.1843793950001" calcext:value-type="float">
            <text:p>23.1843793950001</text:p>
          </table:table-cell>
          <table:table-cell office:value-type="float" office:value="38.633426273" calcext:value-type="float">
            <text:p>38.633426273</text:p>
          </table:table-cell>
          <table:table-cell office:value-type="float" office:value="54.195076277" calcext:value-type="float">
            <text:p>54.195076277</text:p>
          </table:table-cell>
          <table:table-cell office:value-type="float" office:value="69.76110675" calcext:value-type="float">
            <text:p>69.76110675</text:p>
          </table:table-cell>
          <table:table-cell office:value-type="float" office:value="84.647915437" calcext:value-type="float">
            <text:p>84.647915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77584370600001" calcext:value-type="float">
            <text:p>8.77584370600001</text:p>
          </table:table-cell>
          <table:table-cell office:value-type="float" office:value="23.112444829" calcext:value-type="float">
            <text:p>23.112444829</text:p>
          </table:table-cell>
          <table:table-cell office:value-type="float" office:value="42.891030367" calcext:value-type="float">
            <text:p>42.891030367</text:p>
          </table:table-cell>
          <table:table-cell office:value-type="float" office:value="54.164671435" calcext:value-type="float">
            <text:p>54.164671435</text:p>
          </table:table-cell>
          <table:table-cell office:value-type="float" office:value="76.390463116" calcext:value-type="float">
            <text:p>76.390463116</text:p>
          </table:table-cell>
          <table:table-cell office:value-type="float" office:value="92.688365541" calcext:value-type="float">
            <text:p>92.6883655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19241859100002" calcext:value-type="float">
            <text:p>8.19241859100002</text:p>
          </table:table-cell>
          <table:table-cell office:value-type="float" office:value="23.216928042" calcext:value-type="float">
            <text:p>23.216928042</text:p>
          </table:table-cell>
          <table:table-cell office:value-type="float" office:value="40.084908279" calcext:value-type="float">
            <text:p>40.084908279</text:p>
          </table:table-cell>
          <table:table-cell office:value-type="float" office:value="53.993158036" calcext:value-type="float">
            <text:p>53.993158036</text:p>
          </table:table-cell>
          <table:table-cell office:value-type="float" office:value="74.032462069" calcext:value-type="float">
            <text:p>74.032462069</text:p>
          </table:table-cell>
          <table:table-cell office:value-type="float" office:value="89.908356368" calcext:value-type="float">
            <text:p>89.9083563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37574731499999" calcext:value-type="float">
            <text:p>8.37574731499999</text:p>
          </table:table-cell>
          <table:table-cell office:value-type="float" office:value="23.3327496" calcext:value-type="float">
            <text:p>23.3327496</text:p>
          </table:table-cell>
          <table:table-cell office:value-type="float" office:value="40.331061706" calcext:value-type="float">
            <text:p>40.331061706</text:p>
          </table:table-cell>
          <table:table-cell office:value-type="float" office:value="53.707050186" calcext:value-type="float">
            <text:p>53.707050186</text:p>
          </table:table-cell>
          <table:table-cell office:value-type="float" office:value="72.484908956" calcext:value-type="float">
            <text:p>72.484908956</text:p>
          </table:table-cell>
          <table:table-cell office:value-type="float" office:value="86.794967361" calcext:value-type="float">
            <text:p>86.7949673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46179774899999" calcext:value-type="float">
            <text:p>8.46179774899999</text:p>
          </table:table-cell>
          <table:table-cell office:value-type="float" office:value="23.291412593" calcext:value-type="float">
            <text:p>23.291412593</text:p>
          </table:table-cell>
          <table:table-cell office:value-type="float" office:value="39.300858491" calcext:value-type="float">
            <text:p>39.300858491</text:p>
          </table:table-cell>
          <table:table-cell office:value-type="float" office:value="53.877963765" calcext:value-type="float">
            <text:p>53.877963765</text:p>
          </table:table-cell>
          <table:table-cell office:value-type="float" office:value="70.843687758" calcext:value-type="float">
            <text:p>70.843687758</text:p>
          </table:table-cell>
          <table:table-cell office:value-type="float" office:value="84.853929905" calcext:value-type="float">
            <text:p>84.8539299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346583029" calcext:value-type="float">
            <text:p>8.346583029</text:p>
          </table:table-cell>
          <table:table-cell office:value-type="float" office:value="23.3667729" calcext:value-type="float">
            <text:p>23.3667729</text:p>
          </table:table-cell>
          <table:table-cell office:value-type="float" office:value="38.822240429" calcext:value-type="float">
            <text:p>38.822240429</text:p>
          </table:table-cell>
          <table:table-cell office:value-type="float" office:value="53.7408892259999" calcext:value-type="float">
            <text:p>53.7408892259999</text:p>
          </table:table-cell>
          <table:table-cell office:value-type="float" office:value="71.308602232" calcext:value-type="float">
            <text:p>71.308602232</text:p>
          </table:table-cell>
          <table:table-cell office:value-type="float" office:value="84.947208432" calcext:value-type="float">
            <text:p>84.9472084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155441444" calcext:value-type="float">
            <text:p>8.155441444</text:p>
          </table:table-cell>
          <table:table-cell office:value-type="float" office:value="23.456236635" calcext:value-type="float">
            <text:p>23.456236635</text:p>
          </table:table-cell>
          <table:table-cell office:value-type="float" office:value="38.740515813" calcext:value-type="float">
            <text:p>38.740515813</text:p>
          </table:table-cell>
          <table:table-cell office:value-type="float" office:value="59.521395625" calcext:value-type="float">
            <text:p>59.521395625</text:p>
          </table:table-cell>
          <table:table-cell office:value-type="float" office:value="75.853223892" calcext:value-type="float">
            <text:p>75.853223892</text:p>
          </table:table-cell>
          <table:table-cell office:value-type="float" office:value="91.531330705" calcext:value-type="float">
            <text:p>91.5313307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12709567800001" calcext:value-type="float">
            <text:p>8.12709567800001</text:p>
          </table:table-cell>
          <table:table-cell office:value-type="float" office:value="23.3363804350001" calcext:value-type="float">
            <text:p>23.3363804350001</text:p>
          </table:table-cell>
          <table:table-cell office:value-type="float" office:value="38.641687699" calcext:value-type="float">
            <text:p>38.641687699</text:p>
          </table:table-cell>
          <table:table-cell office:value-type="float" office:value="57.554977338" calcext:value-type="float">
            <text:p>57.554977338</text:p>
          </table:table-cell>
          <table:table-cell office:value-type="float" office:value="73.550011363" calcext:value-type="float">
            <text:p>73.550011363</text:p>
          </table:table-cell>
          <table:table-cell office:value-type="float" office:value="90.207432651" calcext:value-type="float">
            <text:p>90.207432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15427882199999" calcext:value-type="float">
            <text:p>8.15427882199999</text:p>
          </table:table-cell>
          <table:table-cell office:value-type="float" office:value="23.2706510440001" calcext:value-type="float">
            <text:p>23.2706510440001</text:p>
          </table:table-cell>
          <table:table-cell office:value-type="float" office:value="38.490434098" calcext:value-type="float">
            <text:p>38.490434098</text:p>
          </table:table-cell>
          <table:table-cell office:value-type="float" office:value="55.408920326" calcext:value-type="float">
            <text:p>55.408920326</text:p>
          </table:table-cell>
          <table:table-cell office:value-type="float" office:value="71.040048434" calcext:value-type="float">
            <text:p>71.040048434</text:p>
          </table:table-cell>
          <table:table-cell office:value-type="float" office:value="85.249474009" calcext:value-type="float">
            <text:p>85.249474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065382915" calcext:value-type="float">
            <text:p>8.065382915</text:p>
          </table:table-cell>
          <table:table-cell office:value-type="float" office:value="23.7361199459999" calcext:value-type="float">
            <text:p>23.7361199459999</text:p>
          </table:table-cell>
          <table:table-cell office:value-type="float" office:value="38.184200586" calcext:value-type="float">
            <text:p>38.184200586</text:p>
          </table:table-cell>
          <table:table-cell office:value-type="float" office:value="54.797548267" calcext:value-type="float">
            <text:p>54.797548267</text:p>
          </table:table-cell>
          <table:table-cell office:value-type="float" office:value="69.775912686" calcext:value-type="float">
            <text:p>69.775912686</text:p>
          </table:table-cell>
          <table:table-cell office:value-type="float" office:value="85.068828195" calcext:value-type="float">
            <text:p>85.0688281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334871158" calcext:value-type="float">
            <text:p>8.334871158</text:p>
          </table:table-cell>
          <table:table-cell office:value-type="float" office:value="23.508951444" calcext:value-type="float">
            <text:p>23.508951444</text:p>
          </table:table-cell>
          <table:table-cell office:value-type="float" office:value="38.656363917" calcext:value-type="float">
            <text:p>38.656363917</text:p>
          </table:table-cell>
          <table:table-cell office:value-type="float" office:value="53.942972624" calcext:value-type="float">
            <text:p>53.942972624</text:p>
          </table:table-cell>
          <table:table-cell office:value-type="float" office:value="69.527897451" calcext:value-type="float">
            <text:p>69.527897451</text:p>
          </table:table-cell>
          <table:table-cell office:value-type="float" office:value="85.033682853" calcext:value-type="float">
            <text:p>85.0336828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09024738800002" calcext:value-type="float">
            <text:p>8.09024738800002</text:p>
          </table:table-cell>
          <table:table-cell office:value-type="float" office:value="27.757111617" calcext:value-type="float">
            <text:p>27.757111617</text:p>
          </table:table-cell>
          <table:table-cell office:value-type="float" office:value="38.396366256" calcext:value-type="float">
            <text:p>38.396366256</text:p>
          </table:table-cell>
          <table:table-cell office:value-type="float" office:value="54.312448981" calcext:value-type="float">
            <text:p>54.312448981</text:p>
          </table:table-cell>
          <table:table-cell office:value-type="float" office:value="73.805241271" calcext:value-type="float">
            <text:p>73.805241271</text:p>
          </table:table-cell>
          <table:table-cell office:value-type="float" office:value="90.110473132" calcext:value-type="float">
            <text:p>90.1104731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99494408799999" calcext:value-type="float">
            <text:p>7.99494408799999</text:p>
          </table:table-cell>
          <table:table-cell office:value-type="float" office:value="25.245553592" calcext:value-type="float">
            <text:p>25.245553592</text:p>
          </table:table-cell>
          <table:table-cell office:value-type="float" office:value="38.466665083" calcext:value-type="float">
            <text:p>38.466665083</text:p>
          </table:table-cell>
          <table:table-cell office:value-type="float" office:value="54.1982585530001" calcext:value-type="float">
            <text:p>54.1982585530001</text:p>
          </table:table-cell>
          <table:table-cell office:value-type="float" office:value="72.225435539" calcext:value-type="float">
            <text:p>72.225435539</text:p>
          </table:table-cell>
          <table:table-cell office:value-type="float" office:value="88.212064733" calcext:value-type="float">
            <text:p>88.2120647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271205782" calcext:value-type="float">
            <text:p>8.271205782</text:p>
          </table:table-cell>
          <table:table-cell office:value-type="float" office:value="24.333570699" calcext:value-type="float">
            <text:p>24.333570699</text:p>
          </table:table-cell>
          <table:table-cell office:value-type="float" office:value="38.8347251930001" calcext:value-type="float">
            <text:p>38.8347251930001</text:p>
          </table:table-cell>
          <table:table-cell office:value-type="float" office:value="54.2907948569999" calcext:value-type="float">
            <text:p>54.2907948569999</text:p>
          </table:table-cell>
          <table:table-cell office:value-type="float" office:value="70.546496011" calcext:value-type="float">
            <text:p>70.546496011</text:p>
          </table:table-cell>
          <table:table-cell office:value-type="float" office:value="85.576837831" calcext:value-type="float">
            <text:p>85.5768378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80212332300001" calcext:value-type="float">
            <text:p>7.80212332300001</text:p>
          </table:table-cell>
          <table:table-cell office:value-type="float" office:value="24.37057282" calcext:value-type="float">
            <text:p>24.37057282</text:p>
          </table:table-cell>
          <table:table-cell office:value-type="float" office:value="39.351605293" calcext:value-type="float">
            <text:p>39.351605293</text:p>
          </table:table-cell>
          <table:table-cell office:value-type="float" office:value="53.873201107" calcext:value-type="float">
            <text:p>53.873201107</text:p>
          </table:table-cell>
          <table:table-cell office:value-type="float" office:value="69.761548113" calcext:value-type="float">
            <text:p>69.761548113</text:p>
          </table:table-cell>
          <table:table-cell office:value-type="float" office:value="84.965191644" calcext:value-type="float">
            <text:p>84.9651916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10338295100001" calcext:value-type="float">
            <text:p>8.10338295100001</text:p>
          </table:table-cell>
          <table:table-cell office:value-type="float" office:value="24.077686418" calcext:value-type="float">
            <text:p>24.077686418</text:p>
          </table:table-cell>
          <table:table-cell office:value-type="float" office:value="38.911347835" calcext:value-type="float">
            <text:p>38.911347835</text:p>
          </table:table-cell>
          <table:table-cell office:value-type="float" office:value="54.426349795" calcext:value-type="float">
            <text:p>54.426349795</text:p>
          </table:table-cell>
          <table:table-cell office:value-type="float" office:value="69.24809785" calcext:value-type="float">
            <text:p>69.24809785</text:p>
          </table:table-cell>
          <table:table-cell office:value-type="float" office:value="84.832951184" calcext:value-type="float">
            <text:p>84.8329511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02380754200003" calcext:value-type="float">
            <text:p>8.02380754200003</text:p>
          </table:table-cell>
          <table:table-cell office:value-type="float" office:value="23.956448673" calcext:value-type="float">
            <text:p>23.956448673</text:p>
          </table:table-cell>
          <table:table-cell office:value-type="float" office:value="42.439307682" calcext:value-type="float">
            <text:p>42.439307682</text:p>
          </table:table-cell>
          <table:table-cell office:value-type="float" office:value="59.808532833" calcext:value-type="float">
            <text:p>59.808532833</text:p>
          </table:table-cell>
          <table:table-cell office:value-type="float" office:value="77.506202177" calcext:value-type="float">
            <text:p>77.506202177</text:p>
          </table:table-cell>
          <table:table-cell office:value-type="float" office:value="91.909273782" calcext:value-type="float">
            <text:p>91.9092737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98102582100005" calcext:value-type="float">
            <text:p>7.98102582100005</text:p>
          </table:table-cell>
          <table:table-cell office:value-type="float" office:value="23.940843387" calcext:value-type="float">
            <text:p>23.940843387</text:p>
          </table:table-cell>
          <table:table-cell office:value-type="float" office:value="39.883541704" calcext:value-type="float">
            <text:p>39.883541704</text:p>
          </table:table-cell>
          <table:table-cell office:value-type="float" office:value="56.117406655" calcext:value-type="float">
            <text:p>56.117406655</text:p>
          </table:table-cell>
          <table:table-cell office:value-type="float" office:value="73.233983325" calcext:value-type="float">
            <text:p>73.233983325</text:p>
          </table:table-cell>
          <table:table-cell office:value-type="float" office:value="88.203226778" calcext:value-type="float">
            <text:p>88.2032267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03499879300001" calcext:value-type="float">
            <text:p>8.03499879300001</text:p>
          </table:table-cell>
          <table:table-cell office:value-type="float" office:value="24.358832398" calcext:value-type="float">
            <text:p>24.358832398</text:p>
          </table:table-cell>
          <table:table-cell office:value-type="float" office:value="40.762237531" calcext:value-type="float">
            <text:p>40.762237531</text:p>
          </table:table-cell>
          <table:table-cell office:value-type="float" office:value="55.007678752" calcext:value-type="float">
            <text:p>55.007678752</text:p>
          </table:table-cell>
          <table:table-cell office:value-type="float" office:value="70.472499059" calcext:value-type="float">
            <text:p>70.472499059</text:p>
          </table:table-cell>
          <table:table-cell office:value-type="float" office:value="85.497792349" calcext:value-type="float">
            <text:p>85.4977923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04777434500004" calcext:value-type="float">
            <text:p>8.04777434500004</text:p>
          </table:table-cell>
          <table:table-cell office:value-type="float" office:value="23.539397449" calcext:value-type="float">
            <text:p>23.539397449</text:p>
          </table:table-cell>
          <table:table-cell office:value-type="float" office:value="39.921942213" calcext:value-type="float">
            <text:p>39.921942213</text:p>
          </table:table-cell>
          <table:table-cell office:value-type="float" office:value="54.938653703" calcext:value-type="float">
            <text:p>54.938653703</text:p>
          </table:table-cell>
          <table:table-cell office:value-type="float" office:value="69.724170973" calcext:value-type="float">
            <text:p>69.724170973</text:p>
          </table:table-cell>
          <table:table-cell office:value-type="float" office:value="85.28437747" calcext:value-type="float">
            <text:p>85.284377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03055153699999" calcext:value-type="float">
            <text:p>8.03055153699999</text:p>
          </table:table-cell>
          <table:table-cell office:value-type="float" office:value="23.444411052" calcext:value-type="float">
            <text:p>23.444411052</text:p>
          </table:table-cell>
          <table:table-cell office:value-type="float" office:value="39.283368377" calcext:value-type="float">
            <text:p>39.283368377</text:p>
          </table:table-cell>
          <table:table-cell office:value-type="float" office:value="54.458321976" calcext:value-type="float">
            <text:p>54.458321976</text:p>
          </table:table-cell>
          <table:table-cell office:value-type="float" office:value="69.512678224" calcext:value-type="float">
            <text:p>69.512678224</text:p>
          </table:table-cell>
          <table:table-cell office:value-type="float" office:value="85.050792081" calcext:value-type="float">
            <text:p>85.0507920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08900684099999" calcext:value-type="float">
            <text:p>8.08900684099999</text:p>
          </table:table-cell>
          <table:table-cell office:value-type="float" office:value="23.796105565" calcext:value-type="float">
            <text:p>23.796105565</text:p>
          </table:table-cell>
          <table:table-cell office:value-type="float" office:value="38.828668968" calcext:value-type="float">
            <text:p>38.828668968</text:p>
          </table:table-cell>
          <table:table-cell office:value-type="float" office:value="54.067725717" calcext:value-type="float">
            <text:p>54.067725717</text:p>
          </table:table-cell>
          <table:table-cell office:value-type="float" office:value="76.374157063" calcext:value-type="float">
            <text:p>76.374157063</text:p>
          </table:table-cell>
          <table:table-cell office:value-type="float" office:value="91.064704136" calcext:value-type="float">
            <text:p>91.0647041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10507027500001" calcext:value-type="float">
            <text:p>8.10507027500001</text:p>
          </table:table-cell>
          <table:table-cell office:value-type="float" office:value="23.404206075" calcext:value-type="float">
            <text:p>23.404206075</text:p>
          </table:table-cell>
          <table:table-cell office:value-type="float" office:value="38.583302796" calcext:value-type="float">
            <text:p>38.583302796</text:p>
          </table:table-cell>
          <table:table-cell office:value-type="float" office:value="54.400013597" calcext:value-type="float">
            <text:p>54.400013597</text:p>
          </table:table-cell>
          <table:table-cell office:value-type="float" office:value="72.370380633" calcext:value-type="float">
            <text:p>72.370380633</text:p>
          </table:table-cell>
          <table:table-cell office:value-type="float" office:value="88.172200045" calcext:value-type="float">
            <text:p>88.1722000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03207710599998" calcext:value-type="float">
            <text:p>8.03207710599998</text:p>
          </table:table-cell>
          <table:table-cell office:value-type="float" office:value="23.38818322" calcext:value-type="float">
            <text:p>23.38818322</text:p>
          </table:table-cell>
          <table:table-cell office:value-type="float" office:value="38.588333452" calcext:value-type="float">
            <text:p>38.588333452</text:p>
          </table:table-cell>
          <table:table-cell office:value-type="float" office:value="53.855775094" calcext:value-type="float">
            <text:p>53.855775094</text:p>
          </table:table-cell>
          <table:table-cell office:value-type="float" office:value="71.015332587" calcext:value-type="float">
            <text:p>71.015332587</text:p>
          </table:table-cell>
          <table:table-cell office:value-type="float" office:value="85.641960024" calcext:value-type="float">
            <text:p>85.6419600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03359380999999" calcext:value-type="float">
            <text:p>8.03359380999999</text:p>
          </table:table-cell>
          <table:table-cell office:value-type="float" office:value="23.447101708" calcext:value-type="float">
            <text:p>23.447101708</text:p>
          </table:table-cell>
          <table:table-cell office:value-type="float" office:value="38.457006343" calcext:value-type="float">
            <text:p>38.457006343</text:p>
          </table:table-cell>
          <table:table-cell office:value-type="float" office:value="53.760008765" calcext:value-type="float">
            <text:p>53.760008765</text:p>
          </table:table-cell>
          <table:table-cell office:value-type="float" office:value="69.530423258" calcext:value-type="float">
            <text:p>69.530423258</text:p>
          </table:table-cell>
          <table:table-cell office:value-type="float" office:value="85.043661034" calcext:value-type="float">
            <text:p>85.043661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29758576000005" calcext:value-type="float">
            <text:p>8.29758576000005</text:p>
          </table:table-cell>
          <table:table-cell office:value-type="float" office:value="23.521588864" calcext:value-type="float">
            <text:p>23.521588864</text:p>
          </table:table-cell>
          <table:table-cell office:value-type="float" office:value="38.3931761310001" calcext:value-type="float">
            <text:p>38.3931761310001</text:p>
          </table:table-cell>
          <table:table-cell office:value-type="float" office:value="54.3380475620001" calcext:value-type="float">
            <text:p>54.3380475620001</text:p>
          </table:table-cell>
          <table:table-cell office:value-type="float" office:value="69.254722966" calcext:value-type="float">
            <text:p>69.254722966</text:p>
          </table:table-cell>
          <table:table-cell office:value-type="float" office:value="84.94119052" calcext:value-type="float">
            <text:p>84.941190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19576936900005" calcext:value-type="float">
            <text:p>8.19576936900005</text:p>
          </table:table-cell>
          <table:table-cell office:value-type="float" office:value="23.224457148" calcext:value-type="float">
            <text:p>23.224457148</text:p>
          </table:table-cell>
          <table:table-cell office:value-type="float" office:value="38.570637301" calcext:value-type="float">
            <text:p>38.570637301</text:p>
          </table:table-cell>
          <table:table-cell office:value-type="float" office:value="57.97626153" calcext:value-type="float">
            <text:p>57.97626153</text:p>
          </table:table-cell>
          <table:table-cell office:value-type="float" office:value="74.05890006" calcext:value-type="float">
            <text:p>74.05890006</text:p>
          </table:table-cell>
          <table:table-cell office:value-type="float" office:value="91.004312568" calcext:value-type="float">
            <text:p>91.0043125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92777309800003" calcext:value-type="float">
            <text:p>7.92777309800003</text:p>
          </table:table-cell>
          <table:table-cell office:value-type="float" office:value="23.281815745" calcext:value-type="float">
            <text:p>23.281815745</text:p>
          </table:table-cell>
          <table:table-cell office:value-type="float" office:value="38.660854062" calcext:value-type="float">
            <text:p>38.660854062</text:p>
          </table:table-cell>
          <table:table-cell office:value-type="float" office:value="56.437654356" calcext:value-type="float">
            <text:p>56.437654356</text:p>
          </table:table-cell>
          <table:table-cell office:value-type="float" office:value="72.259307035" calcext:value-type="float">
            <text:p>72.259307035</text:p>
          </table:table-cell>
          <table:table-cell office:value-type="float" office:value="88.002722828" calcext:value-type="float">
            <text:p>88.0027228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11753239999997" calcext:value-type="float">
            <text:p>8.11753239999997</text:p>
          </table:table-cell>
          <table:table-cell office:value-type="float" office:value="23.443558746" calcext:value-type="float">
            <text:p>23.443558746</text:p>
          </table:table-cell>
          <table:table-cell office:value-type="float" office:value="38.83548026" calcext:value-type="float">
            <text:p>38.83548026</text:p>
          </table:table-cell>
          <table:table-cell office:value-type="float" office:value="56.180263864" calcext:value-type="float">
            <text:p>56.180263864</text:p>
          </table:table-cell>
          <table:table-cell office:value-type="float" office:value="70.19210755" calcext:value-type="float">
            <text:p>70.19210755</text:p>
          </table:table-cell>
          <table:table-cell office:value-type="float" office:value="85.613767724" calcext:value-type="float">
            <text:p>85.6137677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13560682699998" calcext:value-type="float">
            <text:p>8.13560682699998</text:p>
          </table:table-cell>
          <table:table-cell office:value-type="float" office:value="23.646845606" calcext:value-type="float">
            <text:p>23.646845606</text:p>
          </table:table-cell>
          <table:table-cell office:value-type="float" office:value="38.755899969" calcext:value-type="float">
            <text:p>38.755899969</text:p>
          </table:table-cell>
          <table:table-cell office:value-type="float" office:value="54.247927421" calcext:value-type="float">
            <text:p>54.247927421</text:p>
          </table:table-cell>
          <table:table-cell office:value-type="float" office:value="69.607755965" calcext:value-type="float">
            <text:p>69.607755965</text:p>
          </table:table-cell>
          <table:table-cell office:value-type="float" office:value="84.942957995" calcext:value-type="float">
            <text:p>84.9429579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07393254799995" calcext:value-type="float">
            <text:p>8.07393254799995</text:p>
          </table:table-cell>
          <table:table-cell office:value-type="float" office:value="23.300079857" calcext:value-type="float">
            <text:p>23.300079857</text:p>
          </table:table-cell>
          <table:table-cell office:value-type="float" office:value="38.7858214840001" calcext:value-type="float">
            <text:p>38.7858214840001</text:p>
          </table:table-cell>
          <table:table-cell office:value-type="float" office:value="54.177857236" calcext:value-type="float">
            <text:p>54.177857236</text:p>
          </table:table-cell>
          <table:table-cell office:value-type="float" office:value="69.988071758" calcext:value-type="float">
            <text:p>69.988071758</text:p>
          </table:table-cell>
          <table:table-cell office:value-type="float" office:value="84.913245342" calcext:value-type="float">
            <text:p>84.9132453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07392161399999" calcext:value-type="float">
            <text:p>8.07392161399999</text:p>
          </table:table-cell>
          <table:table-cell office:value-type="float" office:value="24.217165311" calcext:value-type="float">
            <text:p>24.217165311</text:p>
          </table:table-cell>
          <table:table-cell office:value-type="float" office:value="42.651997589" calcext:value-type="float">
            <text:p>42.651997589</text:p>
          </table:table-cell>
          <table:table-cell office:value-type="float" office:value="53.923805598" calcext:value-type="float">
            <text:p>53.923805598</text:p>
          </table:table-cell>
          <table:table-cell office:value-type="float" office:value="75.591837901" calcext:value-type="float">
            <text:p>75.591837901</text:p>
          </table:table-cell>
          <table:table-cell office:value-type="float" office:value="91.9154964" calcext:value-type="float">
            <text:p>91.91549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16809855900001" calcext:value-type="float">
            <text:p>8.16809855900001</text:p>
          </table:table-cell>
          <table:table-cell office:value-type="float" office:value="23.530615559" calcext:value-type="float">
            <text:p>23.530615559</text:p>
          </table:table-cell>
          <table:table-cell office:value-type="float" office:value="39.909584957" calcext:value-type="float">
            <text:p>39.909584957</text:p>
          </table:table-cell>
          <table:table-cell office:value-type="float" office:value="54.235578648" calcext:value-type="float">
            <text:p>54.235578648</text:p>
          </table:table-cell>
          <table:table-cell office:value-type="float" office:value="72.733792309" calcext:value-type="float">
            <text:p>72.733792309</text:p>
          </table:table-cell>
          <table:table-cell office:value-type="float" office:value="88.590089737" calcext:value-type="float">
            <text:p>88.5900897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07844925999997" calcext:value-type="float">
            <text:p>8.07844925999997</text:p>
          </table:table-cell>
          <table:table-cell office:value-type="float" office:value="23.533840904" calcext:value-type="float">
            <text:p>23.533840904</text:p>
          </table:table-cell>
          <table:table-cell office:value-type="float" office:value="40.472122323" calcext:value-type="float">
            <text:p>40.472122323</text:p>
          </table:table-cell>
          <table:table-cell office:value-type="float" office:value="54.064642471" calcext:value-type="float">
            <text:p>54.064642471</text:p>
          </table:table-cell>
          <table:table-cell office:value-type="float" office:value="70.367750081" calcext:value-type="float">
            <text:p>70.367750081</text:p>
          </table:table-cell>
          <table:table-cell office:value-type="float" office:value="85.815137349" calcext:value-type="float">
            <text:p>85.8151373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18984245500004" calcext:value-type="float">
            <text:p>8.18984245500004</text:p>
          </table:table-cell>
          <table:table-cell office:value-type="float" office:value="23.56304851" calcext:value-type="float">
            <text:p>23.56304851</text:p>
          </table:table-cell>
          <table:table-cell office:value-type="float" office:value="39.500808478" calcext:value-type="float">
            <text:p>39.500808478</text:p>
          </table:table-cell>
          <table:table-cell office:value-type="float" office:value="54.094584881" calcext:value-type="float">
            <text:p>54.094584881</text:p>
          </table:table-cell>
          <table:table-cell office:value-type="float" office:value="69.880316603" calcext:value-type="float">
            <text:p>69.880316603</text:p>
          </table:table-cell>
          <table:table-cell office:value-type="float" office:value="84.623776832" calcext:value-type="float">
            <text:p>84.623776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19035162999999" calcext:value-type="float">
            <text:p>8.19035162999999</text:p>
          </table:table-cell>
          <table:table-cell office:value-type="float" office:value="23.759508711" calcext:value-type="float">
            <text:p>23.759508711</text:p>
          </table:table-cell>
          <table:table-cell office:value-type="float" office:value="39.034887961" calcext:value-type="float">
            <text:p>39.034887961</text:p>
          </table:table-cell>
          <table:table-cell office:value-type="float" office:value="54.374745572" calcext:value-type="float">
            <text:p>54.374745572</text:p>
          </table:table-cell>
          <table:table-cell office:value-type="float" office:value="69.667869927" calcext:value-type="float">
            <text:p>69.667869927</text:p>
          </table:table-cell>
          <table:table-cell office:value-type="float" office:value="84.778832245" calcext:value-type="float">
            <text:p>84.77883224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23:52:15.2733135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k</meta:initial-creator>
    <meta:creation-date>2025-01-12T16:25:23.859288371</meta:creation-date>
    <dc:date>2025-01-15T23:53:00.812833652</dc:date>
    <dc:creator>Nick</dc:creator>
    <meta:editing-duration>PT37M40S</meta:editing-duration>
    <meta:editing-cycles>17</meta:editing-cycles>
    <meta:generator>LibreOffice/24.8.4.2$Linux_X86_64 LibreOffice_project/480$Build-2</meta:generator>
    <meta:document-statistic meta:table-count="2" meta:cell-count="1007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54cm" svg:y="2.956cm" style:legend-expansion="high" chart:style-name="ch2"/>
        <chart:plot-area chart:style-name="ch3" table:cell-range-address="'gp-4'.B6:'gp-4'.G56" chart:data-source-has-labels="row" svg:x="1.331cm" svg:y="0.18cm" svg:width="13.403cm" svg:height="7.659cm">
          <chart:coordinate-region svg:x="1.965cm" svg:y="0.38cm" svg:width="12.576cm" svg:height="6.812cm"/>
          <chart:axis chart:dimension="x" chart:name="primary-x" chart:style-name="ch4">
            <chart:title svg:x="7.41cm" svg:y="8.019cm" chart:style-name="ch5">
              <text:p><text:span text:style-name="T1">iteration</text:span></text:p>
            </chart:title>
          </chart:axis>
          <chart:axis chart:dimension="y" chart:name="primary-y" chart:style-name="ch6">
            <chart:title svg:x="0.451cm" svg:y="4.631cm" chart:style-name="ch7">
              <text:p><text:span text:style-name="T1">Time [s]</text:span></text:p>
            </chart:title>
            <chart:grid chart:style-name="ch8" chart:class="major"/>
          </chart:axis>
          <chart:series chart:style-name="ch9" chart:values-cell-range-address="'gp-4'.B7:'gp-4'.B56" chart:label-cell-address="'gp-4'.B6:'gp-4'.B6" chart:class="chart:scatter">
            <chart:data-point chart:repeated="50"/>
          </chart:series>
          <chart:series chart:style-name="ch10" chart:values-cell-range-address="'gp-4'.C7:'gp-4'.C56" chart:label-cell-address="'gp-4'.C6:'gp-4'.C6" chart:class="chart:scatter">
            <chart:data-point chart:repeated="50"/>
          </chart:series>
          <chart:series chart:style-name="ch11" chart:values-cell-range-address="'gp-4'.D7:'gp-4'.D56" chart:label-cell-address="'gp-4'.D6:'gp-4'.D6" chart:class="chart:scatter">
            <chart:data-point chart:repeated="50"/>
          </chart:series>
          <chart:series chart:style-name="ch12" chart:values-cell-range-address="'gp-4'.E7:'gp-4'.E56" chart:label-cell-address="'gp-4'.E6:'gp-4'.E6" chart:class="chart:scatter">
            <chart:data-point chart:repeated="50"/>
          </chart:series>
          <chart:series chart:style-name="ch13" chart:values-cell-range-address="'gp-4'.F7:'gp-4'.F56" chart:label-cell-address="'gp-4'.F6:'gp-4'.F6" chart:class="chart:scatter">
            <chart:data-point chart:repeated="50"/>
          </chart:series>
          <chart:series chart:style-name="ch14" chart:values-cell-range-address="'gp-4'.G7:'gp-4'.G56" chart:label-cell-address="'gp-4'.G6:'gp-4'.G6" chart:class="chart:scatter"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gp-4'.B6:'gp-4'.B6</svg:desc>
                </draw:g>
              </table:table-cell>
              <table:table-cell office:value-type="string">
                <text:p>1</text:p>
                <draw:g>
                  <svg:desc>'gp-4'.C6:'gp-4'.C6</svg:desc>
                </draw:g>
              </table:table-cell>
              <table:table-cell office:value-type="string">
                <text:p>2</text:p>
                <draw:g>
                  <svg:desc>'gp-4'.D6:'gp-4'.D6</svg:desc>
                </draw:g>
              </table:table-cell>
              <table:table-cell office:value-type="string">
                <text:p>3</text:p>
                <draw:g>
                  <svg:desc>'gp-4'.E6:'gp-4'.E6</svg:desc>
                </draw:g>
              </table:table-cell>
              <table:table-cell office:value-type="string">
                <text:p>4</text:p>
                <draw:g>
                  <svg:desc>'gp-4'.F6:'gp-4'.F6</svg:desc>
                </draw:g>
              </table:table-cell>
              <table:table-cell office:value-type="string">
                <text:p>5</text:p>
                <draw:g>
                  <svg:desc>'gp-4'.G6:'gp-4'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630234139">
                <text:p>4.630234139</text:p>
                <draw:g>
                  <svg:desc>'gp-4'.B7:'gp-4'.B56</svg:desc>
                </draw:g>
              </table:table-cell>
              <table:table-cell office:value-type="float" office:value="18.313546526">
                <text:p>18.313546526</text:p>
                <draw:g>
                  <svg:desc>'gp-4'.C7:'gp-4'.C56</svg:desc>
                </draw:g>
              </table:table-cell>
              <table:table-cell office:value-type="float" office:value="29.235495717">
                <text:p>29.235495717</text:p>
                <draw:g>
                  <svg:desc>'gp-4'.D7:'gp-4'.D56</svg:desc>
                </draw:g>
              </table:table-cell>
              <table:table-cell office:value-type="float" office:value="41.034728801">
                <text:p>41.034728801</text:p>
                <draw:g>
                  <svg:desc>'gp-4'.E7:'gp-4'.E56</svg:desc>
                </draw:g>
              </table:table-cell>
              <table:table-cell office:value-type="float" office:value="53.47397386">
                <text:p>53.47397386</text:p>
                <draw:g>
                  <svg:desc>'gp-4'.F7:'gp-4'.F56</svg:desc>
                </draw:g>
              </table:table-cell>
              <table:table-cell office:value-type="float" office:value="63.537422404">
                <text:p>63.537422404</text:p>
                <draw:g>
                  <svg:desc>'gp-4'.G7:'gp-4'.G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95919854">
                <text:p>4.795919854</text:p>
              </table:table-cell>
              <table:table-cell office:value-type="float" office:value="17.004666924">
                <text:p>17.004666924</text:p>
              </table:table-cell>
              <table:table-cell office:value-type="float" office:value="28.998469341">
                <text:p>28.998469341</text:p>
              </table:table-cell>
              <table:table-cell office:value-type="float" office:value="40.836925712">
                <text:p>40.836925712</text:p>
              </table:table-cell>
              <table:table-cell office:value-type="float" office:value="52.333500224">
                <text:p>52.333500224</text:p>
              </table:table-cell>
              <table:table-cell office:value-type="float" office:value="64.017895198">
                <text:p>64.017895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686377072">
                <text:p>4.686377072</text:p>
              </table:table-cell>
              <table:table-cell office:value-type="float" office:value="17.235866937">
                <text:p>17.235866937</text:p>
              </table:table-cell>
              <table:table-cell office:value-type="float" office:value="27.849450385">
                <text:p>27.849450385</text:p>
              </table:table-cell>
              <table:table-cell office:value-type="float" office:value="40.781663965">
                <text:p>40.781663965</text:p>
              </table:table-cell>
              <table:table-cell office:value-type="float" office:value="52.188188025">
                <text:p>52.188188025</text:p>
              </table:table-cell>
              <table:table-cell office:value-type="float" office:value="64.054239982">
                <text:p>64.0542399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853093563">
                <text:p>4.853093563</text:p>
              </table:table-cell>
              <table:table-cell office:value-type="float" office:value="17.104855925">
                <text:p>17.104855925</text:p>
              </table:table-cell>
              <table:table-cell office:value-type="float" office:value="28.830839037">
                <text:p>28.830839037</text:p>
              </table:table-cell>
              <table:table-cell office:value-type="float" office:value="40.72001126">
                <text:p>40.72001126</text:p>
              </table:table-cell>
              <table:table-cell office:value-type="float" office:value="52.577269584">
                <text:p>52.577269584</text:p>
              </table:table-cell>
              <table:table-cell office:value-type="float" office:value="64.222512076">
                <text:p>64.222512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95773739">
                <text:p>4.595773739</text:p>
              </table:table-cell>
              <table:table-cell office:value-type="float" office:value="17.115356566">
                <text:p>17.115356566</text:p>
              </table:table-cell>
              <table:table-cell office:value-type="float" office:value="29.169092477">
                <text:p>29.169092477</text:p>
              </table:table-cell>
              <table:table-cell office:value-type="float" office:value="40.550713957">
                <text:p>40.550713957</text:p>
              </table:table-cell>
              <table:table-cell office:value-type="float" office:value="51.500307467">
                <text:p>51.500307467</text:p>
              </table:table-cell>
              <table:table-cell office:value-type="float" office:value="64.374258506">
                <text:p>64.374258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698500035">
                <text:p>4.698500035</text:p>
              </table:table-cell>
              <table:table-cell office:value-type="float" office:value="16.970701218">
                <text:p>16.970701218</text:p>
              </table:table-cell>
              <table:table-cell office:value-type="float" office:value="29.196330927">
                <text:p>29.196330927</text:p>
              </table:table-cell>
              <table:table-cell office:value-type="float" office:value="40.576075011">
                <text:p>40.576075011</text:p>
              </table:table-cell>
              <table:table-cell office:value-type="float" office:value="52.464347184">
                <text:p>52.464347184</text:p>
              </table:table-cell>
              <table:table-cell office:value-type="float" office:value="65.103740708">
                <text:p>65.1037407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755081563">
                <text:p>4.755081563</text:p>
              </table:table-cell>
              <table:table-cell office:value-type="float" office:value="16.952685861">
                <text:p>16.952685861</text:p>
              </table:table-cell>
              <table:table-cell office:value-type="float" office:value="28.736372959">
                <text:p>28.736372959</text:p>
              </table:table-cell>
              <table:table-cell office:value-type="float" office:value="40.786294839">
                <text:p>40.786294839</text:p>
              </table:table-cell>
              <table:table-cell office:value-type="float" office:value="52.163301827">
                <text:p>52.163301827</text:p>
              </table:table-cell>
              <table:table-cell office:value-type="float" office:value="64.530411388">
                <text:p>64.5304113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03091548">
                <text:p>5.003091548</text:p>
              </table:table-cell>
              <table:table-cell office:value-type="float" office:value="16.996866212">
                <text:p>16.996866212</text:p>
              </table:table-cell>
              <table:table-cell office:value-type="float" office:value="28.679734846">
                <text:p>28.679734846</text:p>
              </table:table-cell>
              <table:table-cell office:value-type="float" office:value="40.615767116">
                <text:p>40.615767116</text:p>
              </table:table-cell>
              <table:table-cell office:value-type="float" office:value="52.350867886">
                <text:p>52.350867886</text:p>
              </table:table-cell>
              <table:table-cell office:value-type="float" office:value="64.430993295">
                <text:p>64.4309932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18800082">
                <text:p>5.18800082</text:p>
              </table:table-cell>
              <table:table-cell office:value-type="float" office:value="17.228054399">
                <text:p>17.228054399</text:p>
              </table:table-cell>
              <table:table-cell office:value-type="float" office:value="28.926981297">
                <text:p>28.926981297</text:p>
              </table:table-cell>
              <table:table-cell office:value-type="float" office:value="40.775891334">
                <text:p>40.775891334</text:p>
              </table:table-cell>
              <table:table-cell office:value-type="float" office:value="51.956900724">
                <text:p>51.956900724</text:p>
              </table:table-cell>
              <table:table-cell office:value-type="float" office:value="64.131251993">
                <text:p>64.1312519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98376409">
                <text:p>5.298376409</text:p>
              </table:table-cell>
              <table:table-cell office:value-type="float" office:value="16.972262809">
                <text:p>16.972262809</text:p>
              </table:table-cell>
              <table:table-cell office:value-type="float" office:value="28.985009515">
                <text:p>28.985009515</text:p>
              </table:table-cell>
              <table:table-cell office:value-type="float" office:value="40.382044247">
                <text:p>40.382044247</text:p>
              </table:table-cell>
              <table:table-cell office:value-type="float" office:value="52.441794798">
                <text:p>52.441794798</text:p>
              </table:table-cell>
              <table:table-cell office:value-type="float" office:value="64.054243972">
                <text:p>64.0542439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329093631">
                <text:p>5.329093631</text:p>
              </table:table-cell>
              <table:table-cell office:value-type="float" office:value="17.01596605">
                <text:p>17.01596605</text:p>
              </table:table-cell>
              <table:table-cell office:value-type="float" office:value="28.793403586">
                <text:p>28.793403586</text:p>
              </table:table-cell>
              <table:table-cell office:value-type="float" office:value="40.975973795">
                <text:p>40.975973795</text:p>
              </table:table-cell>
              <table:table-cell office:value-type="float" office:value="52.005629843">
                <text:p>52.005629843</text:p>
              </table:table-cell>
              <table:table-cell office:value-type="float" office:value="64.846013148">
                <text:p>64.846013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34392684299999">
                <text:p>5.34392684299999</text:p>
              </table:table-cell>
              <table:table-cell office:value-type="float" office:value="17.244404392">
                <text:p>17.244404392</text:p>
              </table:table-cell>
              <table:table-cell office:value-type="float" office:value="28.946459699">
                <text:p>28.946459699</text:p>
              </table:table-cell>
              <table:table-cell office:value-type="float" office:value="40.630770767">
                <text:p>40.630770767</text:p>
              </table:table-cell>
              <table:table-cell office:value-type="float" office:value="52.572899482">
                <text:p>52.572899482</text:p>
              </table:table-cell>
              <table:table-cell office:value-type="float" office:value="64.121920104">
                <text:p>64.121920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21580662800001">
                <text:p>5.21580662800001</text:p>
              </table:table-cell>
              <table:table-cell office:value-type="float" office:value="17.165445883">
                <text:p>17.165445883</text:p>
              </table:table-cell>
              <table:table-cell office:value-type="float" office:value="28.929043574">
                <text:p>28.929043574</text:p>
              </table:table-cell>
              <table:table-cell office:value-type="float" office:value="40.563795139">
                <text:p>40.563795139</text:p>
              </table:table-cell>
              <table:table-cell office:value-type="float" office:value="52.12284967">
                <text:p>52.12284967</text:p>
              </table:table-cell>
              <table:table-cell office:value-type="float" office:value="64.256347627">
                <text:p>64.2563476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3263995900001">
                <text:p>5.23263995900001</text:p>
              </table:table-cell>
              <table:table-cell office:value-type="float" office:value="16.927722865">
                <text:p>16.927722865</text:p>
              </table:table-cell>
              <table:table-cell office:value-type="float" office:value="29.106523605">
                <text:p>29.106523605</text:p>
              </table:table-cell>
              <table:table-cell office:value-type="float" office:value="40.416106401">
                <text:p>40.416106401</text:p>
              </table:table-cell>
              <table:table-cell office:value-type="float" office:value="51.298120632">
                <text:p>51.298120632</text:p>
              </table:table-cell>
              <table:table-cell office:value-type="float" office:value="66.431882763">
                <text:p>66.4318827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85734656">
                <text:p>5.285734656</text:p>
              </table:table-cell>
              <table:table-cell office:value-type="float" office:value="17.197571467">
                <text:p>17.197571467</text:p>
              </table:table-cell>
              <table:table-cell office:value-type="float" office:value="29.011250345">
                <text:p>29.011250345</text:p>
              </table:table-cell>
              <table:table-cell office:value-type="float" office:value="40.333419857">
                <text:p>40.333419857</text:p>
              </table:table-cell>
              <table:table-cell office:value-type="float" office:value="52.244858128">
                <text:p>52.244858128</text:p>
              </table:table-cell>
              <table:table-cell office:value-type="float" office:value="67.930648736">
                <text:p>67.9306487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217645815">
                <text:p>5.217645815</text:p>
              </table:table-cell>
              <table:table-cell office:value-type="float" office:value="17.056480019">
                <text:p>17.056480019</text:p>
              </table:table-cell>
              <table:table-cell office:value-type="float" office:value="29.242470465">
                <text:p>29.242470465</text:p>
              </table:table-cell>
              <table:table-cell office:value-type="float" office:value="40.432629943">
                <text:p>40.432629943</text:p>
              </table:table-cell>
              <table:table-cell office:value-type="float" office:value="52.215583098">
                <text:p>52.215583098</text:p>
              </table:table-cell>
              <table:table-cell office:value-type="float" office:value="67.417598482">
                <text:p>67.4175984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3430966300001">
                <text:p>5.33430966300001</text:p>
              </table:table-cell>
              <table:table-cell office:value-type="float" office:value="17.119920356">
                <text:p>17.119920356</text:p>
              </table:table-cell>
              <table:table-cell office:value-type="float" office:value="28.800705342">
                <text:p>28.800705342</text:p>
              </table:table-cell>
              <table:table-cell office:value-type="float" office:value="40.255251443">
                <text:p>40.255251443</text:p>
              </table:table-cell>
              <table:table-cell office:value-type="float" office:value="52.631450837">
                <text:p>52.631450837</text:p>
              </table:table-cell>
              <table:table-cell office:value-type="float" office:value="67.185005116">
                <text:p>67.185005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204707079">
                <text:p>5.204707079</text:p>
              </table:table-cell>
              <table:table-cell office:value-type="float" office:value="16.97677379">
                <text:p>16.97677379</text:p>
              </table:table-cell>
              <table:table-cell office:value-type="float" office:value="28.665798872">
                <text:p>28.665798872</text:p>
              </table:table-cell>
              <table:table-cell office:value-type="float" office:value="40.391999336">
                <text:p>40.391999336</text:p>
              </table:table-cell>
              <table:table-cell office:value-type="float" office:value="52.684363255">
                <text:p>52.684363255</text:p>
              </table:table-cell>
              <table:table-cell office:value-type="float" office:value="66.17579886">
                <text:p>66.175798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25472111">
                <text:p>5.25472111</text:p>
              </table:table-cell>
              <table:table-cell office:value-type="float" office:value="17.332553147">
                <text:p>17.332553147</text:p>
              </table:table-cell>
              <table:table-cell office:value-type="float" office:value="28.691700297">
                <text:p>28.691700297</text:p>
              </table:table-cell>
              <table:table-cell office:value-type="float" office:value="40.560442296">
                <text:p>40.560442296</text:p>
              </table:table-cell>
              <table:table-cell office:value-type="float" office:value="52.527414307">
                <text:p>52.527414307</text:p>
              </table:table-cell>
              <table:table-cell office:value-type="float" office:value="64.011121231">
                <text:p>64.011121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80736875">
                <text:p>5.280736875</text:p>
              </table:table-cell>
              <table:table-cell office:value-type="float" office:value="17.0172574079999">
                <text:p>17.0172574079999</text:p>
              </table:table-cell>
              <table:table-cell office:value-type="float" office:value="28.881609387">
                <text:p>28.881609387</text:p>
              </table:table-cell>
              <table:table-cell office:value-type="float" office:value="40.290648899">
                <text:p>40.290648899</text:p>
              </table:table-cell>
              <table:table-cell office:value-type="float" office:value="53.0429202560001">
                <text:p>53.0429202560001</text:p>
              </table:table-cell>
              <table:table-cell office:value-type="float" office:value="64.572309433">
                <text:p>64.5723094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219272667">
                <text:p>5.219272667</text:p>
              </table:table-cell>
              <table:table-cell office:value-type="float" office:value="17.097258854">
                <text:p>17.097258854</text:p>
              </table:table-cell>
              <table:table-cell office:value-type="float" office:value="28.757449758">
                <text:p>28.757449758</text:p>
              </table:table-cell>
              <table:table-cell office:value-type="float" office:value="41.155240228">
                <text:p>41.155240228</text:p>
              </table:table-cell>
              <table:table-cell office:value-type="float" office:value="52.373757898">
                <text:p>52.373757898</text:p>
              </table:table-cell>
              <table:table-cell office:value-type="float" office:value="65.30560571">
                <text:p>65.305605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16797596600001">
                <text:p>5.16797596600001</text:p>
              </table:table-cell>
              <table:table-cell office:value-type="float" office:value="17.174003434">
                <text:p>17.174003434</text:p>
              </table:table-cell>
              <table:table-cell office:value-type="float" office:value="28.459925186">
                <text:p>28.459925186</text:p>
              </table:table-cell>
              <table:table-cell office:value-type="float" office:value="40.840859126">
                <text:p>40.840859126</text:p>
              </table:table-cell>
              <table:table-cell office:value-type="float" office:value="52.394695278">
                <text:p>52.394695278</text:p>
              </table:table-cell>
              <table:table-cell office:value-type="float" office:value="63.932125938">
                <text:p>63.9321259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30370945299999">
                <text:p>5.30370945299999</text:p>
              </table:table-cell>
              <table:table-cell office:value-type="float" office:value="17.18396421">
                <text:p>17.18396421</text:p>
              </table:table-cell>
              <table:table-cell office:value-type="float" office:value="28.831390146">
                <text:p>28.831390146</text:p>
              </table:table-cell>
              <table:table-cell office:value-type="float" office:value="40.3962595">
                <text:p>40.3962595</text:p>
              </table:table-cell>
              <table:table-cell office:value-type="float" office:value="52.097967287">
                <text:p>52.097967287</text:p>
              </table:table-cell>
              <table:table-cell office:value-type="float" office:value="63.947392703">
                <text:p>63.9473927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343846147">
                <text:p>5.343846147</text:p>
              </table:table-cell>
              <table:table-cell office:value-type="float" office:value="17.233180894">
                <text:p>17.233180894</text:p>
              </table:table-cell>
              <table:table-cell office:value-type="float" office:value="28.832042984">
                <text:p>28.832042984</text:p>
              </table:table-cell>
              <table:table-cell office:value-type="float" office:value="40.38445613">
                <text:p>40.38445613</text:p>
              </table:table-cell>
              <table:table-cell office:value-type="float" office:value="52.524722558">
                <text:p>52.524722558</text:p>
              </table:table-cell>
              <table:table-cell office:value-type="float" office:value="63.846979314">
                <text:p>63.8469793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448570014">
                <text:p>5.448570014</text:p>
              </table:table-cell>
              <table:table-cell office:value-type="float" office:value="17.181740906">
                <text:p>17.181740906</text:p>
              </table:table-cell>
              <table:table-cell office:value-type="float" office:value="29.144050145">
                <text:p>29.144050145</text:p>
              </table:table-cell>
              <table:table-cell office:value-type="float" office:value="40.564890974">
                <text:p>40.564890974</text:p>
              </table:table-cell>
              <table:table-cell office:value-type="float" office:value="52.392919257">
                <text:p>52.392919257</text:p>
              </table:table-cell>
              <table:table-cell office:value-type="float" office:value="64.327933321">
                <text:p>64.3279333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46529576">
                <text:p>5.246529576</text:p>
              </table:table-cell>
              <table:table-cell office:value-type="float" office:value="17.127822601">
                <text:p>17.127822601</text:p>
              </table:table-cell>
              <table:table-cell office:value-type="float" office:value="28.970612449">
                <text:p>28.970612449</text:p>
              </table:table-cell>
              <table:table-cell office:value-type="float" office:value="40.239880063">
                <text:p>40.239880063</text:p>
              </table:table-cell>
              <table:table-cell office:value-type="float" office:value="52.669600273">
                <text:p>52.669600273</text:p>
              </table:table-cell>
              <table:table-cell office:value-type="float" office:value="64.785145327">
                <text:p>64.7851453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7403326599998">
                <text:p>5.27403326599998</text:p>
              </table:table-cell>
              <table:table-cell office:value-type="float" office:value="16.654424534">
                <text:p>16.654424534</text:p>
              </table:table-cell>
              <table:table-cell office:value-type="float" office:value="28.973066435">
                <text:p>28.973066435</text:p>
              </table:table-cell>
              <table:table-cell office:value-type="float" office:value="40.452221245">
                <text:p>40.452221245</text:p>
              </table:table-cell>
              <table:table-cell office:value-type="float" office:value="52.715318992">
                <text:p>52.715318992</text:p>
              </table:table-cell>
              <table:table-cell office:value-type="float" office:value="62.908012196">
                <text:p>62.9080121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31634278800001">
                <text:p>5.31634278800001</text:p>
              </table:table-cell>
              <table:table-cell office:value-type="float" office:value="17.556412357">
                <text:p>17.556412357</text:p>
              </table:table-cell>
              <table:table-cell office:value-type="float" office:value="28.927853147">
                <text:p>28.927853147</text:p>
              </table:table-cell>
              <table:table-cell office:value-type="float" office:value="40.151133569">
                <text:p>40.151133569</text:p>
              </table:table-cell>
              <table:table-cell office:value-type="float" office:value="52.835330933">
                <text:p>52.835330933</text:p>
              </table:table-cell>
              <table:table-cell office:value-type="float" office:value="63.865279667">
                <text:p>63.865279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445206102">
                <text:p>5.445206102</text:p>
              </table:table-cell>
              <table:table-cell office:value-type="float" office:value="16.88000448">
                <text:p>16.88000448</text:p>
              </table:table-cell>
              <table:table-cell office:value-type="float" office:value="28.828832618">
                <text:p>28.828832618</text:p>
              </table:table-cell>
              <table:table-cell office:value-type="float" office:value="40.623748974">
                <text:p>40.623748974</text:p>
              </table:table-cell>
              <table:table-cell office:value-type="float" office:value="52.778928817">
                <text:p>52.778928817</text:p>
              </table:table-cell>
              <table:table-cell office:value-type="float" office:value="63.688099254">
                <text:p>63.6880992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40853630900002">
                <text:p>5.40853630900002</text:p>
              </table:table-cell>
              <table:table-cell office:value-type="float" office:value="17.025970422">
                <text:p>17.025970422</text:p>
              </table:table-cell>
              <table:table-cell office:value-type="float" office:value="28.812737791">
                <text:p>28.812737791</text:p>
              </table:table-cell>
              <table:table-cell office:value-type="float" office:value="40.4769163">
                <text:p>40.4769163</text:p>
              </table:table-cell>
              <table:table-cell office:value-type="float" office:value="53.602734188">
                <text:p>53.602734188</text:p>
              </table:table-cell>
              <table:table-cell office:value-type="float" office:value="63.977784956">
                <text:p>63.9777849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26904361299999">
                <text:p>5.26904361299999</text:p>
              </table:table-cell>
              <table:table-cell office:value-type="float" office:value="16.768403548">
                <text:p>16.768403548</text:p>
              </table:table-cell>
              <table:table-cell office:value-type="float" office:value="30.042482734">
                <text:p>30.042482734</text:p>
              </table:table-cell>
              <table:table-cell office:value-type="float" office:value="41.686621113">
                <text:p>41.686621113</text:p>
              </table:table-cell>
              <table:table-cell office:value-type="float" office:value="53.538311667">
                <text:p>53.538311667</text:p>
              </table:table-cell>
              <table:table-cell office:value-type="float" office:value="64.774904954">
                <text:p>64.7749049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20840633999999">
                <text:p>5.20840633999999</text:p>
              </table:table-cell>
              <table:table-cell office:value-type="float" office:value="16.995295748">
                <text:p>16.995295748</text:p>
              </table:table-cell>
              <table:table-cell office:value-type="float" office:value="28.928563011">
                <text:p>28.928563011</text:p>
              </table:table-cell>
              <table:table-cell office:value-type="float" office:value="40.338649773">
                <text:p>40.338649773</text:p>
              </table:table-cell>
              <table:table-cell office:value-type="float" office:value="52.16428219">
                <text:p>52.16428219</text:p>
              </table:table-cell>
              <table:table-cell office:value-type="float" office:value="63.543960087">
                <text:p>63.5439600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21457198099999">
                <text:p>5.21457198099999</text:p>
              </table:table-cell>
              <table:table-cell office:value-type="float" office:value="16.976267784">
                <text:p>16.976267784</text:p>
              </table:table-cell>
              <table:table-cell office:value-type="float" office:value="28.704810647">
                <text:p>28.704810647</text:p>
              </table:table-cell>
              <table:table-cell office:value-type="float" office:value="40.628237069">
                <text:p>40.628237069</text:p>
              </table:table-cell>
              <table:table-cell office:value-type="float" office:value="51.485001913">
                <text:p>51.485001913</text:p>
              </table:table-cell>
              <table:table-cell office:value-type="float" office:value="63.479705578">
                <text:p>63.4797055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27307833600001">
                <text:p>5.27307833600001</text:p>
              </table:table-cell>
              <table:table-cell office:value-type="float" office:value="17.418336093">
                <text:p>17.418336093</text:p>
              </table:table-cell>
              <table:table-cell office:value-type="float" office:value="28.577208302">
                <text:p>28.577208302</text:p>
              </table:table-cell>
              <table:table-cell office:value-type="float" office:value="40.378016311">
                <text:p>40.378016311</text:p>
              </table:table-cell>
              <table:table-cell office:value-type="float" office:value="52.631746178">
                <text:p>52.631746178</text:p>
              </table:table-cell>
              <table:table-cell office:value-type="float" office:value="63.569040815">
                <text:p>63.569040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17957288600001">
                <text:p>5.17957288600001</text:p>
              </table:table-cell>
              <table:table-cell office:value-type="float" office:value="16.821107055">
                <text:p>16.821107055</text:p>
              </table:table-cell>
              <table:table-cell office:value-type="float" office:value="28.750287706">
                <text:p>28.750287706</text:p>
              </table:table-cell>
              <table:table-cell office:value-type="float" office:value="40.168163436">
                <text:p>40.168163436</text:p>
              </table:table-cell>
              <table:table-cell office:value-type="float" office:value="52.785982733">
                <text:p>52.785982733</text:p>
              </table:table-cell>
              <table:table-cell office:value-type="float" office:value="64.124854532">
                <text:p>64.1248545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29315798700001">
                <text:p>5.29315798700001</text:p>
              </table:table-cell>
              <table:table-cell office:value-type="float" office:value="17.121459773">
                <text:p>17.121459773</text:p>
              </table:table-cell>
              <table:table-cell office:value-type="float" office:value="28.816428036">
                <text:p>28.816428036</text:p>
              </table:table-cell>
              <table:table-cell office:value-type="float" office:value="40.542796085">
                <text:p>40.542796085</text:p>
              </table:table-cell>
              <table:table-cell office:value-type="float" office:value="54.610096479">
                <text:p>54.610096479</text:p>
              </table:table-cell>
              <table:table-cell office:value-type="float" office:value="65.288866127">
                <text:p>65.2888661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34705077700003">
                <text:p>5.34705077700003</text:p>
              </table:table-cell>
              <table:table-cell office:value-type="float" office:value="17.262343519">
                <text:p>17.262343519</text:p>
              </table:table-cell>
              <table:table-cell office:value-type="float" office:value="28.547487709">
                <text:p>28.547487709</text:p>
              </table:table-cell>
              <table:table-cell office:value-type="float" office:value="40.543336355">
                <text:p>40.543336355</text:p>
              </table:table-cell>
              <table:table-cell office:value-type="float" office:value="52.999286875">
                <text:p>52.999286875</text:p>
              </table:table-cell>
              <table:table-cell office:value-type="float" office:value="64.627571721">
                <text:p>64.6275717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41884781599999">
                <text:p>5.41884781599999</text:p>
              </table:table-cell>
              <table:table-cell office:value-type="float" office:value="16.93588655">
                <text:p>16.93588655</text:p>
              </table:table-cell>
              <table:table-cell office:value-type="float" office:value="28.789496057">
                <text:p>28.789496057</text:p>
              </table:table-cell>
              <table:table-cell office:value-type="float" office:value="40.695106445">
                <text:p>40.695106445</text:p>
              </table:table-cell>
              <table:table-cell office:value-type="float" office:value="52.463500426">
                <text:p>52.463500426</text:p>
              </table:table-cell>
              <table:table-cell office:value-type="float" office:value="64.108039937">
                <text:p>64.1080399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37701807600001">
                <text:p>5.37701807600001</text:p>
              </table:table-cell>
              <table:table-cell office:value-type="float" office:value="16.88326689">
                <text:p>16.88326689</text:p>
              </table:table-cell>
              <table:table-cell office:value-type="float" office:value="28.916212725">
                <text:p>28.916212725</text:p>
              </table:table-cell>
              <table:table-cell office:value-type="float" office:value="41.353918463">
                <text:p>41.353918463</text:p>
              </table:table-cell>
              <table:table-cell office:value-type="float" office:value="53.057372157">
                <text:p>53.057372157</text:p>
              </table:table-cell>
              <table:table-cell office:value-type="float" office:value="64.14748944">
                <text:p>64.147489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31413847499999">
                <text:p>5.31413847499999</text:p>
              </table:table-cell>
              <table:table-cell office:value-type="float" office:value="16.98639635">
                <text:p>16.98639635</text:p>
              </table:table-cell>
              <table:table-cell office:value-type="float" office:value="29.109663219">
                <text:p>29.109663219</text:p>
              </table:table-cell>
              <table:table-cell office:value-type="float" office:value="40.368419949">
                <text:p>40.368419949</text:p>
              </table:table-cell>
              <table:table-cell office:value-type="float" office:value="52.949649741">
                <text:p>52.949649741</text:p>
              </table:table-cell>
              <table:table-cell office:value-type="float" office:value="64.528297864">
                <text:p>64.5282978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24151898999998">
                <text:p>5.24151898999998</text:p>
              </table:table-cell>
              <table:table-cell office:value-type="float" office:value="17.004740415">
                <text:p>17.004740415</text:p>
              </table:table-cell>
              <table:table-cell office:value-type="float" office:value="28.767389158">
                <text:p>28.767389158</text:p>
              </table:table-cell>
              <table:table-cell office:value-type="float" office:value="41.313719496">
                <text:p>41.313719496</text:p>
              </table:table-cell>
              <table:table-cell office:value-type="float" office:value="52.762971525">
                <text:p>52.762971525</text:p>
              </table:table-cell>
              <table:table-cell office:value-type="float" office:value="64.930939166">
                <text:p>64.9309391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30363265800002">
                <text:p>5.30363265800002</text:p>
              </table:table-cell>
              <table:table-cell office:value-type="float" office:value="16.998046844">
                <text:p>16.998046844</text:p>
              </table:table-cell>
              <table:table-cell office:value-type="float" office:value="29.110545704">
                <text:p>29.110545704</text:p>
              </table:table-cell>
              <table:table-cell office:value-type="float" office:value="40.502370667">
                <text:p>40.502370667</text:p>
              </table:table-cell>
              <table:table-cell office:value-type="float" office:value="52.320548072">
                <text:p>52.320548072</text:p>
              </table:table-cell>
              <table:table-cell office:value-type="float" office:value="64.230494803">
                <text:p>64.2304948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695223474">
                <text:p>5.695223474</text:p>
              </table:table-cell>
              <table:table-cell office:value-type="float" office:value="17.194788551">
                <text:p>17.194788551</text:p>
              </table:table-cell>
              <table:table-cell office:value-type="float" office:value="28.781222486">
                <text:p>28.781222486</text:p>
              </table:table-cell>
              <table:table-cell office:value-type="float" office:value="40.316193311">
                <text:p>40.316193311</text:p>
              </table:table-cell>
              <table:table-cell office:value-type="float" office:value="52.263960409">
                <text:p>52.263960409</text:p>
              </table:table-cell>
              <table:table-cell office:value-type="float" office:value="63.554323587">
                <text:p>63.5543235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25456344999999">
                <text:p>5.25456344999999</text:p>
              </table:table-cell>
              <table:table-cell office:value-type="float" office:value="17.079251124">
                <text:p>17.079251124</text:p>
              </table:table-cell>
              <table:table-cell office:value-type="float" office:value="29.071073798">
                <text:p>29.071073798</text:p>
              </table:table-cell>
              <table:table-cell office:value-type="float" office:value="40.385423689">
                <text:p>40.385423689</text:p>
              </table:table-cell>
              <table:table-cell office:value-type="float" office:value="52.087359399">
                <text:p>52.087359399</text:p>
              </table:table-cell>
              <table:table-cell office:value-type="float" office:value="64.527589663">
                <text:p>64.5275896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38704614000002">
                <text:p>5.38704614000002</text:p>
              </table:table-cell>
              <table:table-cell office:value-type="float" office:value="17.049233815">
                <text:p>17.049233815</text:p>
              </table:table-cell>
              <table:table-cell office:value-type="float" office:value="28.786038353">
                <text:p>28.786038353</text:p>
              </table:table-cell>
              <table:table-cell office:value-type="float" office:value="40.686362591">
                <text:p>40.686362591</text:p>
              </table:table-cell>
              <table:table-cell office:value-type="float" office:value="52.659038341">
                <text:p>52.659038341</text:p>
              </table:table-cell>
              <table:table-cell office:value-type="float" office:value="64.408371764">
                <text:p>64.4083717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370481019">
                <text:p>5.370481019</text:p>
              </table:table-cell>
              <table:table-cell office:value-type="float" office:value="17.003263298">
                <text:p>17.003263298</text:p>
              </table:table-cell>
              <table:table-cell office:value-type="float" office:value="29.767474714">
                <text:p>29.767474714</text:p>
              </table:table-cell>
              <table:table-cell office:value-type="float" office:value="40.940733235">
                <text:p>40.940733235</text:p>
              </table:table-cell>
              <table:table-cell office:value-type="float" office:value="52.394654242">
                <text:p>52.394654242</text:p>
              </table:table-cell>
              <table:table-cell office:value-type="float" office:value="64.948618618">
                <text:p>64.9486186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46803222700002">
                <text:p>5.46803222700002</text:p>
              </table:table-cell>
              <table:table-cell office:value-type="float" office:value="17.105037461">
                <text:p>17.105037461</text:p>
              </table:table-cell>
              <table:table-cell office:value-type="float" office:value="28.735196117">
                <text:p>28.735196117</text:p>
              </table:table-cell>
              <table:table-cell office:value-type="float" office:value="41.522275291">
                <text:p>41.522275291</text:p>
              </table:table-cell>
              <table:table-cell office:value-type="float" office:value="52.167318747">
                <text:p>52.167318747</text:p>
              </table:table-cell>
              <table:table-cell office:value-type="float" office:value="63.989654135">
                <text:p>63.9896541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25346845399999">
                <text:p>5.25346845399999</text:p>
              </table:table-cell>
              <table:table-cell office:value-type="float" office:value="17.403942774">
                <text:p>17.403942774</text:p>
              </table:table-cell>
              <table:table-cell office:value-type="float" office:value="28.66235312">
                <text:p>28.66235312</text:p>
              </table:table-cell>
              <table:table-cell office:value-type="float" office:value="42.664244789">
                <text:p>42.664244789</text:p>
              </table:table-cell>
              <table:table-cell office:value-type="float" office:value="52.5934861780001">
                <text:p>52.5934861780001</text:p>
              </table:table-cell>
              <table:table-cell office:value-type="float" office:value="63.947795316">
                <text:p>63.9477953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31744411700001">
                <text:p>5.31744411700001</text:p>
              </table:table-cell>
              <table:table-cell office:value-type="float" office:value="17.091454336">
                <text:p>17.091454336</text:p>
              </table:table-cell>
              <table:table-cell office:value-type="float" office:value="28.442985446">
                <text:p>28.442985446</text:p>
              </table:table-cell>
              <table:table-cell office:value-type="float" office:value="40.644243895">
                <text:p>40.644243895</text:p>
              </table:table-cell>
              <table:table-cell office:value-type="float" office:value="52.736746821">
                <text:p>52.736746821</text:p>
              </table:table-cell>
              <table:table-cell office:value-type="float" office:value="64.164274076">
                <text:p>64.1642740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28739329800004">
                <text:p>5.28739329800004</text:p>
              </table:table-cell>
              <table:table-cell office:value-type="float" office:value="17.008452231">
                <text:p>17.008452231</text:p>
              </table:table-cell>
              <table:table-cell office:value-type="float" office:value="28.89743973">
                <text:p>28.89743973</text:p>
              </table:table-cell>
              <table:table-cell office:value-type="float" office:value="40.735708435">
                <text:p>40.735708435</text:p>
              </table:table-cell>
              <table:table-cell office:value-type="float" office:value="52.526290441">
                <text:p>52.526290441</text:p>
              </table:table-cell>
              <table:table-cell office:value-type="float" office:value="64.443345852">
                <text:p>64.4433458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54cm" svg:y="2.956cm" style:legend-expansion="high" chart:style-name="ch2"/>
        <chart:plot-area chart:style-name="ch3" table:cell-range-address="'benchft-worker-3'.B6:'benchft-worker-3'.G56" chart:data-source-has-labels="row" svg:x="1.331cm" svg:y="0.18cm" svg:width="13.403cm" svg:height="7.659cm">
          <chart:coordinate-region svg:x="2.156cm" svg:y="0.379cm" svg:width="12.385cm" svg:height="6.813cm"/>
          <chart:axis chart:dimension="x" chart:name="primary-x" chart:style-name="ch4">
            <chart:title svg:x="7.41cm" svg:y="8.019cm" chart:style-name="ch5">
              <text:p><text:span text:style-name="T1">iteration</text:span></text:p>
            </chart:title>
          </chart:axis>
          <chart:axis chart:dimension="y" chart:name="primary-y" chart:style-name="ch6">
            <chart:title svg:x="0.451cm" svg:y="4.631cm" chart:style-name="ch7">
              <text:p><text:span text:style-name="T1">Time [s]</text:span></text:p>
            </chart:title>
            <chart:grid chart:style-name="ch8" chart:class="major"/>
          </chart:axis>
          <chart:series chart:style-name="ch9" chart:values-cell-range-address="'benchft-worker-3'.B7:'benchft-worker-3'.B56" chart:label-cell-address="'benchft-worker-3'.B6:'benchft-worker-3'.B6" chart:class="chart:scatter">
            <chart:data-point chart:repeated="50"/>
          </chart:series>
          <chart:series chart:style-name="ch10" chart:values-cell-range-address="'benchft-worker-3'.C7:'benchft-worker-3'.C56" chart:label-cell-address="'benchft-worker-3'.C6:'benchft-worker-3'.C6" chart:class="chart:scatter">
            <chart:data-point chart:repeated="50"/>
          </chart:series>
          <chart:series chart:style-name="ch11" chart:values-cell-range-address="'benchft-worker-3'.D7:'benchft-worker-3'.D56" chart:label-cell-address="'benchft-worker-3'.D6:'benchft-worker-3'.D6" chart:class="chart:scatter">
            <chart:data-point chart:repeated="50"/>
          </chart:series>
          <chart:series chart:style-name="ch12" chart:values-cell-range-address="'benchft-worker-3'.E7:'benchft-worker-3'.E56" chart:label-cell-address="'benchft-worker-3'.E6:'benchft-worker-3'.E6" chart:class="chart:scatter">
            <chart:data-point chart:repeated="50"/>
          </chart:series>
          <chart:series chart:style-name="ch13" chart:values-cell-range-address="'benchft-worker-3'.F7:'benchft-worker-3'.F56" chart:label-cell-address="'benchft-worker-3'.F6:'benchft-worker-3'.F6" chart:class="chart:scatter">
            <chart:data-point chart:repeated="50"/>
          </chart:series>
          <chart:series chart:style-name="ch14" chart:values-cell-range-address="'benchft-worker-3'.G7:'benchft-worker-3'.G56" chart:label-cell-address="'benchft-worker-3'.G6:'benchft-worker-3'.G6" chart:class="chart:scatter"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benchft-worker-3'.B6:'benchft-worker-3'.B6</svg:desc>
                </draw:g>
              </table:table-cell>
              <table:table-cell office:value-type="string">
                <text:p>1</text:p>
                <draw:g>
                  <svg:desc>'benchft-worker-3'.C6:'benchft-worker-3'.C6</svg:desc>
                </draw:g>
              </table:table-cell>
              <table:table-cell office:value-type="string">
                <text:p>2</text:p>
                <draw:g>
                  <svg:desc>'benchft-worker-3'.D6:'benchft-worker-3'.D6</svg:desc>
                </draw:g>
              </table:table-cell>
              <table:table-cell office:value-type="string">
                <text:p>3</text:p>
                <draw:g>
                  <svg:desc>'benchft-worker-3'.E6:'benchft-worker-3'.E6</svg:desc>
                </draw:g>
              </table:table-cell>
              <table:table-cell office:value-type="string">
                <text:p>4</text:p>
                <draw:g>
                  <svg:desc>'benchft-worker-3'.F6:'benchft-worker-3'.F6</svg:desc>
                </draw:g>
              </table:table-cell>
              <table:table-cell office:value-type="string">
                <text:p>5</text:p>
                <draw:g>
                  <svg:desc>'benchft-worker-3'.G6:'benchft-worker-3'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351649363">
                <text:p>9.351649363</text:p>
                <draw:g>
                  <svg:desc>'benchft-worker-3'.B7:'benchft-worker-3'.B56</svg:desc>
                </draw:g>
              </table:table-cell>
              <table:table-cell office:value-type="float" office:value="26.101714011">
                <text:p>26.101714011</text:p>
                <draw:g>
                  <svg:desc>'benchft-worker-3'.C7:'benchft-worker-3'.C56</svg:desc>
                </draw:g>
              </table:table-cell>
              <table:table-cell office:value-type="float" office:value="43.492966166">
                <text:p>43.492966166</text:p>
                <draw:g>
                  <svg:desc>'benchft-worker-3'.D7:'benchft-worker-3'.D56</svg:desc>
                </draw:g>
              </table:table-cell>
              <table:table-cell office:value-type="float" office:value="58.686141923">
                <text:p>58.686141923</text:p>
                <draw:g>
                  <svg:desc>'benchft-worker-3'.E7:'benchft-worker-3'.E56</svg:desc>
                </draw:g>
              </table:table-cell>
              <table:table-cell office:value-type="float" office:value="74.787438448">
                <text:p>74.787438448</text:p>
                <draw:g>
                  <svg:desc>'benchft-worker-3'.F7:'benchft-worker-3'.F56</svg:desc>
                </draw:g>
              </table:table-cell>
              <table:table-cell office:value-type="float" office:value="91.251144314">
                <text:p>91.251144314</text:p>
                <draw:g>
                  <svg:desc>'benchft-worker-3'.G7:'benchft-worker-3'.G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313471422">
                <text:p>9.313471422</text:p>
              </table:table-cell>
              <table:table-cell office:value-type="float" office:value="23.871265993">
                <text:p>23.871265993</text:p>
              </table:table-cell>
              <table:table-cell office:value-type="float" office:value="40.522707022">
                <text:p>40.522707022</text:p>
              </table:table-cell>
              <table:table-cell office:value-type="float" office:value="57.28362035">
                <text:p>57.28362035</text:p>
              </table:table-cell>
              <table:table-cell office:value-type="float" office:value="73.381021949">
                <text:p>73.381021949</text:p>
              </table:table-cell>
              <table:table-cell office:value-type="float" office:value="90.105078263">
                <text:p>90.105078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344618384">
                <text:p>9.344618384</text:p>
              </table:table-cell>
              <table:table-cell office:value-type="float" office:value="25.650540386">
                <text:p>25.650540386</text:p>
              </table:table-cell>
              <table:table-cell office:value-type="float" office:value="41.163425655">
                <text:p>41.163425655</text:p>
              </table:table-cell>
              <table:table-cell office:value-type="float" office:value="56.58963428">
                <text:p>56.58963428</text:p>
              </table:table-cell>
              <table:table-cell office:value-type="float" office:value="71.450779446">
                <text:p>71.450779446</text:p>
              </table:table-cell>
              <table:table-cell office:value-type="float" office:value="85.749901826">
                <text:p>85.749901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786641711">
                <text:p>8.786641711</text:p>
              </table:table-cell>
              <table:table-cell office:value-type="float" office:value="24.523214479">
                <text:p>24.523214479</text:p>
              </table:table-cell>
              <table:table-cell office:value-type="float" office:value="40.601817413">
                <text:p>40.601817413</text:p>
              </table:table-cell>
              <table:table-cell office:value-type="float" office:value="54.54742973">
                <text:p>54.54742973</text:p>
              </table:table-cell>
              <table:table-cell office:value-type="float" office:value="69.724783021">
                <text:p>69.724783021</text:p>
              </table:table-cell>
              <table:table-cell office:value-type="float" office:value="85.014500326">
                <text:p>85.014500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037159567">
                <text:p>9.037159567</text:p>
              </table:table-cell>
              <table:table-cell office:value-type="float" office:value="24.581555398">
                <text:p>24.581555398</text:p>
              </table:table-cell>
              <table:table-cell office:value-type="float" office:value="39.144706734">
                <text:p>39.144706734</text:p>
              </table:table-cell>
              <table:table-cell office:value-type="float" office:value="54.408055498">
                <text:p>54.408055498</text:p>
              </table:table-cell>
              <table:table-cell office:value-type="float" office:value="69.761761556">
                <text:p>69.761761556</text:p>
              </table:table-cell>
              <table:table-cell office:value-type="float" office:value="84.316125498">
                <text:p>84.316125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466131172">
                <text:p>8.466131172</text:p>
              </table:table-cell>
              <table:table-cell office:value-type="float" office:value="24.553025438">
                <text:p>24.553025438</text:p>
              </table:table-cell>
              <table:table-cell office:value-type="float" office:value="38.98735502">
                <text:p>38.98735502</text:p>
              </table:table-cell>
              <table:table-cell office:value-type="float" office:value="55.98858935">
                <text:p>55.98858935</text:p>
              </table:table-cell>
              <table:table-cell office:value-type="float" office:value="75.714193566">
                <text:p>75.714193566</text:p>
              </table:table-cell>
              <table:table-cell office:value-type="float" office:value="90.848841353">
                <text:p>90.8488413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573329583">
                <text:p>8.573329583</text:p>
              </table:table-cell>
              <table:table-cell office:value-type="float" office:value="23.652291086">
                <text:p>23.652291086</text:p>
              </table:table-cell>
              <table:table-cell office:value-type="float" office:value="38.521728561">
                <text:p>38.521728561</text:p>
              </table:table-cell>
              <table:table-cell office:value-type="float" office:value="54.217212543">
                <text:p>54.217212543</text:p>
              </table:table-cell>
              <table:table-cell office:value-type="float" office:value="73.22334473">
                <text:p>73.22334473</text:p>
              </table:table-cell>
              <table:table-cell office:value-type="float" office:value="88.571026105">
                <text:p>88.571026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79777232999999">
                <text:p>9.79777232999999</text:p>
              </table:table-cell>
              <table:table-cell office:value-type="float" office:value="23.799472532">
                <text:p>23.799472532</text:p>
              </table:table-cell>
              <table:table-cell office:value-type="float" office:value="38.565751157">
                <text:p>38.565751157</text:p>
              </table:table-cell>
              <table:table-cell office:value-type="float" office:value="53.812632586">
                <text:p>53.812632586</text:p>
              </table:table-cell>
              <table:table-cell office:value-type="float" office:value="70.659217501">
                <text:p>70.659217501</text:p>
              </table:table-cell>
              <table:table-cell office:value-type="float" office:value="85.57273903">
                <text:p>85.572739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338832725">
                <text:p>9.338832725</text:p>
              </table:table-cell>
              <table:table-cell office:value-type="float" office:value="23.339277124">
                <text:p>23.339277124</text:p>
              </table:table-cell>
              <table:table-cell office:value-type="float" office:value="38.690749681">
                <text:p>38.690749681</text:p>
              </table:table-cell>
              <table:table-cell office:value-type="float" office:value="53.916347901">
                <text:p>53.916347901</text:p>
              </table:table-cell>
              <table:table-cell office:value-type="float" office:value="70.251558045">
                <text:p>70.251558045</text:p>
              </table:table-cell>
              <table:table-cell office:value-type="float" office:value="85.279586936">
                <text:p>85.2795869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716688943">
                <text:p>9.716688943</text:p>
              </table:table-cell>
              <table:table-cell office:value-type="float" office:value="23.686985846">
                <text:p>23.686985846</text:p>
              </table:table-cell>
              <table:table-cell office:value-type="float" office:value="38.983158584">
                <text:p>38.983158584</text:p>
              </table:table-cell>
              <table:table-cell office:value-type="float" office:value="53.673080226">
                <text:p>53.673080226</text:p>
              </table:table-cell>
              <table:table-cell office:value-type="float" office:value="69.146024406">
                <text:p>69.146024406</text:p>
              </table:table-cell>
              <table:table-cell office:value-type="float" office:value="84.984525776">
                <text:p>84.9845257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83767267299999">
                <text:p>8.83767267299999</text:p>
              </table:table-cell>
              <table:table-cell office:value-type="float" office:value="23.265676419">
                <text:p>23.265676419</text:p>
              </table:table-cell>
              <table:table-cell office:value-type="float" office:value="38.40993191">
                <text:p>38.40993191</text:p>
              </table:table-cell>
              <table:table-cell office:value-type="float" office:value="58.12437837">
                <text:p>58.12437837</text:p>
              </table:table-cell>
              <table:table-cell office:value-type="float" office:value="75.477650158">
                <text:p>75.477650158</text:p>
              </table:table-cell>
              <table:table-cell office:value-type="float" office:value="91.004989655">
                <text:p>91.0049896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06171614400001">
                <text:p>9.06171614400001</text:p>
              </table:table-cell>
              <table:table-cell office:value-type="float" office:value="23.283674729">
                <text:p>23.283674729</text:p>
              </table:table-cell>
              <table:table-cell office:value-type="float" office:value="38.930936294">
                <text:p>38.930936294</text:p>
              </table:table-cell>
              <table:table-cell office:value-type="float" office:value="56.893174959">
                <text:p>56.893174959</text:p>
              </table:table-cell>
              <table:table-cell office:value-type="float" office:value="73.633246315">
                <text:p>73.633246315</text:p>
              </table:table-cell>
              <table:table-cell office:value-type="float" office:value="89.19029277">
                <text:p>89.19029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109854274">
                <text:p>9.109854274</text:p>
              </table:table-cell>
              <table:table-cell office:value-type="float" office:value="23.34060989">
                <text:p>23.34060989</text:p>
              </table:table-cell>
              <table:table-cell office:value-type="float" office:value="38.45634007">
                <text:p>38.45634007</text:p>
              </table:table-cell>
              <table:table-cell office:value-type="float" office:value="56.301346389">
                <text:p>56.301346389</text:p>
              </table:table-cell>
              <table:table-cell office:value-type="float" office:value="70.434452726">
                <text:p>70.434452726</text:p>
              </table:table-cell>
              <table:table-cell office:value-type="float" office:value="86.714843867">
                <text:p>86.7148438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59621363400001">
                <text:p>8.59621363400001</text:p>
              </table:table-cell>
              <table:table-cell office:value-type="float" office:value="23.15232118">
                <text:p>23.15232118</text:p>
              </table:table-cell>
              <table:table-cell office:value-type="float" office:value="38.803455406">
                <text:p>38.803455406</text:p>
              </table:table-cell>
              <table:table-cell office:value-type="float" office:value="55.880877236">
                <text:p>55.880877236</text:p>
              </table:table-cell>
              <table:table-cell office:value-type="float" office:value="69.707714402">
                <text:p>69.707714402</text:p>
              </table:table-cell>
              <table:table-cell office:value-type="float" office:value="85.099061236">
                <text:p>85.099061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72243846599999">
                <text:p>8.72243846599999</text:p>
              </table:table-cell>
              <table:table-cell office:value-type="float" office:value="23.1843793950001">
                <text:p>23.1843793950001</text:p>
              </table:table-cell>
              <table:table-cell office:value-type="float" office:value="38.633426273">
                <text:p>38.633426273</text:p>
              </table:table-cell>
              <table:table-cell office:value-type="float" office:value="54.195076277">
                <text:p>54.195076277</text:p>
              </table:table-cell>
              <table:table-cell office:value-type="float" office:value="69.76110675">
                <text:p>69.76110675</text:p>
              </table:table-cell>
              <table:table-cell office:value-type="float" office:value="84.647915437">
                <text:p>84.6479154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77584370600001">
                <text:p>8.77584370600001</text:p>
              </table:table-cell>
              <table:table-cell office:value-type="float" office:value="23.112444829">
                <text:p>23.112444829</text:p>
              </table:table-cell>
              <table:table-cell office:value-type="float" office:value="42.891030367">
                <text:p>42.891030367</text:p>
              </table:table-cell>
              <table:table-cell office:value-type="float" office:value="54.164671435">
                <text:p>54.164671435</text:p>
              </table:table-cell>
              <table:table-cell office:value-type="float" office:value="76.390463116">
                <text:p>76.390463116</text:p>
              </table:table-cell>
              <table:table-cell office:value-type="float" office:value="92.688365541">
                <text:p>92.6883655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19241859100002">
                <text:p>8.19241859100002</text:p>
              </table:table-cell>
              <table:table-cell office:value-type="float" office:value="23.216928042">
                <text:p>23.216928042</text:p>
              </table:table-cell>
              <table:table-cell office:value-type="float" office:value="40.084908279">
                <text:p>40.084908279</text:p>
              </table:table-cell>
              <table:table-cell office:value-type="float" office:value="53.993158036">
                <text:p>53.993158036</text:p>
              </table:table-cell>
              <table:table-cell office:value-type="float" office:value="74.032462069">
                <text:p>74.032462069</text:p>
              </table:table-cell>
              <table:table-cell office:value-type="float" office:value="89.908356368">
                <text:p>89.9083563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37574731499999">
                <text:p>8.37574731499999</text:p>
              </table:table-cell>
              <table:table-cell office:value-type="float" office:value="23.3327496">
                <text:p>23.3327496</text:p>
              </table:table-cell>
              <table:table-cell office:value-type="float" office:value="40.331061706">
                <text:p>40.331061706</text:p>
              </table:table-cell>
              <table:table-cell office:value-type="float" office:value="53.707050186">
                <text:p>53.707050186</text:p>
              </table:table-cell>
              <table:table-cell office:value-type="float" office:value="72.484908956">
                <text:p>72.484908956</text:p>
              </table:table-cell>
              <table:table-cell office:value-type="float" office:value="86.794967361">
                <text:p>86.794967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46179774899999">
                <text:p>8.46179774899999</text:p>
              </table:table-cell>
              <table:table-cell office:value-type="float" office:value="23.291412593">
                <text:p>23.291412593</text:p>
              </table:table-cell>
              <table:table-cell office:value-type="float" office:value="39.300858491">
                <text:p>39.300858491</text:p>
              </table:table-cell>
              <table:table-cell office:value-type="float" office:value="53.877963765">
                <text:p>53.877963765</text:p>
              </table:table-cell>
              <table:table-cell office:value-type="float" office:value="70.843687758">
                <text:p>70.843687758</text:p>
              </table:table-cell>
              <table:table-cell office:value-type="float" office:value="84.853929905">
                <text:p>84.8539299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346583029">
                <text:p>8.346583029</text:p>
              </table:table-cell>
              <table:table-cell office:value-type="float" office:value="23.3667729">
                <text:p>23.3667729</text:p>
              </table:table-cell>
              <table:table-cell office:value-type="float" office:value="38.822240429">
                <text:p>38.822240429</text:p>
              </table:table-cell>
              <table:table-cell office:value-type="float" office:value="53.7408892259999">
                <text:p>53.7408892259999</text:p>
              </table:table-cell>
              <table:table-cell office:value-type="float" office:value="71.308602232">
                <text:p>71.308602232</text:p>
              </table:table-cell>
              <table:table-cell office:value-type="float" office:value="84.947208432">
                <text:p>84.9472084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155441444">
                <text:p>8.155441444</text:p>
              </table:table-cell>
              <table:table-cell office:value-type="float" office:value="23.456236635">
                <text:p>23.456236635</text:p>
              </table:table-cell>
              <table:table-cell office:value-type="float" office:value="38.740515813">
                <text:p>38.740515813</text:p>
              </table:table-cell>
              <table:table-cell office:value-type="float" office:value="59.521395625">
                <text:p>59.521395625</text:p>
              </table:table-cell>
              <table:table-cell office:value-type="float" office:value="75.853223892">
                <text:p>75.853223892</text:p>
              </table:table-cell>
              <table:table-cell office:value-type="float" office:value="91.531330705">
                <text:p>91.5313307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12709567800001">
                <text:p>8.12709567800001</text:p>
              </table:table-cell>
              <table:table-cell office:value-type="float" office:value="23.3363804350001">
                <text:p>23.3363804350001</text:p>
              </table:table-cell>
              <table:table-cell office:value-type="float" office:value="38.641687699">
                <text:p>38.641687699</text:p>
              </table:table-cell>
              <table:table-cell office:value-type="float" office:value="57.554977338">
                <text:p>57.554977338</text:p>
              </table:table-cell>
              <table:table-cell office:value-type="float" office:value="73.550011363">
                <text:p>73.550011363</text:p>
              </table:table-cell>
              <table:table-cell office:value-type="float" office:value="90.207432651">
                <text:p>90.2074326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15427882199999">
                <text:p>8.15427882199999</text:p>
              </table:table-cell>
              <table:table-cell office:value-type="float" office:value="23.2706510440001">
                <text:p>23.2706510440001</text:p>
              </table:table-cell>
              <table:table-cell office:value-type="float" office:value="38.490434098">
                <text:p>38.490434098</text:p>
              </table:table-cell>
              <table:table-cell office:value-type="float" office:value="55.408920326">
                <text:p>55.408920326</text:p>
              </table:table-cell>
              <table:table-cell office:value-type="float" office:value="71.040048434">
                <text:p>71.040048434</text:p>
              </table:table-cell>
              <table:table-cell office:value-type="float" office:value="85.249474009">
                <text:p>85.2494740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65382915">
                <text:p>8.065382915</text:p>
              </table:table-cell>
              <table:table-cell office:value-type="float" office:value="23.7361199459999">
                <text:p>23.7361199459999</text:p>
              </table:table-cell>
              <table:table-cell office:value-type="float" office:value="38.184200586">
                <text:p>38.184200586</text:p>
              </table:table-cell>
              <table:table-cell office:value-type="float" office:value="54.797548267">
                <text:p>54.797548267</text:p>
              </table:table-cell>
              <table:table-cell office:value-type="float" office:value="69.775912686">
                <text:p>69.775912686</text:p>
              </table:table-cell>
              <table:table-cell office:value-type="float" office:value="85.068828195">
                <text:p>85.0688281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334871158">
                <text:p>8.334871158</text:p>
              </table:table-cell>
              <table:table-cell office:value-type="float" office:value="23.508951444">
                <text:p>23.508951444</text:p>
              </table:table-cell>
              <table:table-cell office:value-type="float" office:value="38.656363917">
                <text:p>38.656363917</text:p>
              </table:table-cell>
              <table:table-cell office:value-type="float" office:value="53.942972624">
                <text:p>53.942972624</text:p>
              </table:table-cell>
              <table:table-cell office:value-type="float" office:value="69.527897451">
                <text:p>69.527897451</text:p>
              </table:table-cell>
              <table:table-cell office:value-type="float" office:value="85.033682853">
                <text:p>85.0336828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09024738800002">
                <text:p>8.09024738800002</text:p>
              </table:table-cell>
              <table:table-cell office:value-type="float" office:value="27.757111617">
                <text:p>27.757111617</text:p>
              </table:table-cell>
              <table:table-cell office:value-type="float" office:value="38.396366256">
                <text:p>38.396366256</text:p>
              </table:table-cell>
              <table:table-cell office:value-type="float" office:value="54.312448981">
                <text:p>54.312448981</text:p>
              </table:table-cell>
              <table:table-cell office:value-type="float" office:value="73.805241271">
                <text:p>73.805241271</text:p>
              </table:table-cell>
              <table:table-cell office:value-type="float" office:value="90.110473132">
                <text:p>90.1104731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99494408799999">
                <text:p>7.99494408799999</text:p>
              </table:table-cell>
              <table:table-cell office:value-type="float" office:value="25.245553592">
                <text:p>25.245553592</text:p>
              </table:table-cell>
              <table:table-cell office:value-type="float" office:value="38.466665083">
                <text:p>38.466665083</text:p>
              </table:table-cell>
              <table:table-cell office:value-type="float" office:value="54.1982585530001">
                <text:p>54.1982585530001</text:p>
              </table:table-cell>
              <table:table-cell office:value-type="float" office:value="72.225435539">
                <text:p>72.225435539</text:p>
              </table:table-cell>
              <table:table-cell office:value-type="float" office:value="88.212064733">
                <text:p>88.2120647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271205782">
                <text:p>8.271205782</text:p>
              </table:table-cell>
              <table:table-cell office:value-type="float" office:value="24.333570699">
                <text:p>24.333570699</text:p>
              </table:table-cell>
              <table:table-cell office:value-type="float" office:value="38.8347251930001">
                <text:p>38.8347251930001</text:p>
              </table:table-cell>
              <table:table-cell office:value-type="float" office:value="54.2907948569999">
                <text:p>54.2907948569999</text:p>
              </table:table-cell>
              <table:table-cell office:value-type="float" office:value="70.546496011">
                <text:p>70.546496011</text:p>
              </table:table-cell>
              <table:table-cell office:value-type="float" office:value="85.576837831">
                <text:p>85.5768378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80212332300001">
                <text:p>7.80212332300001</text:p>
              </table:table-cell>
              <table:table-cell office:value-type="float" office:value="24.37057282">
                <text:p>24.37057282</text:p>
              </table:table-cell>
              <table:table-cell office:value-type="float" office:value="39.351605293">
                <text:p>39.351605293</text:p>
              </table:table-cell>
              <table:table-cell office:value-type="float" office:value="53.873201107">
                <text:p>53.873201107</text:p>
              </table:table-cell>
              <table:table-cell office:value-type="float" office:value="69.761548113">
                <text:p>69.761548113</text:p>
              </table:table-cell>
              <table:table-cell office:value-type="float" office:value="84.965191644">
                <text:p>84.9651916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10338295100001">
                <text:p>8.10338295100001</text:p>
              </table:table-cell>
              <table:table-cell office:value-type="float" office:value="24.077686418">
                <text:p>24.077686418</text:p>
              </table:table-cell>
              <table:table-cell office:value-type="float" office:value="38.911347835">
                <text:p>38.911347835</text:p>
              </table:table-cell>
              <table:table-cell office:value-type="float" office:value="54.426349795">
                <text:p>54.426349795</text:p>
              </table:table-cell>
              <table:table-cell office:value-type="float" office:value="69.24809785">
                <text:p>69.24809785</text:p>
              </table:table-cell>
              <table:table-cell office:value-type="float" office:value="84.832951184">
                <text:p>84.8329511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02380754200003">
                <text:p>8.02380754200003</text:p>
              </table:table-cell>
              <table:table-cell office:value-type="float" office:value="23.956448673">
                <text:p>23.956448673</text:p>
              </table:table-cell>
              <table:table-cell office:value-type="float" office:value="42.439307682">
                <text:p>42.439307682</text:p>
              </table:table-cell>
              <table:table-cell office:value-type="float" office:value="59.808532833">
                <text:p>59.808532833</text:p>
              </table:table-cell>
              <table:table-cell office:value-type="float" office:value="77.506202177">
                <text:p>77.506202177</text:p>
              </table:table-cell>
              <table:table-cell office:value-type="float" office:value="91.909273782">
                <text:p>91.9092737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98102582100005">
                <text:p>7.98102582100005</text:p>
              </table:table-cell>
              <table:table-cell office:value-type="float" office:value="23.940843387">
                <text:p>23.940843387</text:p>
              </table:table-cell>
              <table:table-cell office:value-type="float" office:value="39.883541704">
                <text:p>39.883541704</text:p>
              </table:table-cell>
              <table:table-cell office:value-type="float" office:value="56.117406655">
                <text:p>56.117406655</text:p>
              </table:table-cell>
              <table:table-cell office:value-type="float" office:value="73.233983325">
                <text:p>73.233983325</text:p>
              </table:table-cell>
              <table:table-cell office:value-type="float" office:value="88.203226778">
                <text:p>88.2032267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03499879300001">
                <text:p>8.03499879300001</text:p>
              </table:table-cell>
              <table:table-cell office:value-type="float" office:value="24.358832398">
                <text:p>24.358832398</text:p>
              </table:table-cell>
              <table:table-cell office:value-type="float" office:value="40.762237531">
                <text:p>40.762237531</text:p>
              </table:table-cell>
              <table:table-cell office:value-type="float" office:value="55.007678752">
                <text:p>55.007678752</text:p>
              </table:table-cell>
              <table:table-cell office:value-type="float" office:value="70.472499059">
                <text:p>70.472499059</text:p>
              </table:table-cell>
              <table:table-cell office:value-type="float" office:value="85.497792349">
                <text:p>85.4977923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04777434500004">
                <text:p>8.04777434500004</text:p>
              </table:table-cell>
              <table:table-cell office:value-type="float" office:value="23.539397449">
                <text:p>23.539397449</text:p>
              </table:table-cell>
              <table:table-cell office:value-type="float" office:value="39.921942213">
                <text:p>39.921942213</text:p>
              </table:table-cell>
              <table:table-cell office:value-type="float" office:value="54.938653703">
                <text:p>54.938653703</text:p>
              </table:table-cell>
              <table:table-cell office:value-type="float" office:value="69.724170973">
                <text:p>69.724170973</text:p>
              </table:table-cell>
              <table:table-cell office:value-type="float" office:value="85.28437747">
                <text:p>85.284377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03055153699999">
                <text:p>8.03055153699999</text:p>
              </table:table-cell>
              <table:table-cell office:value-type="float" office:value="23.444411052">
                <text:p>23.444411052</text:p>
              </table:table-cell>
              <table:table-cell office:value-type="float" office:value="39.283368377">
                <text:p>39.283368377</text:p>
              </table:table-cell>
              <table:table-cell office:value-type="float" office:value="54.458321976">
                <text:p>54.458321976</text:p>
              </table:table-cell>
              <table:table-cell office:value-type="float" office:value="69.512678224">
                <text:p>69.512678224</text:p>
              </table:table-cell>
              <table:table-cell office:value-type="float" office:value="85.050792081">
                <text:p>85.0507920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08900684099999">
                <text:p>8.08900684099999</text:p>
              </table:table-cell>
              <table:table-cell office:value-type="float" office:value="23.796105565">
                <text:p>23.796105565</text:p>
              </table:table-cell>
              <table:table-cell office:value-type="float" office:value="38.828668968">
                <text:p>38.828668968</text:p>
              </table:table-cell>
              <table:table-cell office:value-type="float" office:value="54.067725717">
                <text:p>54.067725717</text:p>
              </table:table-cell>
              <table:table-cell office:value-type="float" office:value="76.374157063">
                <text:p>76.374157063</text:p>
              </table:table-cell>
              <table:table-cell office:value-type="float" office:value="91.064704136">
                <text:p>91.0647041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10507027500001">
                <text:p>8.10507027500001</text:p>
              </table:table-cell>
              <table:table-cell office:value-type="float" office:value="23.404206075">
                <text:p>23.404206075</text:p>
              </table:table-cell>
              <table:table-cell office:value-type="float" office:value="38.583302796">
                <text:p>38.583302796</text:p>
              </table:table-cell>
              <table:table-cell office:value-type="float" office:value="54.400013597">
                <text:p>54.400013597</text:p>
              </table:table-cell>
              <table:table-cell office:value-type="float" office:value="72.370380633">
                <text:p>72.370380633</text:p>
              </table:table-cell>
              <table:table-cell office:value-type="float" office:value="88.172200045">
                <text:p>88.1722000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03207710599998">
                <text:p>8.03207710599998</text:p>
              </table:table-cell>
              <table:table-cell office:value-type="float" office:value="23.38818322">
                <text:p>23.38818322</text:p>
              </table:table-cell>
              <table:table-cell office:value-type="float" office:value="38.588333452">
                <text:p>38.588333452</text:p>
              </table:table-cell>
              <table:table-cell office:value-type="float" office:value="53.855775094">
                <text:p>53.855775094</text:p>
              </table:table-cell>
              <table:table-cell office:value-type="float" office:value="71.015332587">
                <text:p>71.015332587</text:p>
              </table:table-cell>
              <table:table-cell office:value-type="float" office:value="85.641960024">
                <text:p>85.6419600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03359380999999">
                <text:p>8.03359380999999</text:p>
              </table:table-cell>
              <table:table-cell office:value-type="float" office:value="23.447101708">
                <text:p>23.447101708</text:p>
              </table:table-cell>
              <table:table-cell office:value-type="float" office:value="38.457006343">
                <text:p>38.457006343</text:p>
              </table:table-cell>
              <table:table-cell office:value-type="float" office:value="53.760008765">
                <text:p>53.760008765</text:p>
              </table:table-cell>
              <table:table-cell office:value-type="float" office:value="69.530423258">
                <text:p>69.530423258</text:p>
              </table:table-cell>
              <table:table-cell office:value-type="float" office:value="85.043661034">
                <text:p>85.0436610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29758576000005">
                <text:p>8.29758576000005</text:p>
              </table:table-cell>
              <table:table-cell office:value-type="float" office:value="23.521588864">
                <text:p>23.521588864</text:p>
              </table:table-cell>
              <table:table-cell office:value-type="float" office:value="38.3931761310001">
                <text:p>38.3931761310001</text:p>
              </table:table-cell>
              <table:table-cell office:value-type="float" office:value="54.3380475620001">
                <text:p>54.3380475620001</text:p>
              </table:table-cell>
              <table:table-cell office:value-type="float" office:value="69.254722966">
                <text:p>69.254722966</text:p>
              </table:table-cell>
              <table:table-cell office:value-type="float" office:value="84.94119052">
                <text:p>84.941190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19576936900005">
                <text:p>8.19576936900005</text:p>
              </table:table-cell>
              <table:table-cell office:value-type="float" office:value="23.224457148">
                <text:p>23.224457148</text:p>
              </table:table-cell>
              <table:table-cell office:value-type="float" office:value="38.570637301">
                <text:p>38.570637301</text:p>
              </table:table-cell>
              <table:table-cell office:value-type="float" office:value="57.97626153">
                <text:p>57.97626153</text:p>
              </table:table-cell>
              <table:table-cell office:value-type="float" office:value="74.05890006">
                <text:p>74.05890006</text:p>
              </table:table-cell>
              <table:table-cell office:value-type="float" office:value="91.004312568">
                <text:p>91.0043125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92777309800003">
                <text:p>7.92777309800003</text:p>
              </table:table-cell>
              <table:table-cell office:value-type="float" office:value="23.281815745">
                <text:p>23.281815745</text:p>
              </table:table-cell>
              <table:table-cell office:value-type="float" office:value="38.660854062">
                <text:p>38.660854062</text:p>
              </table:table-cell>
              <table:table-cell office:value-type="float" office:value="56.437654356">
                <text:p>56.437654356</text:p>
              </table:table-cell>
              <table:table-cell office:value-type="float" office:value="72.259307035">
                <text:p>72.259307035</text:p>
              </table:table-cell>
              <table:table-cell office:value-type="float" office:value="88.002722828">
                <text:p>88.0027228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11753239999997">
                <text:p>8.11753239999997</text:p>
              </table:table-cell>
              <table:table-cell office:value-type="float" office:value="23.443558746">
                <text:p>23.443558746</text:p>
              </table:table-cell>
              <table:table-cell office:value-type="float" office:value="38.83548026">
                <text:p>38.83548026</text:p>
              </table:table-cell>
              <table:table-cell office:value-type="float" office:value="56.180263864">
                <text:p>56.180263864</text:p>
              </table:table-cell>
              <table:table-cell office:value-type="float" office:value="70.19210755">
                <text:p>70.19210755</text:p>
              </table:table-cell>
              <table:table-cell office:value-type="float" office:value="85.613767724">
                <text:p>85.6137677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13560682699998">
                <text:p>8.13560682699998</text:p>
              </table:table-cell>
              <table:table-cell office:value-type="float" office:value="23.646845606">
                <text:p>23.646845606</text:p>
              </table:table-cell>
              <table:table-cell office:value-type="float" office:value="38.755899969">
                <text:p>38.755899969</text:p>
              </table:table-cell>
              <table:table-cell office:value-type="float" office:value="54.247927421">
                <text:p>54.247927421</text:p>
              </table:table-cell>
              <table:table-cell office:value-type="float" office:value="69.607755965">
                <text:p>69.607755965</text:p>
              </table:table-cell>
              <table:table-cell office:value-type="float" office:value="84.942957995">
                <text:p>84.9429579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07393254799995">
                <text:p>8.07393254799995</text:p>
              </table:table-cell>
              <table:table-cell office:value-type="float" office:value="23.300079857">
                <text:p>23.300079857</text:p>
              </table:table-cell>
              <table:table-cell office:value-type="float" office:value="38.7858214840001">
                <text:p>38.7858214840001</text:p>
              </table:table-cell>
              <table:table-cell office:value-type="float" office:value="54.177857236">
                <text:p>54.177857236</text:p>
              </table:table-cell>
              <table:table-cell office:value-type="float" office:value="69.988071758">
                <text:p>69.988071758</text:p>
              </table:table-cell>
              <table:table-cell office:value-type="float" office:value="84.913245342">
                <text:p>84.9132453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07392161399999">
                <text:p>8.07392161399999</text:p>
              </table:table-cell>
              <table:table-cell office:value-type="float" office:value="24.217165311">
                <text:p>24.217165311</text:p>
              </table:table-cell>
              <table:table-cell office:value-type="float" office:value="42.651997589">
                <text:p>42.651997589</text:p>
              </table:table-cell>
              <table:table-cell office:value-type="float" office:value="53.923805598">
                <text:p>53.923805598</text:p>
              </table:table-cell>
              <table:table-cell office:value-type="float" office:value="75.591837901">
                <text:p>75.591837901</text:p>
              </table:table-cell>
              <table:table-cell office:value-type="float" office:value="91.9154964">
                <text:p>91.9154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16809855900001">
                <text:p>8.16809855900001</text:p>
              </table:table-cell>
              <table:table-cell office:value-type="float" office:value="23.530615559">
                <text:p>23.530615559</text:p>
              </table:table-cell>
              <table:table-cell office:value-type="float" office:value="39.909584957">
                <text:p>39.909584957</text:p>
              </table:table-cell>
              <table:table-cell office:value-type="float" office:value="54.235578648">
                <text:p>54.235578648</text:p>
              </table:table-cell>
              <table:table-cell office:value-type="float" office:value="72.733792309">
                <text:p>72.733792309</text:p>
              </table:table-cell>
              <table:table-cell office:value-type="float" office:value="88.590089737">
                <text:p>88.5900897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07844925999997">
                <text:p>8.07844925999997</text:p>
              </table:table-cell>
              <table:table-cell office:value-type="float" office:value="23.533840904">
                <text:p>23.533840904</text:p>
              </table:table-cell>
              <table:table-cell office:value-type="float" office:value="40.472122323">
                <text:p>40.472122323</text:p>
              </table:table-cell>
              <table:table-cell office:value-type="float" office:value="54.064642471">
                <text:p>54.064642471</text:p>
              </table:table-cell>
              <table:table-cell office:value-type="float" office:value="70.367750081">
                <text:p>70.367750081</text:p>
              </table:table-cell>
              <table:table-cell office:value-type="float" office:value="85.815137349">
                <text:p>85.8151373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18984245500004">
                <text:p>8.18984245500004</text:p>
              </table:table-cell>
              <table:table-cell office:value-type="float" office:value="23.56304851">
                <text:p>23.56304851</text:p>
              </table:table-cell>
              <table:table-cell office:value-type="float" office:value="39.500808478">
                <text:p>39.500808478</text:p>
              </table:table-cell>
              <table:table-cell office:value-type="float" office:value="54.094584881">
                <text:p>54.094584881</text:p>
              </table:table-cell>
              <table:table-cell office:value-type="float" office:value="69.880316603">
                <text:p>69.880316603</text:p>
              </table:table-cell>
              <table:table-cell office:value-type="float" office:value="84.623776832">
                <text:p>84.6237768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19035162999999">
                <text:p>8.19035162999999</text:p>
              </table:table-cell>
              <table:table-cell office:value-type="float" office:value="23.759508711">
                <text:p>23.759508711</text:p>
              </table:table-cell>
              <table:table-cell office:value-type="float" office:value="39.034887961">
                <text:p>39.034887961</text:p>
              </table:table-cell>
              <table:table-cell office:value-type="float" office:value="54.374745572">
                <text:p>54.374745572</text:p>
              </table:table-cell>
              <table:table-cell office:value-type="float" office:value="69.667869927">
                <text:p>69.667869927</text:p>
              </table:table-cell>
              <table:table-cell office:value-type="float" office:value="84.778832245">
                <text:p>84.7788322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